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"/>
  <manifest:file-entry manifest:full-path="ObjectReplacements/Object 12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/>
    <style:font-face style:name="OpenSymbol3" svg:font-family="OpenSymbol" style:font-adornments="Oblique"/>
    <style:font-face style:name="Symbol" svg:font-family="Symbol" style:font-adornments="Oblique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6" svg:font-family="'Bitstream Vera Sans'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2.708cm" style:rel-column-width="19390*"/>
    </style:style>
    <style:style style:name="Tableau1.B" style:family="table-column">
      <style:table-column-properties style:column-width="3.794cm" style:rel-column-width="27171*"/>
    </style:style>
    <style:style style:name="Tableau1.C" style:family="table-column">
      <style:table-column-properties style:column-width="2.649cm" style:rel-column-width="18974*"/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7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1.139cm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8" style:family="table-row">
      <style:table-row-properties style:row-height="1.102cm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38e5c9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réponse_20_élève">
      <style:text-properties officeooo:paragraph-rsid="002bd104"/>
    </style:style>
    <style:style style:name="P28" style:family="paragraph" style:parent-style-name="_5f_Paragraphe_20_livret_20_réponse_20_élève">
      <style:text-properties officeooo:paragraph-rsid="006d0a28"/>
    </style:style>
    <style:style style:name="P29" style:family="paragraph" style:parent-style-name="_5f_Paragraphe_20_livret_20_">
      <style:text-properties officeooo:paragraph-rsid="0038e5c9"/>
    </style:style>
    <style:style style:name="P30" style:family="paragraph" style:parent-style-name="_5f_Paragraphe_20_livret_20_">
      <style:text-properties officeooo:paragraph-rsid="00520e20"/>
    </style:style>
    <style:style style:name="P31" style:family="paragraph" style:parent-style-name="_5f_Paragraphe_20_livret_20_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32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officeooo:rsid="0028ba7a" officeooo:paragraph-rsid="0028ba7a"/>
    </style:style>
    <style:style style:name="P33" style:family="paragraph" style:parent-style-name="_5f_Paragraphe_20_livret_20_">
      <style:paragraph-properties fo:margin-top="0cm" fo:margin-bottom="0cm" style:contextual-spacing="false"/>
      <style:text-properties officeooo:paragraph-rsid="00520e20"/>
    </style:style>
    <style:style style:name="P34" style:family="paragraph" style:parent-style-name="_5f_Paragraphe_20_livret_20_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fo:font-weight="normal" officeooo:paragraph-rsid="0073ee12" fo:background-color="transparent" style:font-name-asian="OpenSymbol" style:font-style-asian="normal" style:font-name-complex="OpenSymbol" style:font-style-complex="normal"/>
    </style:style>
    <style:style style:name="P3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5" fo:font-size="10pt" officeooo:paragraph-rsid="00290c92" style:font-size-asian="10pt" style:font-size-complex="10pt"/>
    </style:style>
    <style:style style:name="P36" style:family="paragraph" style:parent-style-name="FILET_5f_POINTILLES">
      <style:paragraph-properties fo:margin-top="0cm" fo:margin-bottom="0cm" style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ba870"/>
    </style:style>
    <style:style style:name="P37" style:family="paragraph" style:parent-style-name="FILET_5f_POINTILLES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add15"/>
    </style:style>
    <style:style style:name="P38" style:family="paragraph" style:parent-style-name="FILET_5f_POINTILLES">
      <style:paragraph-properties fo:margin-top="0cm" fo:margin-bottom="0cm" style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75714f" fo:background-color="transparent" style:font-name-asian="OpenSymbol" style:font-style-asian="normal" style:font-name-complex="OpenSymbol" style:font-style-complex="normal"/>
    </style:style>
    <style:style style:name="P39" style:family="paragraph" style:parent-style-name="FILET_5f_POINTILLES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77f1a5" fo:background-color="transparent" style:font-name-asian="OpenSymbol" style:font-style-asian="normal" style:font-name-complex="OpenSymbol" style:font-style-complex="normal"/>
    </style:style>
    <style:style style:name="P40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6d0a28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/>
      <style:text-properties officeooo:rsid="0028ba7a" officeooo:paragraph-rsid="0070a414"/>
    </style:style>
    <style:style style:name="P42" style:family="paragraph" style:parent-style-name="_5f_Paragraphe_20_livret_20_">
      <style:paragraph-properties fo:margin-top="0cm" fo:margin-bottom="0.101cm" style:contextual-spacing="false"/>
      <style:text-properties officeooo:paragraph-rsid="0038e5c9"/>
    </style:style>
    <style:style style:name="P43" style:family="paragraph" style:parent-style-name="_5f_Paragraphe_20_livret_20_">
      <style:paragraph-properties fo:margin-top="0cm" fo:margin-bottom="0.101cm" style:contextual-spacing="false"/>
      <style:text-properties officeooo:paragraph-rsid="002bd104"/>
    </style:style>
    <style:style style:name="P44" style:family="paragraph" style:parent-style-name="Standard">
      <style:paragraph-properties fo:margin-top="0cm" fo:margin-bottom="0.199cm" style:contextual-spacing="false" fo:text-align="center" style:justify-single-word="false" style:shadow="none"/>
      <style:text-properties fo:color="#000000" loext:opacity="100%" style:font-name="Bitstream Vera Sans6" fo:font-size="10pt" fo:font-style="normal" fo:font-weight="bold" officeooo:paragraph-rsid="0038e5c9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5" style:family="paragraph" style:parent-style-name="Exo_5f_Num" style:list-style-name="Num_5f_Exo">
      <style:text-properties officeooo:paragraph-rsid="003d191d"/>
    </style:style>
    <style:style style:name="P46" style:family="paragraph" style:parent-style-name="Exo_5f_Num">
      <style:paragraph-properties fo:margin-top="0cm" fo:margin-bottom="0.101cm" style:contextual-spacing="false" fo:break-before="column"/>
    </style:style>
    <style:style style:name="P47" style:family="paragraph" style:parent-style-name="Exo_5f_Num" style:list-style-name="Num_5f_Exo">
      <style:paragraph-properties fo:margin-top="0cm" fo:margin-bottom="0.101cm" style:contextual-spacing="false"/>
      <style:text-properties officeooo:paragraph-rsid="005397a2"/>
    </style:style>
    <style:style style:name="P48" style:family="paragraph" style:parent-style-name="Exo_5f_Num" style:list-style-name="Num_5f_Exo">
      <style:paragraph-properties fo:margin-top="0cm" fo:margin-bottom="0.101cm" style:contextual-spacing="false"/>
      <style:text-properties officeooo:rsid="00576c1e" officeooo:paragraph-rsid="005a69d6"/>
    </style:style>
    <style:style style:name="P49" style:family="paragraph" style:parent-style-name="Exo_5f_Num">
      <style:paragraph-properties fo:margin-top="0.4cm" fo:margin-bottom="0.101cm" style:contextual-spacing="false"/>
      <style:text-properties officeooo:paragraph-rsid="006d0a28"/>
    </style:style>
    <style:style style:name="P50" style:family="paragraph" style:parent-style-name="Exo_5f_Num" style:list-style-name="Num_5f_Exo">
      <style:paragraph-properties fo:margin-top="0.4cm" fo:margin-bottom="0.101cm" style:contextual-spacing="false"/>
      <style:text-properties officeooo:paragraph-rsid="00520e20"/>
    </style:style>
    <style:style style:name="P51" style:family="paragraph" style:parent-style-name="Exo_5f_Num" style:list-style-name="Num_5f_Exo">
      <style:paragraph-properties fo:margin-top="0.4cm" fo:margin-bottom="0.101cm" style:contextual-spacing="false"/>
      <style:text-properties officeooo:paragraph-rsid="005397a2"/>
    </style:style>
    <style:style style:name="P52" style:family="paragraph" style:parent-style-name="Exo_5f_Num">
      <style:paragraph-properties fo:margin-top="0.4cm" fo:margin-bottom="0.101cm" style:contextual-spacing="false"/>
      <style:text-properties officeooo:paragraph-rsid="005249d3"/>
    </style:style>
    <style:style style:name="P53" style:family="paragraph" style:parent-style-name="Exo_5f_Num" style:list-style-name="">
      <style:paragraph-properties fo:margin-top="0.4cm" fo:margin-bottom="0.101cm" style:contextual-spacing="false"/>
      <style:text-properties officeooo:paragraph-rsid="005249d3"/>
    </style:style>
    <style:style style:name="P54" style:family="paragraph" style:parent-style-name="Exo_5f_Num" style:list-style-name="">
      <style:paragraph-properties fo:margin-top="0.15cm" fo:margin-bottom="0.101cm" style:contextual-spacing="false"/>
      <style:text-properties officeooo:paragraph-rsid="00520e20"/>
    </style:style>
    <style:style style:name="P55" style:family="paragraph" style:parent-style-name="Exo_5f_Num">
      <style:paragraph-properties fo:margin-top="0.54cm" fo:margin-bottom="0.101cm" style:contextual-spacing="false"/>
      <style:text-properties officeooo:paragraph-rsid="0073ee12"/>
    </style:style>
    <style:style style:name="P56" style:family="paragraph" style:parent-style-name="Exo_5f_Num">
      <style:paragraph-properties fo:margin-top="0.101cm" fo:margin-bottom="0.101cm" style:contextual-spacing="false"/>
      <style:text-properties officeooo:paragraph-rsid="005249d3"/>
    </style:style>
    <style:style style:name="P57" style:family="paragraph" style:parent-style-name="Exo_5f_Num" style:list-style-name="">
      <style:paragraph-properties fo:margin-top="0.101cm" fo:margin-bottom="0.101cm" style:contextual-spacing="false"/>
      <style:text-properties officeooo:paragraph-rsid="005249d3"/>
    </style:style>
    <style:style style:name="P58" style:family="paragraph" style:parent-style-name="Exo_5f_Num" style:list-style-name="">
      <style:paragraph-properties fo:margin-top="0.101cm" fo:margin-bottom="0.101cm" style:contextual-spacing="false"/>
      <style:text-properties officeooo:paragraph-rsid="0058281a"/>
    </style:style>
    <style:style style:name="P59" style:family="paragraph" style:parent-style-name="Exo_5f_Num" style:list-style-name="Num_5f_Exo">
      <style:paragraph-properties fo:margin-top="0.101cm" fo:margin-bottom="0.101cm" style:contextual-spacing="false"/>
      <style:text-properties officeooo:paragraph-rsid="005397a2"/>
    </style:style>
    <style:style style:name="P60" style:family="paragraph" style:parent-style-name="Exo_5f_Num" style:list-style-name="Num_5f_Exo">
      <style:paragraph-properties fo:margin-top="0.101cm" fo:margin-bottom="0.101cm" style:contextual-spacing="false"/>
      <style:text-properties officeooo:rsid="0058281a" officeooo:paragraph-rsid="006573ed"/>
    </style:style>
    <style:style style:name="P61" style:family="paragraph" style:parent-style-name="Exo_5f_Num" style:list-style-name="">
      <style:paragraph-properties fo:margin-top="0.101cm" fo:margin-bottom="0.101cm" style:contextual-spacing="false" fo:text-align="justify" style:justify-single-word="false"/>
      <style:text-properties officeooo:paragraph-rsid="005fddb1"/>
    </style:style>
    <style:style style:name="P62" style:family="paragraph" style:parent-style-name="Exo_5f_Num" style:list-style-name="">
      <style:paragraph-properties fo:margin-top="0.101cm" fo:margin-bottom="0.101cm" style:contextual-spacing="false"/>
      <style:text-properties officeooo:rsid="00599a0b" officeooo:paragraph-rsid="00599a0b"/>
    </style:style>
    <style:style style:name="P63" style:family="paragraph" style:parent-style-name="Exo_5f_Num">
      <style:paragraph-properties fo:margin-top="0.101cm" fo:margin-bottom="0cm" style:contextual-spacing="false" fo:text-align="start" style:justify-single-word="false"/>
      <style:text-properties officeooo:paragraph-rsid="0058281a"/>
    </style:style>
    <style:style style:name="P64" style:family="paragraph" style:parent-style-name="Exo_5f_Num">
      <style:paragraph-properties fo:margin-top="0.6cm" fo:margin-bottom="0.101cm" style:contextual-spacing="false"/>
    </style:style>
    <style:style style:name="P65" style:family="paragraph" style:parent-style-name="Exo_5f_Num" style:list-style-name="Num_5f_Exo">
      <style:paragraph-properties fo:margin-top="0.6cm" fo:margin-bottom="0.101cm" style:contextual-spacing="false"/>
      <style:text-properties officeooo:paragraph-rsid="006573ed"/>
    </style:style>
    <style:style style:name="P66" style:family="paragraph" style:parent-style-name="Exo_5f_Num" style:list-style-name="Num_5f_Exo">
      <style:paragraph-properties fo:margin-top="0.7cm" fo:margin-bottom="0.101cm" style:contextual-spacing="false"/>
      <style:text-properties officeooo:rsid="00576c1e"/>
    </style:style>
    <style:style style:name="P67" style:family="paragraph" style:parent-style-name="Exo_5f_Num" style:list-style-name="Num_5f_Exo">
      <style:paragraph-properties fo:margin-top="0.67cm" fo:margin-bottom="0.101cm" style:contextual-spacing="false"/>
    </style:style>
    <style:style style:name="P68" style:family="paragraph" style:parent-style-name="Exo_5f_Num">
      <style:paragraph-properties fo:margin-top="0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fo:font-size="2pt" officeooo:paragraph-rsid="005da3e4" style:font-size-asian="1.75pt" style:font-size-complex="2pt"/>
    </style:style>
    <style:style style:name="P69" style:family="paragraph" style:parent-style-name="FILET_5f_POINTILLES" style:list-style-name="_5f_Numérotation_20_des_20_exercices_20_livrets">
      <style:paragraph-properties fo:margin-top="0.499cm" fo:margin-bottom="0cm" style:contextual-spacing="false"/>
      <style:text-properties officeooo:paragraph-rsid="0070a414"/>
    </style:style>
    <style:style style:name="P70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73fee7" fo:background-color="transparent" style:font-name-asian="OpenSymbol" style:font-style-asian="normal" style:font-name-complex="OpenSymbol" style:font-style-complex="normal"/>
    </style:style>
    <style:style style:name="P71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75714f" fo:background-color="transparent" style:font-name-asian="OpenSymbol" style:font-style-asian="normal" style:font-name-complex="OpenSymbol" style:font-style-complex="normal"/>
    </style:style>
    <style:style style:name="P72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7add15" fo:background-color="transparent" style:font-name-asian="OpenSymbol" style:font-style-asian="normal" style:font-name-complex="OpenSymbol" style:font-style-complex="normal"/>
    </style:style>
    <style:style style:name="P73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77f1a5" fo:background-color="transparent" style:font-name-asian="OpenSymbol" style:font-style-asian="normal" style:font-name-complex="OpenSymbol" style:font-style-complex="normal"/>
    </style:style>
    <style:style style:name="P74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ba870"/>
    </style:style>
    <style:style style:name="P75" style:family="paragraph" style:parent-style-name="FILET_5f_POINTILLES" style:list-style-name="_5f_Numérotation_20_des_20_exercices_20_livrets">
      <style:paragraph-properties fo:margin-top="0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ba870"/>
    </style:style>
    <style:style style:name="P76" style:family="paragraph" style:parent-style-name="FILET_5f_POINTILLES" style:list-style-name="_5f_Numérotation_20_des_20_exercices_20_livrets">
      <style:paragraph-properties fo:margin-top="0.101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da3e4"/>
    </style:style>
    <style:style style:name="P77" style:family="paragraph" style:parent-style-name="FILET_5f_POINTILLES" style:list-style-name="_5f_Numérotation_20_des_20_exercices_20_livrets">
      <style:paragraph-properties fo:margin-top="0.3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da3e4"/>
    </style:style>
    <style:style style:name="P78" style:family="paragraph" style:parent-style-name="FILET_5f_POINTILLES" style:list-style-name="_5f_Numérotation_20_des_20_exercices_20_livrets">
      <style:paragraph-properties fo:margin-top="0.3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6cb80"/>
    </style:style>
    <style:style style:name="P79" style:family="paragraph" style:parent-style-name="FILET_5f_POINTILLES" style:list-style-name="_5f_Numérotation_20_des_20_exercices_20_livrets">
      <style:paragraph-properties fo:margin-top="0.199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f5701"/>
    </style:style>
    <style:style style:name="P80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rsid="004be285" officeooo:paragraph-rsid="005ed8da" style:font-size-asian="9pt" style:font-weight-asian="bold" style:font-size-complex="9pt" style:font-weight-complex="bold"/>
    </style:style>
    <style:style style:name="P81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rsid="004be285" officeooo:paragraph-rsid="0066cb80" style:font-size-asian="9pt" style:font-weight-asian="bold" style:font-size-complex="9pt" style:font-weight-complex="bold"/>
    </style:style>
    <style:style style:name="P82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officeooo:paragraph-rsid="005da3e4" style:font-size-asian="9pt" style:font-size-complex="9pt"/>
    </style:style>
    <style:style style:name="P83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officeooo:rsid="005f5701" officeooo:paragraph-rsid="005f5701" style:font-size-asian="9pt" style:font-size-complex="9pt"/>
    </style:style>
    <style:style style:name="P84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officeooo:paragraph-rsid="005da3e4" style:font-size-asian="9pt" style:font-size-complex="9pt"/>
    </style:style>
    <style:style style:name="P85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officeooo:rsid="0077f1a5" officeooo:paragraph-rsid="0077f1a5" style:font-size-asian="9pt" style:font-size-complex="9pt"/>
    </style:style>
    <style:style style:name="P86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9pt" officeooo:paragraph-rsid="0077f1a5" fo:background-color="#ffff00" style:font-size-asian="9pt" style:font-size-complex="9pt"/>
    </style:style>
    <style:style style:name="P87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9pt" officeooo:rsid="0077f1a5" officeooo:paragraph-rsid="0077f1a5" fo:background-color="#ffff00" style:font-size-asian="9pt" style:font-size-complex="9pt"/>
    </style:style>
    <style:style style:name="P88" style:family="paragraph" style:parent-style-name="_5f_Paragraphe_20_livret_20_" style:list-style-name="Num_5f_Exo">
      <style:text-properties officeooo:paragraph-rsid="00520e20"/>
    </style:style>
    <style:style style:name="P89" style:family="paragraph" style:parent-style-name="_5f_Paragraphe_20_livret_20_" style:list-style-name="Num_5f_Exo">
      <style:text-properties officeooo:paragraph-rsid="007add15"/>
    </style:style>
    <style:style style:name="P90" style:family="paragraph" style:parent-style-name="_5f_Paragraphe_20_livret_20_" style:list-style-name="liste_5f_abc">
      <style:paragraph-properties fo:margin-top="0.55cm" fo:margin-bottom="0.101cm" style:contextual-spacing="false"/>
      <style:text-properties officeooo:paragraph-rsid="007bd42f"/>
    </style:style>
    <style:style style:name="P91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28ba7a"/>
    </style:style>
    <style:style style:name="P92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93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c2b81"/>
    </style:style>
    <style:style style:name="P94" style:family="paragraph" style:parent-style-name="_5f_Paragraphe_20_livret_20_" style:list-style-name="Num_5f_Exo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5a69d6"/>
    </style:style>
    <style:style style:name="P95" style:family="paragraph" style:parent-style-name="_5f_Paragraphe_20_livret_20_" style:list-style-name="Num_5f_Exo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fo:font-weight="normal" officeooo:paragraph-rsid="0073ee12" fo:background-color="transparent" style:font-name-asian="OpenSymbol" style:font-style-asian="normal" style:font-name-complex="OpenSymbol" style:font-style-complex="normal"/>
    </style:style>
    <style:style style:name="P96" style:family="paragraph" style:parent-style-name="_5f_Paragraphe_20_livret_20_" style:list-style-name="liste_5f_abc">
      <style:paragraph-properties fo:margin-top="0.101cm" fo:margin-bottom="0.101cm" style:contextual-spacing="false"/>
      <style:text-properties officeooo:paragraph-rsid="0038e5c9"/>
    </style:style>
    <style:style style:name="P97" style:family="paragraph" style:parent-style-name="_5f_Paragraphe_20_livret_20_" style:list-style-name="Num_5f_Exo">
      <style:paragraph-properties fo:margin-top="0.199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a69d6"/>
    </style:style>
    <style:style style:name="P98" style:family="paragraph" style:parent-style-name="_5f_Paragraphe_20_livret_20_">
      <style:paragraph-properties fo:margin-top="0.6cm" fo:margin-bottom="0.101cm" style:contextual-spacing="false"/>
      <style:text-properties officeooo:paragraph-rsid="007bd42f"/>
    </style:style>
    <style:style style:name="P99" style:family="paragraph" style:parent-style-name="_5f_Paragraphe_20_livret_20_réponse_20_élève" style:list-style-name="liste_5f_abc">
      <style:paragraph-properties fo:line-height="100%"/>
      <style:text-properties officeooo:paragraph-rsid="002bd104"/>
    </style:style>
    <style:style style:name="P100" style:family="paragraph" style:parent-style-name="_5f_Paragraphe_20_livret_20_réponse_20_élève" style:list-style-name="_5f_Numérotation_20_des_20_exercices_20_livrets">
      <style:text-properties officeooo:paragraph-rsid="002bd104"/>
    </style:style>
    <style:style style:name="P101" style:family="paragraph" style:parent-style-name="_5f_Paragraphe_20_livret_20_réponse_20_élève" style:list-style-name="_5f_Numérotation_20_des_20_exercices_20_livrets">
      <style:text-properties officeooo:paragraph-rsid="006d0a28"/>
    </style:style>
    <style:style style:name="P102" style:family="paragraph" style:parent-style-name="_5f_Paragraphe_20_livret_20_réponse_20_élève" style:list-style-name="_5f_Numérotation_20_des_20_exercices_20_livrets">
      <style:paragraph-properties fo:margin-top="0.319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103" style:family="paragraph" style:parent-style-name="_5f_Paragraphe_20_livret_20_réponse_20_élève" style:list-style-name="liste_5f_abc">
      <style:paragraph-properties fo:margin-top="0.101cm" fo:margin-bottom="0cm" style:contextual-spacing="false"/>
      <style:text-properties officeooo:paragraph-rsid="002bd104"/>
    </style:style>
    <style:style style:name="P104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10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70a414"/>
    </style:style>
    <style:style style:name="P106" style:family="paragraph" style:parent-style-name="_5f_Paragraphe_20_livret_20_réponse_20_élève" style:list-style-name="liste_5f_abc">
      <style:paragraph-properties fo:margin-top="0.199cm" fo:margin-bottom="0cm" style:contextual-spacing="false" fo:line-height="100%">
        <style:tab-stops/>
      </style:paragraph-properties>
      <style:text-properties officeooo:paragraph-rsid="006d0a28"/>
    </style:style>
    <style:style style:name="P107" style:family="paragraph" style:parent-style-name="_5f_Paragraphe_20_énoncé_20_après_20_numéro" style:list-style-name="liste_5f_abc">
      <style:paragraph-properties fo:margin-top="0.499cm" fo:margin-bottom="0cm" style:contextual-spacing="false"/>
      <style:text-properties officeooo:paragraph-rsid="002a4664"/>
    </style:style>
    <style:style style:name="P108" style:family="paragraph" style:parent-style-name="_5f_Paragraphe_20_énoncé_20_après_20_numéro" style:list-style-name="liste_5f_abc">
      <style:paragraph-properties fo:margin-top="0.499cm" fo:margin-bottom="0cm" style:contextual-spacing="false"/>
      <style:text-properties officeooo:paragraph-rsid="007bd42f"/>
    </style:style>
    <style:style style:name="P109" style:family="paragraph" style:parent-style-name="_5f_Pied_20_de_20_page" style:list-style-name="">
      <style:paragraph-properties fo:text-align="end" style:justify-single-word="false"/>
    </style:style>
    <style:style style:name="P110" style:family="paragraph" style:parent-style-name="_5f_Pied_20_de_20_page">
      <style:paragraph-properties fo:text-align="end" style:justify-single-word="false"/>
    </style:style>
    <style:style style:name="P111" style:family="paragraph" style:parent-style-name="_5f_Pied_20_de_20_page" style:list-style-name=""/>
    <style:style style:name="P1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16" fo:break-before="auto" fo:break-after="auto" style:shadow="none"/>
      <style:text-properties style:font-name="Bitstream Vera Sans5" fo:font-size="10pt" fo:font-style="normal" fo:font-weight="bold" officeooo:rsid="00290c92" officeooo:paragraph-rsid="0038e5c9" style:font-size-asian="10pt" style:font-style-asian="normal" style:font-weight-asian="bold" style:font-size-complex="10pt" style:font-style-complex="normal" style:font-weight-complex="bold"/>
    </style:style>
    <style:style style:name="P11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margin-left="0cm" fo:margin-right="0cm" fo:margin-top="0cm" fo:margin-bottom="0cm" fo:line-height="100%" fo:text-indent="0cm" style:writing-mode="lr-tb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align="center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99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99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top="0cm" fo:margin-bottom="0.199cm"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35" style:family="paragraph">
      <style:paragraph-properties fo:text-align="center"/>
    </style:style>
    <style:style style:name="P1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8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zxx" fo:country="none" officeooo:rsid="0054f023" style:language-asian="zxx" style:country-asian="none"/>
    </style:style>
    <style:style style:name="T6" style:family="text">
      <style:text-properties fo:language="zxx" fo:country="none" officeooo:rsid="005249d3" style:language-asian="zxx" style:country-asian="none"/>
    </style:style>
    <style:style style:name="T7" style:family="text">
      <style:text-properties fo:text-transform="uppercase" fo:color="#808080" loext:opacity="100%" style:font-name="Bitstream Vera Sans" fo:font-size="9pt" officeooo:rsid="004e3ebc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063ac4b" fo:background-color="transparent" loext:char-shading-value="0"/>
    </style:style>
    <style:style style:name="T9" style:family="text">
      <style:text-properties officeooo:rsid="0063ac4b"/>
    </style:style>
    <style:style style:name="T10" style:family="text">
      <style:text-properties officeooo:rsid="002aae15"/>
    </style:style>
    <style:style style:name="T11" style:family="text">
      <style:text-properties style:font-name="Bitstream Vera Sans5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style:text-position="0% 100%" officeooo:rsid="00576c1e" style:font-name-asian="OpenSymbol" style:font-style-asian="normal" style:font-name-complex="OpenSymbol" style:font-style-complex="normal"/>
    </style:style>
    <style:style style:name="T13" style:family="text">
      <style:text-properties fo:color="#000000" loext:opacity="100%" style:text-position="0% 100%" officeooo:rsid="005ba870" style:font-name-asian="OpenSymbol" style:font-style-asian="normal" style:font-name-complex="OpenSymbol" style:font-style-complex="normal"/>
    </style:style>
    <style:style style:name="T14" style:family="text">
      <style:text-properties fo:color="#000000" loext:opacity="100%" style:text-position="0% 100%" style:font-name="Bitstream Vera Sans1" fo:font-size="10pt" fo:font-style="normal" officeooo:rsid="005ba870" fo:background-color="transparent" loext:char-shading-value="0" style:font-name-asian="OpenSymbol" style:font-style-asian="normal" style:font-name-complex="OpenSymbol" style:font-style-complex="normal"/>
    </style:style>
    <style:style style:name="T15" style:family="text">
      <style:text-properties fo:color="#000000" loext:opacity="100%" style:text-position="0% 100%" style:font-name="Bitstream Vera Sans1" fo:font-size="10pt" fo:font-style="normal" officeooo:rsid="005da3e4" fo:background-color="transparent" loext:char-shading-value="0" style:font-name-asian="OpenSymbol" style:font-style-asian="normal" style:font-name-complex="OpenSymbol" style:font-style-complex="normal"/>
    </style:style>
    <style:style style:name="T16" style:family="text">
      <style:text-properties fo:color="#000000" loext:opacity="100%" style:text-position="0% 100%" style:font-name="Bitstream Vera Sans1" fo:font-size="10pt" fo:font-style="normal" officeooo:rsid="0058281a" fo:background-color="transparent" loext:char-shading-value="0" style:font-name-asian="OpenSymbol" style:font-style-asian="normal" style:font-name-complex="OpenSymbol" style:font-style-complex="normal"/>
    </style:style>
    <style:style style:name="T17" style:family="text">
      <style:text-properties fo:color="#000000" loext:opacity="100%" style:text-position="0% 100%" style:font-name="Bitstream Vera Sans1" fo:font-size="10pt" fo:font-style="normal" officeooo:rsid="006b80e8" fo:background-color="transparent" loext:char-shading-value="0" style:font-name-asian="OpenSymbol" style:font-style-asian="normal" style:font-name-complex="OpenSymbol" style:font-style-complex="normal"/>
    </style:style>
    <style:style style:name="T18" style:family="text">
      <style:text-properties fo:color="#000000" loext:opacity="100%" style:text-position="0% 100%" style:font-name="Bitstream Vera Sans1" fo:font-size="10pt" fo:font-style="normal" fo:font-weight="normal" officeooo:rsid="0070a414" fo:background-color="#ffff00" loext:char-shading-value="0" style:font-name-asian="OpenSymbol" style:font-style-asian="normal" style:font-name-complex="OpenSymbol" style:font-style-complex="normal"/>
    </style:style>
    <style:style style:name="T19" style:family="text">
      <style:text-properties fo:color="#000000" loext:opacity="100%" style:text-position="0% 100%" style:font-name="Bitstream Vera Sans1" fo:font-size="10pt" fo:font-style="normal" officeooo:rsid="0070a414" fo:background-color="#ffff00" loext:char-shading-value="0" style:font-name-asian="OpenSymbol" style:font-style-asian="normal" style:font-name-complex="OpenSymbol" style:font-style-complex="normal"/>
    </style:style>
    <style:style style:name="T20" style:family="text">
      <style:text-properties fo:color="#000000" loext:opacity="100%" style:text-position="0% 100%" style:font-name="Bitstream Vera Sans1" fo:font-size="10pt" fo:font-style="normal" officeooo:rsid="007add15" fo:background-color="#ffff00" loext:char-shading-value="0" style:font-name-asian="OpenSymbol" style:font-style-asian="normal" style:font-name-complex="OpenSymbol" style:font-style-complex="normal"/>
    </style:style>
    <style:style style:name="T21" style:family="text">
      <style:text-properties fo:color="#000000" loext:opacity="100%" style:text-position="0% 100%" style:font-name="Bitstream Vera Sans1" fo:font-size="10pt" fo:font-style="italic" officeooo:rsid="007add15" fo:background-color="#ffff00" loext:char-shading-value="0" style:font-name-asian="OpenSymbol" style:font-style-asian="italic" style:font-name-complex="OpenSymbol" style:font-style-complex="italic"/>
    </style:style>
    <style:style style:name="T22" style:family="text">
      <style:text-properties fo:color="#000000" loext:opacity="100%" style:text-position="0% 100%" style:font-name="OpenSymbol2" fo:font-size="10pt" fo:font-style="normal" officeooo:rsid="004c26f5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3" style:family="text">
      <style:text-properties fo:color="#000000" loext:opacity="100%" style:text-position="0% 100%" style:font-name="Symbol" officeooo:rsid="007591c9" fo:background-color="#ffff00" loext:char-shading-value="0" style:font-name-asian="Symbol" style:font-style-asian="normal" style:font-name-complex="Symbol" style:font-style-complex="normal"/>
    </style:style>
    <style:style style:name="T24" style:family="text">
      <style:text-properties fo:color="#000000" loext:opacity="100%" style:text-position="0% 100%" officeooo:rsid="007591c9" fo:background-color="#ffff00" loext:char-shading-value="0" style:font-name-asian="OpenSymbol" style:font-style-asian="normal" style:font-name-complex="OpenSymbol" style:font-style-complex="normal"/>
    </style:style>
    <style:style style:name="T25" style:family="text">
      <style:text-properties fo:color="#000000" loext:opacity="100%" style:text-position="0% 100%" officeooo:rsid="0076b989" fo:background-color="#ffff00" loext:char-shading-value="0" style:font-name-asian="OpenSymbol" style:font-style-asian="normal" style:font-name-complex="OpenSymbol" style:font-style-complex="normal"/>
    </style:style>
    <style:style style:name="T26" style:family="text">
      <style:text-properties fo:color="#000000" loext:opacity="100%" style:text-position="0% 100%" officeooo:rsid="0077f1a5" fo:background-color="#ffff00" loext:char-shading-value="0" style:font-name-asian="OpenSymbol" style:font-style-asian="normal" style:font-name-complex="OpenSymbol" style:font-style-complex="normal"/>
    </style:style>
    <style:style style:name="T27" style:family="text">
      <style:text-properties fo:color="#000000" loext:opacity="100%" style:text-position="0% 100%" officeooo:rsid="007add15" fo:background-color="#ffff00" loext:char-shading-value="0" style:font-name-asian="OpenSymbol" style:font-style-asian="normal" style:font-name-complex="OpenSymbol" style:font-style-complex="normal"/>
    </style:style>
    <style:style style:name="T28" style:family="text">
      <style:text-properties fo:color="#000000" loext:opacity="100%" style:text-position="0% 100%" style:font-name="Atalante" officeooo:rsid="0076b989" fo:background-color="#ffff00" loext:char-shading-value="0" style:font-name-asian="OpenSymbol" style:font-style-asian="normal" style:font-name-complex="OpenSymbol" style:font-style-complex="normal"/>
    </style:style>
    <style:style style:name="T29" style:family="text">
      <style:text-properties fo:color="#000000" loext:opacity="100%" style:text-position="0% 100%" fo:font-style="italic" officeooo:rsid="007add15" fo:background-color="#ffff00" loext:char-shading-value="0" style:font-name-asian="OpenSymbol" style:font-style-asian="italic" style:font-name-complex="OpenSymbol" style:font-style-complex="italic"/>
    </style:style>
    <style:style style:name="T30" style:family="text">
      <style:text-properties fo:color="#000000" loext:opacity="100%" style:font-name="Bitstream Vera Sans1" fo:font-size="10pt" fo:font-style="normal" fo:font-weight="normal" officeooo:rsid="0051be4c"/>
    </style:style>
    <style:style style:name="T31" style:family="text">
      <style:text-properties fo:color="#000000" loext:opacity="100%" style:font-name="Bitstream Vera Sans1" fo:font-size="10pt" fo:font-style="normal" officeooo:rsid="0077f1a5" fo:background-color="#ffff00" loext:char-shading-value="0"/>
    </style:style>
    <style:style style:name="T32" style:family="text">
      <style:text-properties fo:color="#000000" loext:opacity="100%" style:font-name="Bitstream Vera Sans1" fo:background-color="#ffff00" loext:char-shading-value="0"/>
    </style:style>
    <style:style style:name="T33" style:family="text">
      <style:text-properties fo:color="#000000" loext:opacity="100%" style:font-name="Bitstream Vera Sans1" officeooo:rsid="005f5701" fo:background-color="#ffff00" loext:char-shading-value="0"/>
    </style:style>
    <style:style style:name="T34" style:family="text">
      <style:text-properties fo:color="#000000" loext:opacity="100%" officeooo:rsid="0073ee12" fo:background-color="#ffff00" loext:char-shading-value="0"/>
    </style:style>
    <style:style style:name="T35" style:family="text">
      <style:text-properties fo:color="#000000" loext:opacity="100%" officeooo:rsid="0073fee7" fo:background-color="#ffff00" loext:char-shading-value="0"/>
    </style:style>
    <style:style style:name="T36" style:family="text">
      <style:text-properties fo:color="#000000" loext:opacity="100%" officeooo:rsid="0075714f" fo:background-color="#ffff00" loext:char-shading-value="0"/>
    </style:style>
    <style:style style:name="T37" style:family="text">
      <style:text-properties fo:color="#000000" loext:opacity="100%" officeooo:rsid="0076b989" fo:background-color="#ffff00" loext:char-shading-value="0"/>
    </style:style>
    <style:style style:name="T38" style:family="text">
      <style:text-properties fo:color="#000000" loext:opacity="100%" officeooo:rsid="0077f1a5" fo:background-color="#ffff00" loext:char-shading-value="0"/>
    </style:style>
    <style:style style:name="T39" style:family="text">
      <style:text-properties fo:color="#000000" loext:opacity="100%" officeooo:rsid="007add15" fo:background-color="#ffff00" loext:char-shading-value="0"/>
    </style:style>
    <style:style style:name="T40" style:family="text">
      <style:text-properties fo:color="#000000" loext:opacity="100%" style:font-name="Symbol" officeooo:rsid="0073fee7" fo:background-color="#ffff00" loext:char-shading-value="0" style:font-name-asian="Symbol" style:font-name-complex="Symbol"/>
    </style:style>
    <style:style style:name="T41" style:family="text">
      <style:text-properties fo:color="#000000" loext:opacity="100%" style:font-name="Symbol" officeooo:rsid="007591c9" fo:background-color="#ffff00" loext:char-shading-value="0" style:font-name-asian="Symbol" style:font-name-complex="Symbol"/>
    </style:style>
    <style:style style:name="T42" style:family="text">
      <style:text-properties fo:color="#000000" loext:opacity="100%" style:font-name="Atalante" officeooo:rsid="0076b989" fo:background-color="#ffff00" loext:char-shading-value="0"/>
    </style:style>
    <style:style style:name="T43" style:family="text">
      <style:text-properties fo:color="#000000" loext:opacity="100%" style:text-position="sub 58%" officeooo:rsid="0076b989" fo:background-color="#ffff00" loext:char-shading-value="0"/>
    </style:style>
    <style:style style:name="T44" style:family="text">
      <style:text-properties fo:color="#000000" loext:opacity="100%" style:font-name="OpenSymbol3" officeooo:rsid="0077f1a5" fo:background-color="#ffff00" loext:char-shading-value="0" style:font-name-asian="OpenSymbol3" style:font-name-complex="OpenSymbol3"/>
    </style:style>
    <style:style style:name="T45" style:family="text">
      <style:text-properties officeooo:rsid="0028ba7a"/>
    </style:style>
    <style:style style:name="T46" style:family="text">
      <style:text-properties officeooo:rsid="002bd104"/>
    </style:style>
    <style:style style:name="T47" style:family="text">
      <style:text-properties style:use-window-font-color="true" loext:opacity="0%" officeooo:rsid="002bd104"/>
    </style:style>
    <style:style style:name="T48" style:family="text">
      <style:text-properties style:use-window-font-color="true" loext:opacity="0%" style:text-position="0% 100%" officeooo:rsid="002bd104" style:font-name-asian="OpenSymbol" style:font-style-asian="normal" style:font-name-complex="OpenSymbol" style:font-style-complex="normal"/>
    </style:style>
    <style:style style:name="T49" style:family="text">
      <style:text-properties style:use-window-font-color="true" loext:opacity="0%" style:text-position="0% 100%" officeooo:rsid="004a0bca" style:font-name-asian="OpenSymbol" style:font-style-asian="normal" style:font-name-complex="OpenSymbol" style:font-style-complex="normal"/>
    </style:style>
    <style:style style:name="T50" style:family="text">
      <style:text-properties style:use-window-font-color="true" loext:opacity="0%" style:text-position="0% 100%" officeooo:rsid="003d4ba1" fo:background-color="#ffff00" loext:char-shading-value="0" style:font-name-asian="OpenSymbol" style:font-style-asian="normal" style:font-name-complex="OpenSymbol" style:font-style-complex="normal"/>
    </style:style>
    <style:style style:name="T51" style:family="text">
      <style:text-properties style:use-window-font-color="true" loext:opacity="0%" style:text-position="0% 100%" officeooo:rsid="003e044c" fo:background-color="#ffff00" loext:char-shading-value="0" style:font-name-asian="OpenSymbol" style:font-style-asian="normal" style:font-name-complex="OpenSymbol" style:font-style-complex="normal"/>
    </style:style>
    <style:style style:name="T52" style:family="text">
      <style:text-properties style:use-window-font-color="true" loext:opacity="0%" style:text-position="0% 100%" officeooo:rsid="0070a414" fo:background-color="#ffff00" loext:char-shading-value="0" style:font-name-asian="OpenSymbol" style:font-style-asian="normal" style:font-name-complex="OpenSymbol" style:font-style-complex="normal"/>
    </style:style>
    <style:style style:name="T53" style:family="text">
      <style:text-properties style:use-window-font-color="true" loext:opacity="0%" officeooo:rsid="004a0bca"/>
    </style:style>
    <style:style style:name="T54" style:family="text">
      <style:text-properties style:use-window-font-color="true" loext:opacity="0%" style:font-name="Bitstream Vera Sans" fo:font-size="10pt" fo:font-weight="normal" officeooo:rsid="00576c1e" style:font-size-asian="10.5pt"/>
    </style:style>
    <style:style style:name="T55" style:family="text">
      <style:text-properties style:use-window-font-color="true" loext:opacity="0%" style:font-name="Bitstream Vera Sans" fo:font-size="10pt" fo:font-weight="normal" officeooo:rsid="0058281a" style:font-size-asian="10.5pt"/>
    </style:style>
    <style:style style:name="T56" style:family="text">
      <style:text-properties style:use-window-font-color="true" loext:opacity="0%" style:font-name="Bitstream Vera Sans" fo:font-size="10pt" fo:font-weight="normal" officeooo:rsid="006a99a5" style:font-size-asian="10.5pt"/>
    </style:style>
    <style:style style:name="T57" style:family="text">
      <style:text-properties style:use-window-font-color="true" loext:opacity="0%" style:font-name="Bitstream Vera Sans" fo:font-size="10pt" fo:letter-spacing="-0.018cm" fo:font-weight="normal" officeooo:rsid="005fddb1" style:font-size-asian="10.5pt"/>
    </style:style>
    <style:style style:name="T58" style:family="text">
      <style:text-properties officeooo:rsid="002d7a00"/>
    </style:style>
    <style:style style:name="T59" style:family="text">
      <style:text-properties officeooo:rsid="0033148c"/>
    </style:style>
    <style:style style:name="T60" style:family="text">
      <style:text-properties style:font-size-complex="10pt"/>
    </style:style>
    <style:style style:name="T61" style:family="text">
      <style:text-properties style:text-position="0% 100%" officeooo:rsid="002bd104" style:font-name-asian="OpenSymbol" style:font-style-asian="normal" style:font-name-complex="OpenSymbol" style:font-style-complex="normal"/>
    </style:style>
    <style:style style:name="T62" style:family="text">
      <style:text-properties style:text-position="0% 100%" officeooo:rsid="005ba870" style:font-name-asian="OpenSymbol" style:font-style-asian="normal" style:font-name-complex="OpenSymbol" style:font-style-complex="normal"/>
    </style:style>
    <style:style style:name="T63" style:family="text">
      <style:text-properties officeooo:rsid="003d191d"/>
    </style:style>
    <style:style style:name="T64" style:family="text">
      <style:text-properties officeooo:rsid="003ef706"/>
    </style:style>
    <style:style style:name="T65" style:family="text">
      <style:text-properties officeooo:rsid="0048ee99"/>
    </style:style>
    <style:style style:name="T66" style:family="text">
      <style:text-properties officeooo:rsid="004a0bca"/>
    </style:style>
    <style:style style:name="T67" style:family="text">
      <style:text-properties fo:color="#c9211e" loext:opacity="100%" style:font-name="Bitstream Vera Sans1" fo:font-size="10pt" fo:font-style="normal" fo:font-weight="bold" officeooo:rsid="0051be4c" style:font-weight-asian="bold" style:font-weight-complex="bold"/>
    </style:style>
    <style:style style:name="T68" style:family="text">
      <style:text-properties fo:color="#c9211e" loext:opacity="100%" style:font-name="Bitstream Vera Sans1" fo:font-size="10pt" fo:font-style="normal" fo:font-weight="normal" officeooo:rsid="0051be4c" style:font-weight-asian="normal" style:font-weight-complex="normal"/>
    </style:style>
    <style:style style:name="T69" style:family="text">
      <style:text-properties fo:color="#c9211e" loext:opacity="100%" fo:font-weight="bold" style:font-weight-asian="bold" style:font-weight-complex="bold"/>
    </style:style>
    <style:style style:name="T70" style:family="text">
      <style:text-properties fo:color="#c9211e" loext:opacity="100%" fo:font-weight="bold" officeooo:rsid="0051be4c" style:font-weight-asian="bold" style:font-weight-complex="bold"/>
    </style:style>
    <style:style style:name="T71" style:family="text">
      <style:text-properties fo:color="#c9211e" loext:opacity="100%" fo:font-weight="bold" officeooo:rsid="00520e20" style:font-weight-asian="bold" style:font-weight-complex="bold"/>
    </style:style>
    <style:style style:name="T72" style:family="text">
      <style:text-properties fo:color="#c9211e" loext:opacity="100%" fo:font-weight="bold" officeooo:rsid="005249d3" style:font-weight-asian="bold" style:font-weight-complex="bold"/>
    </style:style>
    <style:style style:name="T73" style:family="text">
      <style:text-properties fo:color="#c9211e" loext:opacity="100%" fo:font-weight="bold" officeooo:rsid="005397a2" style:font-weight-asian="bold" style:font-weight-complex="bold"/>
    </style:style>
    <style:style style:name="T74" style:family="text">
      <style:text-properties fo:color="#c9211e" loext:opacity="100%" fo:font-weight="bold" officeooo:rsid="00599a0b" style:font-weight-asian="bold" style:font-weight-complex="bold"/>
    </style:style>
    <style:style style:name="T75" style:family="text">
      <style:text-properties fo:color="#c9211e" loext:opacity="100%" style:text-position="0% 100%" fo:font-weight="bold" officeooo:rsid="00576c1e" style:font-name-asian="OpenSymbol" style:font-style-asian="normal" style:font-weight-asian="bold" style:font-name-complex="OpenSymbol" style:font-style-complex="normal" style:font-weight-complex="bold"/>
    </style:style>
    <style:style style:name="T76" style:family="text">
      <style:text-properties fo:color="#c9211e" loext:opacity="100%" style:text-position="0% 100%" style:font-name="Bitstream Vera Sans1" fo:font-size="10pt" fo:font-style="normal" fo:font-weight="bold" officeooo:rsid="005ba870" fo:background-color="transparent" loext:char-shading-value="0" style:font-name-asian="OpenSymbol" style:font-style-asian="normal" style:font-weight-asian="bold" style:font-name-complex="OpenSymbol" style:font-style-complex="normal" style:font-weight-complex="bold"/>
    </style:style>
    <style:style style:name="T77" style:family="text">
      <style:text-properties fo:color="#c9211e" loext:opacity="100%" style:text-position="0% 100%" style:font-name="Bitstream Vera Sans1" fo:font-size="10pt" fo:font-style="normal" fo:font-weight="bold" officeooo:rsid="005da3e4" fo:background-color="transparent" loext:char-shading-value="0" style:font-name-asian="OpenSymbol" style:font-style-asian="normal" style:font-weight-asian="bold" style:font-name-complex="OpenSymbol" style:font-style-complex="normal" style:font-weight-complex="bold"/>
    </style:style>
    <style:style style:name="T78" style:family="text">
      <style:text-properties fo:color="#c9211e" loext:opacity="100%" style:text-position="0% 100%" style:font-name="Bitstream Vera Sans1" fo:font-size="10pt" fo:font-style="normal" fo:font-weight="bold" officeooo:rsid="005f5701" fo:background-color="transparent" loext:char-shading-value="0" style:font-name-asian="OpenSymbol" style:font-style-asian="normal" style:font-weight-asian="bold" style:font-name-complex="OpenSymbol" style:font-style-complex="normal" style:font-weight-complex="bold"/>
    </style:style>
    <style:style style:name="T79" style:family="text">
      <style:text-properties fo:color="#c9211e" loext:opacity="100%" fo:font-weight="normal" officeooo:rsid="0051be4c" style:font-weight-asian="normal" style:font-weight-complex="normal"/>
    </style:style>
    <style:style style:name="T80" style:family="text">
      <style:text-properties fo:color="#c9211e" loext:opacity="100%" fo:font-weight="normal" officeooo:rsid="00599a0b" style:font-weight-asian="normal" style:font-weight-complex="normal"/>
    </style:style>
    <style:style style:name="T81" style:family="text">
      <style:text-properties officeooo:rsid="00520e20"/>
    </style:style>
    <style:style style:name="T82" style:family="text">
      <style:text-properties officeooo:rsid="005249d3"/>
    </style:style>
    <style:style style:name="T83" style:family="text">
      <style:text-properties officeooo:rsid="005397a2"/>
    </style:style>
    <style:style style:name="T84" style:family="text">
      <style:text-properties officeooo:rsid="00576c1e"/>
    </style:style>
    <style:style style:name="T85" style:family="text">
      <style:text-properties style:font-name="Bitstream Vera Sans1"/>
    </style:style>
    <style:style style:name="T86" style:family="text">
      <style:text-properties style:font-name="Bitstream Vera Sans1" fo:font-weight="bold" style:font-weight-asian="bold" style:font-weight-complex="bold"/>
    </style:style>
    <style:style style:name="T87" style:family="text">
      <style:text-properties style:font-name="Bitstream Vera Sans1" fo:font-weight="bold" officeooo:rsid="004be285" style:font-weight-asian="bold" style:font-weight-complex="bold"/>
    </style:style>
    <style:style style:name="T88" style:family="text">
      <style:text-properties style:font-name="Bitstream Vera Sans1" fo:font-weight="bold" officeooo:rsid="005ed8da" style:font-weight-asian="bold" style:font-weight-complex="bold"/>
    </style:style>
    <style:style style:name="T89" style:family="text">
      <style:text-properties style:font-name="Bitstream Vera Sans1" officeooo:rsid="005f5701"/>
    </style:style>
    <style:style style:name="T90" style:family="text">
      <style:text-properties style:font-name="Bitstream Vera Sans1" officeooo:rsid="0052bbbd"/>
    </style:style>
    <style:style style:name="T91" style:family="text">
      <style:text-properties officeooo:rsid="005ed8da"/>
    </style:style>
    <style:style style:name="T92" style:family="text">
      <style:text-properties officeooo:rsid="005f5701"/>
    </style:style>
    <style:style style:name="T93" style:family="text">
      <style:text-properties fo:letter-spacing="-0.004cm"/>
    </style:style>
    <style:style style:name="T94" style:family="text">
      <style:text-properties fo:letter-spacing="-0.004cm" officeooo:rsid="0032b005"/>
    </style:style>
    <style:style style:name="T95" style:family="text">
      <style:text-properties fo:letter-spacing="normal" style:text-underline-style="none" fo:font-weight="normal" style:font-weight-asian="normal" style:font-weight-complex="normal"/>
    </style:style>
    <style:style style:name="T96" style:family="text">
      <style:text-properties fo:letter-spacing="normal" style:text-underline-style="none" fo:font-weight="normal" officeooo:rsid="00072497" style:font-weight-asian="normal" style:font-weight-complex="normal"/>
    </style:style>
    <style:style style:name="T97" style:family="text">
      <style:text-properties fo:letter-spacing="normal" style:text-underline-style="none" fo:font-weight="normal" officeooo:rsid="00120845" style:font-weight-asian="normal" style:font-weight-complex="normal"/>
    </style:style>
    <style:style style:name="T98" style:family="text">
      <style:text-properties fo:letter-spacing="normal" officeooo:rsid="005397a2"/>
    </style:style>
    <style:style style:name="T99" style:family="text">
      <style:text-properties fo:letter-spacing="normal" officeooo:rsid="0058281a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5ed8da" style:font-weight-asian="normal" style:font-weight-complex="normal"/>
    </style:style>
    <style:style style:name="T102" style:family="text">
      <style:text-properties fo:letter-spacing="-0.018cm" officeooo:rsid="00599a0b"/>
    </style:style>
    <style:style style:name="T103" style:family="text">
      <style:text-properties officeooo:rsid="0077f1a5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Verdana" fo:font-size="8pt" fo:font-style="normal" fo:text-shadow="none" style:text-underline-style="none" fo:font-weight="normal" style:letter-kerning="true" style:font-name-asian="Verdana" style:font-size-asian="8pt" style:font-style-asian="normal" style:font-weight-asian="normal" style:font-name-complex="Verdana" style:font-size-complex="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3333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99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1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8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0" style:family="graphic" style:parent-style-name="_5f_Formule_5f_corrigée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Ultrafine_20_Dotted_20__28_var_29_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dash" draw:stroke-dash="Ultrafine_20_Dotted_20__28_var_29_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5cm" svg:stroke-color="#c9211e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41cm" fo:padding-bottom="0.141cm" fo:padding-left="0.266cm" fo:padding-right="0.266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5cm" svg:stroke-color="#c9211e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28cm" svg:stroke-color="#c9211e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Long_20_Dash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231cm" fo:min-width="0.25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916cm" fo:min-width="1.6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476cm" fo:min-width="0.639cm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3.002cm" fo:min-width="2.755cm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792cm" fo:min-width="0.54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995cm" fo:min-width="0.75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Fine_20_Dashed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951cm" fo:min-width="7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23cm" fo:min-width="0.72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048cm" fo:min-width="0cm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Dashed_20__28_var_29__20_6839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357cm" fo:min-width="7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75cm" fo:min-width="0.30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822cm" fo:min-width="1.125cm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Dashed_20__28_var_29__20_6840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Dashed_20__28_var_29__20_6841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dash" draw:stroke-dash="Dashed_20__28_var_29__20_6842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714cm" fo:min-width="0.965cm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22cm" fo:min-width="0.2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Fine_20_Dashed" svg:stroke-width="0.028cm" svg:stroke-color="#ff00c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0066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6cm" fo:min-width="0.22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cc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554cm" fo:min-width="1.34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dash" draw:stroke-dash="Fine_20_Dashed" svg:stroke-width="0.028cm" svg:stroke-color="#ff99ff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dash" draw:stroke-dash="Dashed_20__28_var_29__20_6832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28cm" fo:min-width="0.97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8cm" svg:stroke-color="#ff00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736cm" fo:min-width="3.97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dash" draw:stroke-dash="Dashed_20__28_var_29__20_6833" svg:stroke-width="0.028cm" svg:stroke-color="#ff00c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dash" draw:stroke-dash="Dashed_20__28_var_29__20_6834" svg:stroke-width="0.028cm" svg:stroke-color="#ff00c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Dashed_20__28_var_29__20_6835" svg:stroke-width="0.028cm" svg:stroke-color="#ff00c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dash" draw:stroke-dash="Dashed_20__28_var_29__20_6836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dash" draw:stroke-dash="Dashed_20__28_var_29__20_6837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dash" draw:stroke-dash="Dashed_20__28_var_29__20_6838" svg:stroke-width="0.028cm" svg:stroke-color="#ff00c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388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28cm" svg:stroke-color="#cc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ff00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23cm" fo:min-width="0.9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723cm" fo:min-width="3.9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solid" svg:stroke-width="0.019cm" svg:stroke-color="#666666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8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dash" draw:stroke-dash="Fine_20_Dashed" svg:stroke-width="0cm" svg:stroke-color="#ff00c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35cm" svg:stroke-color="#0099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0099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8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dash" draw:stroke-dash="Fine_20_Dashed" svg:stroke-width="0cm" svg:stroke-color="#007c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522cm" fo:min-width="0.6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46cm" fo:min-width="0.00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522cm" fo:min-width="0.67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18cm" fo:min-width="0.1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81" style:family="graphic">
      <style:graphic-properties draw:stroke="dash" draw:stroke-dash="Fine_20_Dashe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1"><draw:g text:anchor-type="paragraph" draw:z-index="25" draw:name="Forme5" draw:style-name="gr1"><draw:custom-shape draw:style-name="gr83" draw:text-style-name="P134" svg:width="3.964cm" svg:height="0.641cm" draw:transform="skewX (0.00279252680319092) rotate (0.0872664625997165) translate (-0.370416666666667cm -0.0934861111111111cm)"><text:p text:style-name="P133"><text:span text:style-name="T11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1"><draw:frame draw:style-name="fr1" draw:name="Cadre3" text:anchor-type="as-char" svg:width="9.135cm" draw:z-index="20"><draw:text-box fo:min-height="3.93cm"><text:section text:style-name="Sect1" text:name="Section4"><text:p text:style-name="P35"/><text:p text:style-name="P42"><text:span text:style-name="_5f_BVS"><text:span text:style-name="T96">Trace un </text:span></text:span><text:span text:style-name="_5f_BVS"><text:span text:style-name="T97">carré</text:span></text:span><text:span text:style-name="_5f_BVS"><text:span text:style-name="T96"> ABCD et place un point O à l’extérieur</text:span></text:span><text:span text:style-name="_5f_BVS"><text:span text:style-name="T95">. </text:span></text:span><text:span text:style-name="_5f_BVS"><text:span text:style-name="T96">Construis A’B’C’D’, image du quadrilatère ABCD par l’homothétie de centre O et de rapport </text:span></text:span><text:span text:style-name="_5f_opensymbol"><text:span text:style-name="T96">−</text:span></text:span><text:span text:style-name="_5f_BVS"><text:span text:style-name="T96">0,5.</text:span></text:span></text:p><text:p text:style-name="P29"><text:span text:style-name="Bold_5f_niv3"><text:span text:style-name="T60">Correction</text:span></text:span></text:p><text:p text:style-name="P44"><draw:g text:anchor-type="as-char" draw:z-index="26" draw:name="Forme12" draw:style-name="gr63"><draw:frame draw:style-name="gr79" draw:text-style-name="P132" svg:width="0.548cm" svg:height="0.625cm" svg:x="0cm" svg:y="0.009cm"><draw:text-box><text:p text:style-name="P115"><text:span text:style-name="T115">A</text:span></text:p></draw:text-box></draw:frame><draw:frame draw:style-name="gr79" draw:text-style-name="P132" svg:width="0.548cm" svg:height="0.625cm" svg:x="0cm" svg:y="2.683cm"><draw:text-box><text:p text:style-name="P115"><text:span text:style-name="T115">D</text:span></text:p></draw:text-box></draw:frame><draw:frame draw:style-name="gr79" draw:text-style-name="P132" svg:width="0.546cm" svg:height="0.625cm" svg:x="2.649cm" svg:y="2.683cm"><draw:text-box><text:p text:style-name="P115"><text:span text:style-name="T115">C</text:span></text:p></draw:text-box></draw:frame><draw:frame draw:style-name="gr79" draw:text-style-name="P132" svg:width="0.544cm" svg:height="0.625cm" svg:x="2.716cm" svg:y="0cm"><draw:text-box><text:p text:style-name="P115"><text:span text:style-name="T115">B</text:span></text:p></draw:text-box></draw:frame><draw:g draw:style-name="gr2"><draw:rect draw:style-name="gr80" draw:text-style-name="P122" svg:width="2.304cm" svg:height="2.333cm" svg:x="0.545cm" svg:y="0.46cm"><text:p/></draw:rect><draw:rect draw:style-name="gr80" draw:text-style-name="P122" svg:width="1.153cm" svg:height="1.168cm" svg:x="5.151cm" svg:y="1.042cm"><text:p/></draw:rect><draw:line draw:style-name="gr81" draw:text-style-name="P122" svg:x1="0.545cm" svg:y1="0.459cm" svg:x2="6.302cm" svg:y2="2.208cm"><text:p/></draw:line><draw:line draw:style-name="gr81" draw:text-style-name="P122" svg:x1="2.847cm" svg:y1="2.79cm" svg:x2="5.15cm" svg:y2="1.041cm"><text:p/></draw:line><draw:line draw:style-name="gr81" draw:text-style-name="P122" svg:x1="0.545cm" svg:y1="2.79cm" svg:x2="6.302cm" svg:y2="1.041cm"><text:p/></draw:line><draw:line draw:style-name="gr81" draw:text-style-name="P122" svg:x1="2.847cm" svg:y1="0.459cm" svg:x2="5.15cm" svg:y2="2.208cm"><text:p/></draw:line></draw:g><draw:frame draw:style-name="gr79" draw:text-style-name="P132" svg:width="0.879cm" svg:height="0.625cm" svg:x="6.011cm" svg:y="0.517cm"><draw:text-box><text:p text:style-name="P115"><text:span text:style-name="T115">D'</text:span></text:p></draw:text-box></draw:frame><draw:frame draw:style-name="gr82" draw:text-style-name="P132" svg:width="0.881cm" svg:height="0.997cm" svg:x="4.757cm" svg:y="2.133cm"><draw:text-box><text:p text:style-name="P115"><text:span text:style-name="T116">B'</text:span></text:p></draw:text-box></draw:frame><draw:frame draw:style-name="gr82" draw:text-style-name="P132" svg:width="0.904cm" svg:height="0.997cm" svg:x="4.748cm" svg:y="0.517cm"><draw:text-box><text:p text:style-name="P115"><text:span text:style-name="T116">C'</text:span></text:p></draw:text-box></draw:frame><draw:frame draw:style-name="gr79" draw:text-style-name="P132" svg:width="0.849cm" svg:height="0.625cm" svg:x="6.031cm" svg:y="2.104cm"><draw:text-box><text:p text:style-name="P115"><text:span text:style-name="T115">A'</text:span></text:p></draw:text-box></draw:frame><draw:frame draw:style-name="gr79" draw:text-style-name="P132" svg:width="0.548cm" svg:height="0.625cm" svg:x="4.124cm" svg:y="1.005cm"><draw:text-box><text:p text:style-name="P115"><text:span text:style-name="T115">O</text:span></text:p></draw:text-box></draw:frame><draw:frame draw:style-name="gr79" draw:text-style-name="P132" svg:width="2.209cm" svg:height="0.625cm" svg:x="4.195cm" svg:y="2.679cm"><draw:text-box><text:p text:style-name="P115"><text:span text:style-name="T115">OB =2 OB</text:span><text:span text:style-name="T116">'</text:span></text:p></draw:text-box></draw:frame></draw:g></text:p></text:section></draw:text-box></draw:frame></text:span></text:span></text:h>
      <text:list xml:id="list2354644022" text:style-name="Num_5f_Exo">
        <text:list-item>
          <text:h text:style-name="P45" text:outline-level="1"> Dans chacun des cas suivants, <text:span text:style-name="T56">dis</text:span> <text:span text:style-name="T63">si</text:span> A’B’C’ est l’image du triangle ABC par une homothétie de centre O. </text:h>
        </text:list-item>
      </text:list>
      <text:list xml:id="list2350808663" text:style-name="liste_5f_abc">
        <text:list-item>
          <text:p text:style-name="P107"><draw:g text:anchor-type="paragraph" draw:z-index="27" draw:name="Forme1_0" draw:style-name="gr1"><draw:g draw:style-name="gr2"><draw:g draw:style-name="gr2"><draw:custom-shape draw:style-name="gr75" draw:text-style-name="P122" svg:width="2.4cm" svg:height="2.401cm" svg:x="1.242cm" svg:y="1.20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4" draw:text-style-name="P128" svg:width="0.699cm" svg:height="0.678cm" svg:x="2.091cm" svg:y="0.517cm"><draw:text-box><text:p text:style-name="P127"><text:span text:style-name="T105">A</text:span></text:p></draw:text-box></draw:frame><draw:frame draw:style-name="gr64" draw:text-style-name="P128" svg:width="0.701cm" svg:height="0.678cm" svg:x="0.542cm" svg:y="3.599cm"><draw:text-box><text:p text:style-name="P127"><text:span text:style-name="T105">B</text:span></text:p></draw:text-box></draw:frame><draw:frame draw:style-name="gr64" draw:text-style-name="P128" svg:width="0.701cm" svg:height="0.678cm" svg:x="3.641cm" svg:y="3.599cm"><draw:text-box><text:p text:style-name="P127"><text:span text:style-name="T105">C</text:span></text:p></draw:text-box></draw:frame></draw:g><draw:g draw:style-name="gr2"><draw:line draw:style-name="gr23" draw:text-style-name="P122" svg:x1="7.121cm" svg:y1="2.269cm" svg:x2="6.821cm" svg:y2="1.969cm"><text:p/></draw:line><draw:line draw:style-name="gr23" draw:text-style-name="P122" svg:x1="6.821cm" svg:y1="2.269cm" svg:x2="7.121cm" svg:y2="1.969cm"><text:p/></draw:line></draw:g><draw:frame draw:style-name="gr64" draw:text-style-name="P128" svg:width="0.701cm" svg:height="0.678cm" svg:x="6.742cm" svg:y="1.297cm"><draw:text-box><text:p text:style-name="P127"><text:span text:style-name="T105">O</text:span></text:p></draw:text-box></draw:frame><draw:custom-shape draw:style-name="gr78" draw:text-style-name="P122" svg:width="1.385cm" svg:height="1.191cm" svg:x="4.551cm" svg:y="1.76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8" draw:text-style-name="P128" svg:width="0.907cm" svg:height="1.077cm" svg:x="5.035cm" svg:y="1.059cm"><draw:text-box><text:p text:style-name="P127"><text:span text:style-name="T105">A'</text:span></text:p></draw:text-box></draw:frame><draw:frame draw:style-name="gr68" draw:text-style-name="P128" svg:width="1.001cm" svg:height="1.077cm" svg:x="3.902cm" svg:y="2.65cm"><draw:text-box><text:p text:style-name="P127"><text:span text:style-name="T105">B'</text:span></text:p></draw:text-box></draw:frame><draw:frame draw:style-name="gr68" draw:text-style-name="P128" svg:width="0.907cm" svg:height="1.077cm" svg:x="5.744cm" svg:y="2.586cm"><draw:text-box><text:p text:style-name="P127"><text:span text:style-name="T105">C'</text:span></text:p></draw:text-box></draw:frame></draw:g><draw:line draw:style-name="gr74" draw:text-style-name="P119" svg:x1="2.384cm" svg:y1="1.177cm" svg:x2="6.97cm" svg:y2="2.147cm"><text:p/></draw:line><draw:line draw:style-name="gr74" draw:text-style-name="P119" svg:x1="1.226cm" svg:y1="3.591cm" svg:x2="6.973cm" svg:y2="2.15cm"><text:p/></draw:line><draw:line draw:style-name="gr74" draw:text-style-name="P119" svg:x1="3.653cm" svg:y1="3.604cm" svg:x2="6.975cm" svg:y2="2.15cm"><text:p/></draw:line></draw:g></text:p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3172602756" text:style-name="_5f_Numérotation_20_des_20_exercices_20_livrets">
        <text:list-header>
          <text:p text:style-name="P69"><text:span text:style-name="_5f_pointillés_20_gris"><text:span text:style-name="T50">Non car O, B, B’ et O, C, C’ ne sont pas alignés.</text:span></text:span></text:p>
        </text:list-header>
      </text:list>
      <text:list xml:id="list180644434638868" text:continue-list="list2350808663" text:style-name="liste_5f_abc">
        <text:list-item>
          <text:p text:style-name="P108"><draw:g text:anchor-type="paragraph" draw:z-index="28" draw:name="Forme2_0" draw:style-name="gr1"><draw:line draw:style-name="gr74" draw:text-style-name="P119" svg:x1="1.711cm" svg:y1="1.19cm" svg:x2="8.032cm" svg:y2="2.484cm"><text:p/></draw:line><draw:g draw:style-name="gr2"><draw:g draw:style-name="gr2"><draw:custom-shape draw:style-name="gr77" draw:text-style-name="P122" svg:width="2.401cm" svg:height="2.401cm" svg:x="0.497cm" svg:y="1.18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4" draw:text-style-name="P128" svg:width="0.699cm" svg:height="0.678cm" svg:x="1.346cm" svg:y="0.496cm"><draw:text-box><text:p text:style-name="P127"><text:span text:style-name="T105">A</text:span></text:p></draw:text-box></draw:frame><draw:frame draw:style-name="gr64" draw:text-style-name="P128" svg:width="0.701cm" svg:height="0.678cm" svg:x="-0.203cm" svg:y="3.578cm"><draw:text-box><text:p text:style-name="P127"><text:span text:style-name="T105">B</text:span></text:p></draw:text-box></draw:frame><draw:frame draw:style-name="gr64" draw:text-style-name="P128" svg:width="0.701cm" svg:height="0.678cm" svg:x="2.896cm" svg:y="3.578cm"><draw:text-box><text:p text:style-name="P127"><text:span text:style-name="T105">C</text:span></text:p></draw:text-box></draw:frame></draw:g><draw:g draw:style-name="gr2"><draw:line draw:style-name="gr23" draw:text-style-name="P122" svg:x1="6.375cm" svg:y1="2.252cm" svg:x2="6.075cm" svg:y2="1.952cm"><text:p/></draw:line><draw:line draw:style-name="gr23" draw:text-style-name="P122" svg:x1="6.075cm" svg:y1="2.252cm" svg:x2="6.375cm" svg:y2="1.952cm"><text:p/></draw:line></draw:g><draw:frame draw:style-name="gr64" draw:text-style-name="P128" svg:width="0.701cm" svg:height="0.678cm" svg:x="5.997cm" svg:y="1.277cm"><draw:text-box><text:p text:style-name="P127"><text:span text:style-name="T105">O</text:span></text:p></draw:text-box></draw:frame><draw:g draw:style-name="gr2"><draw:custom-shape draw:style-name="gr78" draw:text-style-name="P122" svg:width="1.385cm" svg:height="1.191cm" svg:x="7.345cm" svg:y="2.48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8" draw:text-style-name="P128" svg:width="0.907cm" svg:height="1.077cm" svg:x="7.83cm" svg:y="1.777cm"><draw:text-box><text:p text:style-name="P127"><text:span text:style-name="T105">A'</text:span></text:p></draw:text-box></draw:frame><draw:frame draw:style-name="gr68" draw:text-style-name="P128" svg:width="1.003cm" svg:height="1.077cm" svg:x="6.697cm" svg:y="3.368cm"><draw:text-box><text:p text:style-name="P127"><text:span text:style-name="T105">B'</text:span></text:p></draw:text-box></draw:frame><draw:frame draw:style-name="gr68" draw:text-style-name="P128" svg:width="0.907cm" svg:height="1.077cm" svg:x="8.539cm" svg:y="3.306cm"><draw:text-box><text:p text:style-name="P127"><text:span text:style-name="T105">C'</text:span></text:p></draw:text-box></draw:frame></draw:g></draw:g><draw:line draw:style-name="gr74" draw:text-style-name="P119" svg:x1="0.487cm" svg:y1="3.557cm" svg:x2="7.322cm" svg:y2="3.689cm"><text:p/></draw:line></draw:g></text:p>
        </text:list-item>
      </text:list>
      <text:p text:style-name="P98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80644498766117" text:continue-list="list3172602756" text:style-name="_5f_Numérotation_20_des_20_exercices_20_livrets">
        <text:list-header>
          <text:p text:style-name="P69"><text:span text:style-name="_5f_pointillés_20_gris"><text:span text:style-name="T50">Non car </text:span></text:span><text:span text:style-name="_5f_pointillés_20_gris"><text:span text:style-name="T52">O, </text:span></text:span><text:span text:style-name="_5f_pointillés_20_gris"><text:span text:style-name="T50">B, B’ et </text:span></text:span><text:span text:style-name="_5f_pointillés_20_gris"><text:span text:style-name="T52">O, </text:span></text:span><text:span text:style-name="_5f_pointillés_20_gris"><text:span text:style-name="T50">C, C’ ne sont pas alignés</text:span></text:span><text:span text:style-name="_5f_pointillés_20_gris"><text:span text:style-name="T51">.</text:span></text:span></text:p>
        </text:list-header>
      </text:list>
      <text:list xml:id="list180645097472252" text:continue-list="list180644434638868" text:style-name="liste_5f_abc">
        <text:list-item>
          <text:p text:style-name="P90"><draw:g text:anchor-type="paragraph" draw:z-index="29" draw:name="Forme3_0" draw:style-name="gr1"><draw:line draw:style-name="gr74" draw:text-style-name="P119" svg:x1="2.341cm" svg:y1="1.202cm" svg:x2="6.898cm" svg:y2="2.113cm"><text:p/></draw:line><draw:g draw:style-name="gr2"><draw:g draw:style-name="gr2"><draw:custom-shape draw:style-name="gr75" draw:text-style-name="P122" svg:width="2.4cm" svg:height="2.401cm" svg:x="1.178cm" svg:y="1.18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4" draw:text-style-name="P128" svg:width="0.699cm" svg:height="0.678cm" svg:x="2.027cm" svg:y="0.499cm"><draw:text-box><text:p text:style-name="P127"><text:span text:style-name="T105">A</text:span></text:p></draw:text-box></draw:frame><draw:frame draw:style-name="gr64" draw:text-style-name="P128" svg:width="0.701cm" svg:height="0.678cm" svg:x="0.478cm" svg:y="3.581cm"><draw:text-box><text:p text:style-name="P127"><text:span text:style-name="T105">B</text:span></text:p></draw:text-box></draw:frame><draw:frame draw:style-name="gr64" draw:text-style-name="P128" svg:width="0.701cm" svg:height="0.678cm" svg:x="3.577cm" svg:y="3.581cm"><draw:text-box><text:p text:style-name="P127"><text:span text:style-name="T105">C</text:span></text:p></draw:text-box></draw:frame></draw:g><draw:g draw:style-name="gr2"><draw:line draw:style-name="gr23" draw:text-style-name="P122" svg:x1="7.056cm" svg:y1="2.251cm" svg:x2="6.756cm" svg:y2="1.951cm"><text:p/></draw:line><draw:line draw:style-name="gr23" draw:text-style-name="P122" svg:x1="6.756cm" svg:y1="2.251cm" svg:x2="7.056cm" svg:y2="1.951cm"><text:p/></draw:line></draw:g><draw:frame draw:style-name="gr64" draw:text-style-name="P128" svg:width="0.701cm" svg:height="0.678cm" svg:x="6.678cm" svg:y="1.28cm"><draw:text-box><text:p text:style-name="P127"><text:span text:style-name="T105">O</text:span></text:p></draw:text-box></draw:frame><draw:custom-shape draw:style-name="gr76" draw:text-style-name="P122" svg:width="1.073cm" svg:height="0.974cm" svg:x="4.577cm" svg:y="1.71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8" draw:text-style-name="P128" svg:width="0.907cm" svg:height="1.077cm" svg:x="4.971cm" svg:y="1.041cm"><draw:text-box><text:p text:style-name="P127"><text:span text:style-name="T105">A'</text:span></text:p></draw:text-box></draw:frame><draw:frame draw:style-name="gr68" draw:text-style-name="P128" svg:width="1.001cm" svg:height="1.077cm" svg:x="3.854cm" svg:y="2.295cm"><draw:text-box><text:p text:style-name="P127"><text:span text:style-name="T105">B'</text:span></text:p></draw:text-box></draw:frame><draw:frame draw:style-name="gr68" draw:text-style-name="P128" svg:width="0.907cm" svg:height="1.077cm" svg:x="5.487cm" svg:y="2.328cm"><draw:text-box><text:p text:style-name="P127"><text:span text:style-name="T105">C'</text:span></text:p></draw:text-box></draw:frame></draw:g><draw:line draw:style-name="gr74" draw:text-style-name="P119" svg:x1="1.165cm" svg:y1="3.583cm" svg:x2="6.899cm" svg:y2="2.114cm"><text:p/></draw:line><draw:line draw:style-name="gr74" draw:text-style-name="P119" svg:x1="3.561cm" svg:y1="3.583cm" svg:x2="6.899cm" svg:y2="2.115cm"><text:p/></draw:line></draw:g><text:span text:style-name="_5f_pointillés_20_gris"/></text:p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80645538391323" text:continue-list="list180644498766117" text:style-name="_5f_Numérotation_20_des_20_exercices_20_livrets">
        <text:list-header>
          <text:p text:style-name="P69"><text:span text:style-name="_5f_pointillés_20_gris"><text:span text:style-name="T51">Oui, on a une homothétie de centre O.</text:span></text:span></text:p>
        </text:list-header>
      </text:list>
      <text:list xml:id="list180645140967605" text:continue-list="list2354644022" text:style-name="Num_5f_Exo">
        <text:list-item>
          <text:h text:style-name="P46" text:outline-level="1"><text:span text:style-name="Bold_5f_niv3"><text:span text:style-name="T100"> </text:span></text:span><text:span text:style-name="Bold_5f_niv3">Dans un quadrillage</text:span></text:h>
        </text:list-item>
      </text:list>
      <text:list xml:id="list180646105165738" text:continue-list="list180645097472252" text:style-name="liste_5f_abc">
        <text:list-header>
          <text:p text:style-name="P91"><text:span text:style-name="T67">a.</text:span><text:span text:style-name="T68"> </text:span><text:span text:style-name="T30">Construis</text:span> A’B’C’, l’image par <text:span text:style-name="T65">l’</text:span>homothétie de centre <text:span text:style-name="T63">O</text:span> et de rapport 2 du triangle ABC</text:p>
          <text:p text:style-name="P96"><text:span text:style-name="T70">b.</text:span><text:span text:style-name="T79"> </text:span><text:span text:style-name="T30">Construis</text:span> <text:span text:style-name="T45">E’F’G’</text:span>, l’image par <text:span text:style-name="T65">l’</text:span>homothétie de centre <text:span text:style-name="T64">O</text:span> et de rapport <text:span text:style-name="_5f_opensymbol">–</text:span><text:span text:style-name="T45">1,5</text:span> du triangle <text:span text:style-name="T45">EFG.</text:span></text:p>
        </text:list-header>
      </text:list>
      <text:p text:style-name="P41"><draw:g text:anchor-type="as-char" draw:z-index="30" draw:name="Forme4_0" draw:style-name="gr63"><draw:frame draw:style-name="gr64" draw:text-style-name="P128" svg:width="0.694cm" svg:height="0.678cm" svg:x="5.92cm" svg:y="5.078cm"><draw:text-box><text:p text:style-name="P127"><text:span text:style-name="T105">O</text:span></text:p></draw:text-box></draw:frame><draw:g draw:style-name="gr2"><draw:line draw:style-name="gr23" draw:text-style-name="P122" svg:x1="6.139cm" svg:y1="5.638cm" svg:x2="5.842cm" svg:y2="5.341cm"><text:p/></draw:line><draw:line draw:style-name="gr23" draw:text-style-name="P122" svg:x1="5.842cm" svg:y1="5.638cm" svg:x2="6.139cm" svg:y2="5.341cm"><text:p/></draw:line></draw:g><draw:g draw:style-name="gr2"><draw:line draw:style-name="gr23" draw:text-style-name="P122" svg:x1="5.011cm" svg:y1="5.008cm" svg:x2="3.528cm" svg:y2="5.008cm"><text:p/></draw:line><draw:line draw:style-name="gr23" draw:text-style-name="P122" svg:x1="3.528cm" svg:y1="6.495cm" svg:x2="3.528cm" svg:y2="5.008cm"><text:p/></draw:line><draw:line draw:style-name="gr23" draw:text-style-name="P122" svg:x1="3.528cm" svg:y1="6.495cm" svg:x2="5.011cm" svg:y2="5.008cm"><text:p/></draw:line><draw:frame draw:style-name="gr64" draw:text-style-name="P128" svg:width="0.694cm" svg:height="0.678cm" svg:x="2.93cm" svg:y="4.607cm"><draw:text-box><text:p text:style-name="P127"><text:span text:style-name="T105">A</text:span></text:p></draw:text-box></draw:frame><draw:frame draw:style-name="gr65" draw:text-style-name="P128" svg:width="0.692cm" svg:height="0.68cm" svg:x="4.817cm" svg:y="4.475cm"><draw:text-box><text:p text:style-name="P127"><text:span text:style-name="T105">B</text:span></text:p></draw:text-box></draw:frame><draw:frame draw:style-name="gr65" draw:text-style-name="P128" svg:width="0.692cm" svg:height="0.68cm" svg:x="3.039cm" svg:y="6.359cm"><draw:text-box><text:p text:style-name="P127"><text:span text:style-name="T105">C</text:span></text:p></draw:text-box></draw:frame></draw:g><draw:frame draw:style-name="gr65" draw:text-style-name="P128" svg:width="0.692cm" svg:height="0.68cm" svg:x="7.387cm" svg:y="6.047cm"><draw:text-box><text:p text:style-name="P127"><text:span text:style-name="T105">E</text:span></text:p></draw:text-box></draw:frame><draw:g draw:style-name="gr2"><draw:frame draw:style-name="gr65" draw:text-style-name="P128" svg:width="0.696cm" svg:height="0.68cm" svg:x="5.904cm" svg:y="8.453cm"><draw:text-box><text:p text:style-name="P127"><text:span text:style-name="T105">G</text:span></text:p></draw:text-box></draw:frame><draw:line draw:style-name="gr23" draw:text-style-name="P122" svg:x1="8.509cm" svg:y1="8.496cm" svg:x2="6.495cm" svg:y2="8.496cm"><text:p/></draw:line><draw:line draw:style-name="gr23" draw:text-style-name="P122" svg:x1="7.486cm" svg:y1="6.498cm" svg:x2="6.495cm" svg:y2="8.496cm"><text:p/></draw:line><draw:line draw:style-name="gr23" draw:text-style-name="P122" svg:x1="7.486cm" svg:y1="6.498cm" svg:x2="8.509cm" svg:y2="8.507cm"><text:p/></draw:line><draw:frame draw:style-name="gr65" draw:text-style-name="P128" svg:width="0.696cm" svg:height="0.68cm" svg:x="8.375cm" svg:y="8.393cm"><draw:text-box><text:p text:style-name="P127"><text:span text:style-name="T105">F</text:span></text:p></draw:text-box></draw:frame></draw:g><draw:g draw:style-name="gr2"><draw:line draw:style-name="gr66" draw:text-style-name="P114" svg:x1="-0.001cm" svg:y1="0cm" svg:x2="-0.001cm" svg:y2="9cm"><text:p/></draw:line><draw:line draw:style-name="gr66" draw:text-style-name="P114" svg:x1="0.499cm" svg:y1="0cm" svg:x2="0.499cm" svg:y2="9cm"><text:p/></draw:line><draw:line draw:style-name="gr66" draw:text-style-name="P114" svg:x1="0.999cm" svg:y1="0cm" svg:x2="0.999cm" svg:y2="9cm"><text:p/></draw:line><draw:line draw:style-name="gr66" draw:text-style-name="P114" svg:x1="1.499cm" svg:y1="0cm" svg:x2="1.499cm" svg:y2="9cm"><text:p/></draw:line><draw:line draw:style-name="gr66" draw:text-style-name="P114" svg:x1="1.999cm" svg:y1="0cm" svg:x2="1.999cm" svg:y2="9cm"><text:p/></draw:line><draw:line draw:style-name="gr66" draw:text-style-name="P114" svg:x1="2.499cm" svg:y1="0cm" svg:x2="2.499cm" svg:y2="9cm"><text:p/></draw:line><draw:line draw:style-name="gr66" draw:text-style-name="P114" svg:x1="2.999cm" svg:y1="0cm" svg:x2="2.999cm" svg:y2="9cm"><text:p/></draw:line><draw:line draw:style-name="gr66" draw:text-style-name="P114" svg:x1="3.499cm" svg:y1="0cm" svg:x2="3.499cm" svg:y2="9cm"><text:p/></draw:line><draw:line draw:style-name="gr66" draw:text-style-name="P114" svg:x1="3.999cm" svg:y1="0cm" svg:x2="3.999cm" svg:y2="9cm"><text:p/></draw:line><draw:line draw:style-name="gr66" draw:text-style-name="P114" svg:x1="4.499cm" svg:y1="0cm" svg:x2="4.499cm" svg:y2="9cm"><text:p/></draw:line><draw:line draw:style-name="gr66" draw:text-style-name="P114" svg:x1="4.999cm" svg:y1="0cm" svg:x2="4.999cm" svg:y2="9cm"><text:p/></draw:line><draw:line draw:style-name="gr66" draw:text-style-name="P114" svg:x1="5.499cm" svg:y1="0cm" svg:x2="5.499cm" svg:y2="9cm"><text:p/></draw:line><draw:line draw:style-name="gr66" draw:text-style-name="P114" svg:x1="5.999cm" svg:y1="0cm" svg:x2="5.999cm" svg:y2="9cm"><text:p/></draw:line><draw:line draw:style-name="gr66" draw:text-style-name="P114" svg:x1="6.499cm" svg:y1="0cm" svg:x2="6.499cm" svg:y2="9cm"><text:p/></draw:line><draw:line draw:style-name="gr66" draw:text-style-name="P114" svg:x1="6.999cm" svg:y1="0cm" svg:x2="6.999cm" svg:y2="9cm"><text:p/></draw:line><draw:line draw:style-name="gr66" draw:text-style-name="P114" svg:x1="7.499cm" svg:y1="0cm" svg:x2="7.499cm" svg:y2="9cm"><text:p/></draw:line><draw:line draw:style-name="gr66" draw:text-style-name="P114" svg:x1="7.999cm" svg:y1="0cm" svg:x2="7.999cm" svg:y2="9cm"><text:p/></draw:line><draw:line draw:style-name="gr66" draw:text-style-name="P114" svg:x1="8.499cm" svg:y1="0cm" svg:x2="8.499cm" svg:y2="9cm"><text:p/></draw:line><draw:line draw:style-name="gr66" draw:text-style-name="P114" svg:x1="8.999cm" svg:y1="0cm" svg:x2="8.999cm" svg:y2="9cm"><text:p/></draw:line><draw:line draw:style-name="gr66" draw:text-style-name="P114" svg:x1="-0.001cm" svg:y1="0cm" svg:x2="8.999cm" svg:y2="0cm"><text:p/></draw:line><draw:line draw:style-name="gr66" draw:text-style-name="P114" svg:x1="-0.001cm" svg:y1="0.5cm" svg:x2="8.999cm" svg:y2="0.5cm"><text:p/></draw:line><draw:line draw:style-name="gr66" draw:text-style-name="P114" svg:x1="-0.001cm" svg:y1="1cm" svg:x2="8.999cm" svg:y2="1cm"><text:p/></draw:line><draw:line draw:style-name="gr66" draw:text-style-name="P114" svg:x1="-0.001cm" svg:y1="1.498cm" svg:x2="8.999cm" svg:y2="1.498cm"><text:p/></draw:line><draw:line draw:style-name="gr66" draw:text-style-name="P114" svg:x1="-0.001cm" svg:y1="1.997cm" svg:x2="8.999cm" svg:y2="1.997cm"><text:p/></draw:line><draw:line draw:style-name="gr66" draw:text-style-name="P114" svg:x1="-0.001cm" svg:y1="2.498cm" svg:x2="8.999cm" svg:y2="2.498cm"><text:p/></draw:line><draw:line draw:style-name="gr66" draw:text-style-name="P114" svg:x1="-0.001cm" svg:y1="2.999cm" svg:x2="8.999cm" svg:y2="2.999cm"><text:p/></draw:line><draw:line draw:style-name="gr66" draw:text-style-name="P114" svg:x1="-0.001cm" svg:y1="3.499cm" svg:x2="8.999cm" svg:y2="3.499cm"><text:p/></draw:line><draw:line draw:style-name="gr66" draw:text-style-name="P114" svg:x1="-0.001cm" svg:y1="4cm" svg:x2="8.999cm" svg:y2="4cm"><text:p/></draw:line><draw:line draw:style-name="gr66" draw:text-style-name="P114" svg:x1="-0.001cm" svg:y1="4.499cm" svg:x2="8.999cm" svg:y2="4.499cm"><text:p/></draw:line><draw:line draw:style-name="gr66" draw:text-style-name="P114" svg:x1="-0.001cm" svg:y1="5cm" svg:x2="8.999cm" svg:y2="5cm"><text:p/></draw:line><draw:line draw:style-name="gr66" draw:text-style-name="P114" svg:x1="-0.001cm" svg:y1="5.5cm" svg:x2="8.999cm" svg:y2="5.5cm"><text:p/></draw:line><draw:line draw:style-name="gr66" draw:text-style-name="P114" svg:x1="-0.001cm" svg:y1="6cm" svg:x2="8.999cm" svg:y2="6cm"><text:p/></draw:line><draw:line draw:style-name="gr66" draw:text-style-name="P114" svg:x1="-0.001cm" svg:y1="6.5cm" svg:x2="8.999cm" svg:y2="6.5cm"><text:p/></draw:line><draw:line draw:style-name="gr66" draw:text-style-name="P114" svg:x1="-0.001cm" svg:y1="7cm" svg:x2="8.999cm" svg:y2="7cm"><text:p/></draw:line><draw:line draw:style-name="gr66" draw:text-style-name="P114" svg:x1="-0.001cm" svg:y1="7.5cm" svg:x2="8.999cm" svg:y2="7.5cm"><text:p/></draw:line><draw:line draw:style-name="gr66" draw:text-style-name="P114" svg:x1="-0.001cm" svg:y1="7.996cm" svg:x2="8.999cm" svg:y2="7.996cm"><text:p/></draw:line><draw:line draw:style-name="gr66" draw:text-style-name="P114" svg:x1="-0.001cm" svg:y1="8.5cm" svg:x2="8.999cm" svg:y2="8.5cm"><text:p/></draw:line><draw:line draw:style-name="gr66" draw:text-style-name="P114" svg:x1="-0.001cm" svg:y1="8.998cm" svg:x2="8.999cm" svg:y2="8.998cm"><text:p/></draw:line></draw:g><draw:g draw:style-name="gr2"><draw:line draw:style-name="gr67" draw:text-style-name="P122" svg:x1="4.001cm" svg:y1="4.498cm" svg:x2="1.001cm" svg:y2="4.498cm"><text:p/></draw:line><draw:line draw:style-name="gr67" draw:text-style-name="P122" svg:x1="1.001cm" svg:y1="7.498cm" svg:x2="1.001cm" svg:y2="4.498cm"><text:p/></draw:line><draw:line draw:style-name="gr67" draw:text-style-name="P122" svg:x1="1.001cm" svg:y1="7.498cm" svg:x2="4.001cm" svg:y2="4.498cm"><text:p/></draw:line></draw:g><draw:frame draw:style-name="gr68" draw:text-style-name="P129" svg:width="0.941cm" svg:height="1.077cm" svg:x="0.4cm" svg:y="3.734cm"><draw:text-box><text:p text:style-name="P127"><text:span text:style-name="T113">A’</text:span></text:p></draw:text-box></draw:frame><draw:frame draw:style-name="gr68" draw:text-style-name="P129" svg:width="0.943cm" svg:height="1.077cm" svg:x="0.268cm" svg:y="7.246cm"><draw:text-box><text:p text:style-name="P127"><text:span text:style-name="T113">C’</text:span></text:p></draw:text-box></draw:frame><draw:frame draw:style-name="gr68" draw:text-style-name="P129" svg:width="0.943cm" svg:height="1.077cm" svg:x="3.826cm" svg:y="3.734cm"><draw:text-box><text:p text:style-name="P127"><text:span text:style-name="T113">B’</text:span></text:p></draw:text-box></draw:frame><draw:line draw:style-name="gr69" draw:text-style-name="P119" svg:x1="5.957cm" svg:y1="5.501cm" svg:x2="4.002cm" svg:y2="4.486cm"><text:p/></draw:line><draw:line draw:style-name="gr69" draw:text-style-name="P119" svg:x1="5.958cm" svg:y1="5.504cm" svg:x2="4.003cm" svg:y2="4.489cm"><text:p/></draw:line><draw:line draw:style-name="gr69" draw:text-style-name="P119" svg:x1="5.958cm" svg:y1="5.504cm" svg:x2="1.003cm" svg:y2="4.533cm"><text:p/></draw:line><draw:line draw:style-name="gr69" draw:text-style-name="P119" svg:x1="5.959cm" svg:y1="5.505cm" svg:x2="1.003cm" svg:y2="7.531cm"><text:p/></draw:line><draw:g draw:style-name="gr2"><draw:line draw:style-name="gr70" draw:text-style-name="P122" svg:x1="5.293cm" svg:y1="1.009cm" svg:x2="2.293cm" svg:y2="1.009cm"><text:p/></draw:line><draw:line draw:style-name="gr70" draw:text-style-name="P122" svg:x1="3.769cm" svg:y1="3.993cm" svg:x2="2.293cm" svg:y2="1.009cm"><text:p/></draw:line><draw:line draw:style-name="gr70" draw:text-style-name="P122" svg:x1="3.769cm" svg:y1="3.993cm" svg:x2="5.293cm" svg:y2="0.993cm"><text:p/></draw:line></draw:g><draw:frame draw:style-name="gr71" draw:text-style-name="P130" svg:width="0.943cm" svg:height="1.075cm" svg:x="3.226cm" svg:y="3.704cm"><draw:text-box><text:p text:style-name="P127"><text:span text:style-name="T114">E’</text:span></text:p></draw:text-box></draw:frame><draw:frame draw:style-name="gr72" draw:text-style-name="P131" svg:width="0.943cm" svg:height="1.077cm" svg:x="1.753cm" svg:y="0.235cm"><draw:text-box><text:p text:style-name="P127"><text:span text:style-name="T114">F’</text:span></text:p></draw:text-box></draw:frame><draw:frame draw:style-name="gr71" draw:text-style-name="P130" svg:width="0.943cm" svg:height="1.075cm" svg:x="4.84cm" svg:y="0.236cm"><draw:text-box><text:p text:style-name="P127"><text:span text:style-name="T114">G’</text:span></text:p></draw:text-box></draw:frame><draw:line draw:style-name="gr73" draw:text-style-name="P119" svg:x1="7.485cm" svg:y1="6.502cm" svg:x2="3.752cm" svg:y2="3.989cm"><text:p/></draw:line><draw:line draw:style-name="gr73" draw:text-style-name="P119" svg:x1="8.485cm" svg:y1="8.486cm" svg:x2="2.311cm" svg:y2="1.033cm"><text:p/></draw:line><draw:line draw:style-name="gr73" draw:text-style-name="P119" svg:x1="6.515cm" svg:y1="8.53cm" svg:x2="5.28cm" svg:y2="1.033cm"><text:p/></draw:lin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80645495193722" text:continue-list="list180645140967605" text:style-name="Num_5f_Exo">
        <text:list-item>
          <text:h text:style-name="P49" text:outline-level="1"><text:soft-page-break/> Dans chacun des <text:span text:style-name="T58">cas</text:span> <text:span text:style-name="T56">suivants</text:span>, <text:span text:style-name="T58">la figure verte</text:span> est l’image de <text:span text:style-name="T58">la figure rouge</text:span> par une homothétie.</text:h>
        </text:list-item>
      </text:list>
      <text:p text:style-name="P43">Détermine son centre et son rapport.</text:p>
      <text:list xml:id="list180645909004347" text:continue-list="list180646105165738" text:style-name="liste_5f_abc">
        <text:list-item text:start-value="1">
          <text:p text:style-name="P99"/>
        </text:list-item>
      </text:list>
      <text:p text:style-name="P27"><draw:g text:anchor-type="paragraph" draw:z-index="31" draw:name="Forme5_0" draw:style-name="gr1"><draw:line draw:style-name="gr28" draw:text-style-name="P119" svg:x1="7.985cm" svg:y1="2.112cm" svg:x2="4.957cm" svg:y2="0.554cm"><text:p/></draw:line><draw:g draw:style-name="gr2"><draw:line draw:style-name="gr23" draw:text-style-name="P122" svg:x1="8.13cm" svg:y1="2.224cm" svg:x2="7.83cm" svg:y2="1.924cm"><text:p/></draw:line><draw:line draw:style-name="gr23" draw:text-style-name="P122" svg:x1="7.83cm" svg:y1="2.224cm" svg:x2="8.13cm" svg:y2="1.924cm"><text:p/></draw:line></draw:g><draw:custom-shape draw:style-name="gr61" draw:text-style-name="P122" svg:width="1.5cm" svg:height="1.003cm" svg:x="5.486cm" svg:y="1.566cm"><text:p/><draw:enhanced-geometry svg:viewBox="0 0 21600 21600" draw:type="rectangle" draw:enhanced-path="M 0 0 L 21600 0 21600 21600 0 21600 0 0 Z N"/></draw:custom-shape><draw:custom-shape draw:style-name="gr62" draw:text-style-name="P122" svg:width="4.5cm" svg:height="3.003cm" svg:x="0.485cm" svg:y="0.566cm"><text:p/><draw:enhanced-geometry svg:viewBox="0 0 21600 21600" draw:type="rectangle" draw:enhanced-path="M 0 0 L 21600 0 21600 21600 0 21600 0 0 Z N"/></draw:custom-shape><draw:g draw:style-name="gr2"><draw:line draw:style-name="gr23" draw:text-style-name="P122" svg:x1="5.387cm" svg:y1="2.224cm" svg:x2="5.087cm" svg:y2="1.924cm"><text:p/></draw:line><draw:line draw:style-name="gr23" draw:text-style-name="P122" svg:x1="5.087cm" svg:y1="2.224cm" svg:x2="5.387cm" svg:y2="1.924cm"><text:p/></draw:line></draw:g><draw:frame draw:style-name="gr30" draw:text-style-name="P126" svg:width="0.703cm" svg:height="0.678cm" svg:x="7.986cm" svg:y="1.506cm"><draw:text-box><text:p text:style-name="P124"><text:span text:style-name="T105">A</text:span></text:p></draw:text-box></draw:frame><draw:frame draw:style-name="gr30" draw:text-style-name="P126" svg:width="0.703cm" svg:height="0.678cm" svg:x="4.885cm" svg:y="1.404cm"><draw:text-box><text:p text:style-name="P124"><text:span text:style-name="T105">B</text:span></text:p></draw:text-box></draw:frame><draw:g draw:style-name="gr2"><draw:line draw:style-name="gr45" draw:text-style-name="P114" svg:x1="0.459cm" svg:y1="0.081cm" svg:x2="0.459cm" svg:y2="3.581cm"><text:p/></draw:line><draw:line draw:style-name="gr45" draw:text-style-name="P114" svg:x1="0.959cm" svg:y1="0.081cm" svg:x2="0.959cm" svg:y2="3.581cm"><text:p/></draw:line><draw:line draw:style-name="gr45" draw:text-style-name="P114" svg:x1="1.459cm" svg:y1="0.081cm" svg:x2="1.459cm" svg:y2="3.581cm"><text:p/></draw:line><draw:line draw:style-name="gr45" draw:text-style-name="P114" svg:x1="1.959cm" svg:y1="0.081cm" svg:x2="1.959cm" svg:y2="3.581cm"><text:p/></draw:line><draw:line draw:style-name="gr45" draw:text-style-name="P114" svg:x1="2.459cm" svg:y1="0.081cm" svg:x2="2.459cm" svg:y2="3.581cm"><text:p/></draw:line><draw:line draw:style-name="gr45" draw:text-style-name="P114" svg:x1="2.959cm" svg:y1="0.081cm" svg:x2="2.959cm" svg:y2="3.581cm"><text:p/></draw:line><draw:line draw:style-name="gr45" draw:text-style-name="P114" svg:x1="3.459cm" svg:y1="0.081cm" svg:x2="3.459cm" svg:y2="3.581cm"><text:p/></draw:line><draw:line draw:style-name="gr45" draw:text-style-name="P114" svg:x1="3.96cm" svg:y1="0.081cm" svg:x2="3.96cm" svg:y2="3.581cm"><text:p/></draw:line><draw:line draw:style-name="gr45" draw:text-style-name="P114" svg:x1="4.461cm" svg:y1="0.081cm" svg:x2="4.461cm" svg:y2="3.581cm"><text:p/></draw:line><draw:line draw:style-name="gr45" draw:text-style-name="P114" svg:x1="4.96cm" svg:y1="0.081cm" svg:x2="4.96cm" svg:y2="3.581cm"><text:p/></draw:line><draw:line draw:style-name="gr45" draw:text-style-name="P114" svg:x1="5.461cm" svg:y1="0.081cm" svg:x2="5.461cm" svg:y2="3.581cm"><text:p/></draw:line><draw:line draw:style-name="gr45" draw:text-style-name="P114" svg:x1="5.962cm" svg:y1="0.081cm" svg:x2="5.962cm" svg:y2="3.581cm"><text:p/></draw:line><draw:line draw:style-name="gr45" draw:text-style-name="P114" svg:x1="6.463cm" svg:y1="0.081cm" svg:x2="6.463cm" svg:y2="3.581cm"><text:p/></draw:line><draw:line draw:style-name="gr45" draw:text-style-name="P114" svg:x1="6.959cm" svg:y1="0.081cm" svg:x2="6.959cm" svg:y2="3.581cm"><text:p/></draw:line><draw:line draw:style-name="gr45" draw:text-style-name="P114" svg:x1="7.463cm" svg:y1="0.081cm" svg:x2="7.463cm" svg:y2="3.581cm"><text:p/></draw:line><draw:line draw:style-name="gr45" draw:text-style-name="P114" svg:x1="7.959cm" svg:y1="0.081cm" svg:x2="7.959cm" svg:y2="3.581cm"><text:p/></draw:line><draw:line draw:style-name="gr45" draw:text-style-name="P114" svg:x1="8.459cm" svg:y1="0.081cm" svg:x2="8.459cm" svg:y2="3.581cm"><text:p/></draw:line><draw:line draw:style-name="gr45" draw:text-style-name="P114" svg:x1="8.959cm" svg:y1="0.081cm" svg:x2="8.959cm" svg:y2="3.581cm"><text:p/></draw:line><draw:line draw:style-name="gr45" draw:text-style-name="P114" svg:x1="0.459cm" svg:y1="0.081cm" svg:x2="8.959cm" svg:y2="0.081cm"><text:p/></draw:line><draw:line draw:style-name="gr45" draw:text-style-name="P114" svg:x1="0.459cm" svg:y1="0.581cm" svg:x2="8.959cm" svg:y2="0.581cm"><text:p/></draw:line><draw:line draw:style-name="gr45" draw:text-style-name="P114" svg:x1="0.459cm" svg:y1="1.081cm" svg:x2="8.959cm" svg:y2="1.081cm"><text:p/></draw:line><draw:line draw:style-name="gr45" draw:text-style-name="P114" svg:x1="0.459cm" svg:y1="1.581cm" svg:x2="8.959cm" svg:y2="1.581cm"><text:p/></draw:line><draw:line draw:style-name="gr45" draw:text-style-name="P114" svg:x1="0.459cm" svg:y1="2.081cm" svg:x2="8.959cm" svg:y2="2.081cm"><text:p/></draw:line><draw:line draw:style-name="gr45" draw:text-style-name="P114" svg:x1="0.459cm" svg:y1="2.579cm" svg:x2="8.959cm" svg:y2="2.579cm"><text:p/></draw:line><draw:line draw:style-name="gr45" draw:text-style-name="P114" svg:x1="0.459cm" svg:y1="3.08cm" svg:x2="8.959cm" svg:y2="3.08cm"><text:p/></draw:line><draw:line draw:style-name="gr45" draw:text-style-name="P114" svg:x1="0.459cm" svg:y1="3.581cm" svg:x2="8.959cm" svg:y2="3.581cm"><text:p/></draw:line></draw:g><draw:line draw:style-name="gr44" draw:text-style-name="P119" svg:x1="6.044cm" svg:y1="0.98cm" svg:x2="5.883cm" svg:y2="1.186cm"><text:p/></draw:line><draw:line draw:style-name="gr44" draw:text-style-name="P119" svg:x1="6.047cm" svg:y1="0.98cm" svg:x2="5.886cm" svg:y2="1.186cm"><text:p/></draw:line><draw:line draw:style-name="gr44" draw:text-style-name="P119" svg:x1="7.103cm" svg:y1="1.465cm" svg:x2="6.942cm" svg:y2="1.671cm"><text:p/></draw:line><draw:line draw:style-name="gr28" draw:text-style-name="P119" svg:x1="7.985cm" svg:y1="2.112cm" svg:x2="4.986cm" svg:y2="3.582cm"><text:p/></draw:line><draw:line draw:style-name="gr28" draw:text-style-name="P119" svg:x1="7.986cm" svg:y1="2.112cm" svg:x2="0.459cm" svg:y2="3.568cm"><text:p/></draw:line><draw:line draw:style-name="gr28" draw:text-style-name="P119" svg:x1="7.987cm" svg:y1="2.112cm" svg:x2="0.459cm" svg:y2="0.554cm"><text:p/></draw:line></draw:g></text:p>
      <text:p text:style-name="P27"/>
      <text:list xml:id="list180644591966506" text:continue-list="list180645538391323" text:style-name="_5f_Numérotation_20_des_20_exercices_20_livrets">
        <text:list-item>
          <text:list>
            <text:list-header>
              <text:p text:style-name="P100"/>
              <text:p text:style-name="P100"/>
              <text:p text:style-name="P100"/>
              <text:p text:style-name="P102"><text:span text:style-name="T66">C</text:span>entre : <text:span text:style-name="_5f_pointillés_20_gris"><text:span text:style-name="T19">A</text:span></text:span></text:p>
            </text:list-header>
          </text:list>
        </text:list-item>
      </text:list>
      <text:p text:style-name="P31"><text:span text:style-name="_5f_pointillés_20_gris"><text:span text:style-name="T53">R</text:span></text:span><text:span text:style-name="_5f_pointillés_20_gris"><text:span text:style-name="T47">apport :</text:span></text:span><text:span text:style-name="_5f_pointillés_20_gris"><text:span text:style-name="T46"> </text:span></text:span><text:span text:style-name="_5f_pointillés_20_gris"><text:span text:style-name="T18">3</text:span></text:span></text:p>
      <text:list xml:id="list180644496537262" text:continue-list="list180645909004347" text:style-name="liste_5f_abc">
        <text:list-item>
          <text:p text:style-name="P103"><draw:g text:anchor-type="paragraph" draw:z-index="32" draw:name="Forme6_0" draw:style-name="gr1"><draw:g draw:style-name="gr2"><draw:line draw:style-name="gr45" draw:text-style-name="P114" svg:x1="0.617cm" svg:y1="0.564cm" svg:x2="0.617cm" svg:y2="4.064cm"><text:p/></draw:line><draw:line draw:style-name="gr45" draw:text-style-name="P114" svg:x1="1.113cm" svg:y1="0.564cm" svg:x2="1.113cm" svg:y2="4.064cm"><text:p/></draw:line><draw:line draw:style-name="gr45" draw:text-style-name="P114" svg:x1="1.617cm" svg:y1="0.564cm" svg:x2="1.617cm" svg:y2="4.064cm"><text:p/></draw:line><draw:line draw:style-name="gr45" draw:text-style-name="P114" svg:x1="2.115cm" svg:y1="0.564cm" svg:x2="2.115cm" svg:y2="4.064cm"><text:p/></draw:line><draw:line draw:style-name="gr45" draw:text-style-name="P114" svg:x1="2.614cm" svg:y1="0.564cm" svg:x2="2.614cm" svg:y2="4.064cm"><text:p/></draw:line><draw:line draw:style-name="gr45" draw:text-style-name="P114" svg:x1="3.115cm" svg:y1="0.564cm" svg:x2="3.115cm" svg:y2="4.064cm"><text:p/></draw:line><draw:line draw:style-name="gr45" draw:text-style-name="P114" svg:x1="3.616cm" svg:y1="0.564cm" svg:x2="3.616cm" svg:y2="4.064cm"><text:p/></draw:line><draw:line draw:style-name="gr45" draw:text-style-name="P114" svg:x1="4.117cm" svg:y1="0.564cm" svg:x2="4.117cm" svg:y2="4.064cm"><text:p/></draw:line><draw:line draw:style-name="gr45" draw:text-style-name="P114" svg:x1="4.617cm" svg:y1="0.564cm" svg:x2="4.617cm" svg:y2="4.064cm"><text:p/></draw:line><draw:line draw:style-name="gr45" draw:text-style-name="P114" svg:x1="5.117cm" svg:y1="0.564cm" svg:x2="5.117cm" svg:y2="4.064cm"><text:p/></draw:line><draw:line draw:style-name="gr45" draw:text-style-name="P114" svg:x1="5.617cm" svg:y1="0.564cm" svg:x2="5.617cm" svg:y2="4.064cm"><text:p/></draw:line><draw:line draw:style-name="gr45" draw:text-style-name="P114" svg:x1="6.117cm" svg:y1="0.564cm" svg:x2="6.117cm" svg:y2="4.064cm"><text:p/></draw:line><draw:line draw:style-name="gr45" draw:text-style-name="P114" svg:x1="6.617cm" svg:y1="0.564cm" svg:x2="6.617cm" svg:y2="4.064cm"><text:p/></draw:line><draw:line draw:style-name="gr45" draw:text-style-name="P114" svg:x1="7.117cm" svg:y1="0.564cm" svg:x2="7.117cm" svg:y2="4.064cm"><text:p/></draw:line><draw:line draw:style-name="gr45" draw:text-style-name="P114" svg:x1="7.617cm" svg:y1="0.564cm" svg:x2="7.617cm" svg:y2="4.064cm"><text:p/></draw:line><draw:line draw:style-name="gr45" draw:text-style-name="P114" svg:x1="8.117cm" svg:y1="0.564cm" svg:x2="8.117cm" svg:y2="4.064cm"><text:p/></draw:line><draw:line draw:style-name="gr45" draw:text-style-name="P114" svg:x1="8.613cm" svg:y1="0.564cm" svg:x2="8.613cm" svg:y2="4.064cm"><text:p/></draw:line><draw:line draw:style-name="gr45" draw:text-style-name="P114" svg:x1="9.114cm" svg:y1="0.564cm" svg:x2="9.114cm" svg:y2="4.064cm"><text:p/></draw:line><draw:line draw:style-name="gr45" draw:text-style-name="P114" svg:x1="0.617cm" svg:y1="0.564cm" svg:x2="9.117cm" svg:y2="0.564cm"><text:p/></draw:line><draw:line draw:style-name="gr45" draw:text-style-name="P114" svg:x1="0.617cm" svg:y1="1.061cm" svg:x2="9.117cm" svg:y2="1.061cm"><text:p/></draw:line><draw:line draw:style-name="gr45" draw:text-style-name="P114" svg:x1="0.617cm" svg:y1="1.561cm" svg:x2="9.117cm" svg:y2="1.561cm"><text:p/></draw:line><draw:line draw:style-name="gr45" draw:text-style-name="P114" svg:x1="0.617cm" svg:y1="2.062cm" svg:x2="9.117cm" svg:y2="2.062cm"><text:p/></draw:line><draw:line draw:style-name="gr45" draw:text-style-name="P114" svg:x1="0.617cm" svg:y1="2.562cm" svg:x2="9.117cm" svg:y2="2.562cm"><text:p/></draw:line><draw:line draw:style-name="gr45" draw:text-style-name="P114" svg:x1="0.617cm" svg:y1="3.062cm" svg:x2="9.117cm" svg:y2="3.062cm"><text:p/></draw:line><draw:line draw:style-name="gr45" draw:text-style-name="P114" svg:x1="0.617cm" svg:y1="3.562cm" svg:x2="9.117cm" svg:y2="3.562cm"><text:p/></draw:line><draw:line draw:style-name="gr45" draw:text-style-name="P114" svg:x1="0.617cm" svg:y1="4.063cm" svg:x2="9.117cm" svg:y2="4.063cm"><text:p/></draw:line></draw:g><draw:line draw:style-name="gr28" draw:text-style-name="P119" svg:x1="6.087cm" svg:y1="2.099cm" svg:x2="4.588cm" svg:y2="3.577cm"><text:p/></draw:line><draw:g draw:style-name="gr2"><draw:line draw:style-name="gr23" draw:text-style-name="P122" svg:x1="8.248cm" svg:y1="2.713cm" svg:x2="7.948cm" svg:y2="2.413cm"><text:p/></draw:line><draw:line draw:style-name="gr23" draw:text-style-name="P122" svg:x1="7.948cm" svg:y1="2.713cm" svg:x2="8.248cm" svg:y2="2.413cm"><text:p/></draw:line></draw:g><draw:g draw:style-name="gr2"><draw:line draw:style-name="gr23" draw:text-style-name="P122" svg:x1="5.26cm" svg:y1="3.214cm" svg:x2="4.96cm" svg:y2="2.914cm"><text:p/></draw:line><draw:line draw:style-name="gr23" draw:text-style-name="P122" svg:x1="4.96cm" svg:y1="3.214cm" svg:x2="5.26cm" svg:y2="2.914cm"><text:p/></draw:line></draw:g><draw:frame draw:style-name="gr30" draw:text-style-name="P126" svg:width="0.703cm" svg:height="0.678cm" svg:x="8.105cm" svg:y="1.996cm"><draw:text-box><text:p text:style-name="P124"><text:span text:style-name="T105">A</text:span></text:p></draw:text-box></draw:frame><draw:frame draw:style-name="gr30" draw:text-style-name="P126" svg:width="0.703cm" svg:height="0.678cm" svg:x="5.004cm" svg:y="2.4cm"><draw:text-box><text:p text:style-name="P124"><text:span text:style-name="T105">B</text:span></text:p></draw:text-box></draw:frame><draw:custom-shape draw:style-name="gr59" draw:text-style-name="P122" svg:width="1.003cm" svg:height="2.003cm" svg:x="5.611cm" svg:y="2.06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0" draw:text-style-name="P122" svg:width="0.5cm" svg:height="1.003cm" draw:transform="rotate (-3.14159265358979) translate (4.86833333333333cm 3.5630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8" draw:text-style-name="P119" svg:x1="6.617cm" svg:y1="4.098cm" svg:x2="4.354cm" svg:y2="2.554cm"><text:p/></draw:line><draw:line draw:style-name="gr28" draw:text-style-name="P119" svg:x1="5.603cm" svg:y1="4.01cm" svg:x2="4.868cm" svg:y2="2.584cm"><text:p/></draw:line></draw:g><text:s/></text:p>
        </text:list-item>
      </text:list>
      <text:p text:style-name="P27"/>
      <text:p text:style-name="P27"/>
      <text:p text:style-name="P27"/>
      <text:p text:style-name="P27"/>
      <text:p text:style-name="P27"/>
      <text:list xml:id="list180645156285072" text:continue-list="list180644591966506" text:style-name="_5f_Numérotation_20_des_20_exercices_20_livrets">
        <text:list-item>
          <text:list>
            <text:list-header>
              <text:p text:style-name="P104"><text:span text:style-name="T66">C</text:span>entre : <text:span text:style-name="_5f_pointillés_20_gris"><text:span text:style-name="T19">B</text:span></text:span></text:p>
              <text:p text:style-name="P92"><text:span text:style-name="_5f_pointillés_20_gris"><text:span text:style-name="T53">R</text:span></text:span><text:span text:style-name="_5f_pointillés_20_gris"><text:span text:style-name="T47">apport :</text:span></text:span><text:span text:style-name="_5f_pointillés_20_gris"><text:span text:style-name="T46"> </text:span></text:span><text:span text:style-name="_5f_pointillés_20_gris"><text:span text:style-name="T18">–2</text:span></text:span></text:p>
            </text:list-header>
          </text:list>
        </text:list-item>
      </text:list>
      <text:list xml:id="list180646450297462" text:continue-list="list180644496537262" text:style-name="liste_5f_abc">
        <text:list-item>
          <text:p text:style-name="P106"><draw:g text:anchor-type="paragraph" draw:z-index="33" draw:name="Forme7" draw:style-name="gr1"><draw:line draw:style-name="gr49" draw:text-style-name="P119" svg:x1="8.149cm" svg:y1="2.574cm" svg:x2="5.116cm" svg:y2="1.01cm"><text:p/></draw:line><draw:g draw:style-name="gr2"><draw:line draw:style-name="gr23" draw:text-style-name="P122" svg:x1="8.292cm" svg:y1="2.685cm" svg:x2="7.992cm" svg:y2="2.384cm"><text:p/></draw:line><draw:line draw:style-name="gr23" draw:text-style-name="P122" svg:x1="7.992cm" svg:y1="2.685cm" svg:x2="8.292cm" svg:y2="2.384cm"><text:p/></draw:line></draw:g><draw:custom-shape draw:style-name="gr50" draw:text-style-name="P122" svg:width="1.504cm" svg:height="1.008cm" svg:x="5.646cm" svg:y="2.025cm"><text:p/><draw:enhanced-geometry svg:viewBox="0 0 21600 21600" draw:type="rectangle" draw:enhanced-path="M 0 0 L 21600 0 21600 21600 0 21600 0 0 Z N"/></draw:custom-shape><draw:custom-shape draw:style-name="gr51" draw:text-style-name="P122" svg:width="4.508cm" svg:height="3.015cm" svg:x="0.638cm" svg:y="1.022cm"><text:p/><draw:enhanced-geometry svg:viewBox="0 0 21600 21600" draw:type="rectangle" draw:enhanced-path="M 0 0 L 21600 0 21600 21600 0 21600 0 0 Z N"/></draw:custom-shape><draw:g draw:style-name="gr2"><draw:line draw:style-name="gr23" draw:text-style-name="P122" svg:x1="5.546cm" svg:y1="2.685cm" svg:x2="5.246cm" svg:y2="2.384cm"><text:p/></draw:line><draw:line draw:style-name="gr23" draw:text-style-name="P122" svg:x1="5.246cm" svg:y1="2.685cm" svg:x2="5.546cm" svg:y2="2.384cm"><text:p/></draw:line></draw:g><draw:frame draw:style-name="gr52" draw:text-style-name="P126" svg:width="0.705cm" svg:height="0.683cm" svg:x="8.151cm" svg:y="1.965cm"><draw:text-box><text:p text:style-name="P124"><text:span text:style-name="T105">A</text:span></text:p></draw:text-box></draw:frame><draw:frame draw:style-name="gr52" draw:text-style-name="P126" svg:width="0.706cm" svg:height="0.683cm" svg:x="5.045cm" svg:y="1.861cm"><draw:text-box><text:p text:style-name="P124"><text:span text:style-name="T105">B</text:span></text:p></draw:text-box></draw:frame><draw:g draw:style-name="gr2"><draw:line draw:style-name="gr45" draw:text-style-name="P114" svg:x1="0.611cm" svg:y1="0.533cm" svg:x2="0.611cm" svg:y2="4.046cm"><text:p/></draw:line><draw:line draw:style-name="gr45" draw:text-style-name="P114" svg:x1="1.112cm" svg:y1="0.533cm" svg:x2="1.112cm" svg:y2="4.046cm"><text:p/></draw:line><draw:line draw:style-name="gr45" draw:text-style-name="P114" svg:x1="1.613cm" svg:y1="0.533cm" svg:x2="1.613cm" svg:y2="4.046cm"><text:p/></draw:line><draw:line draw:style-name="gr45" draw:text-style-name="P114" svg:x1="2.114cm" svg:y1="0.533cm" svg:x2="2.114cm" svg:y2="4.046cm"><text:p/></draw:line><draw:line draw:style-name="gr45" draw:text-style-name="P114" svg:x1="2.614cm" svg:y1="0.533cm" svg:x2="2.614cm" svg:y2="4.046cm"><text:p/></draw:line><draw:line draw:style-name="gr45" draw:text-style-name="P114" svg:x1="3.113cm" svg:y1="0.533cm" svg:x2="3.113cm" svg:y2="4.046cm"><text:p/></draw:line><draw:line draw:style-name="gr45" draw:text-style-name="P114" svg:x1="3.616cm" svg:y1="0.533cm" svg:x2="3.616cm" svg:y2="4.046cm"><text:p/></draw:line><draw:line draw:style-name="gr45" draw:text-style-name="P114" svg:x1="4.117cm" svg:y1="0.533cm" svg:x2="4.117cm" svg:y2="4.046cm"><text:p/></draw:line><draw:line draw:style-name="gr45" draw:text-style-name="P114" svg:x1="4.618cm" svg:y1="0.533cm" svg:x2="4.618cm" svg:y2="4.046cm"><text:p/></draw:line><draw:line draw:style-name="gr45" draw:text-style-name="P114" svg:x1="5.118cm" svg:y1="0.533cm" svg:x2="5.118cm" svg:y2="4.046cm"><text:p/></draw:line><draw:line draw:style-name="gr45" draw:text-style-name="P114" svg:x1="5.619cm" svg:y1="0.533cm" svg:x2="5.619cm" svg:y2="4.046cm"><text:p/></draw:line><draw:line draw:style-name="gr45" draw:text-style-name="P114" svg:x1="6.12cm" svg:y1="0.533cm" svg:x2="6.12cm" svg:y2="4.046cm"><text:p/></draw:line><draw:line draw:style-name="gr45" draw:text-style-name="P114" svg:x1="6.621cm" svg:y1="0.533cm" svg:x2="6.621cm" svg:y2="4.046cm"><text:p/></draw:line><draw:line draw:style-name="gr45" draw:text-style-name="P114" svg:x1="7.121cm" svg:y1="0.533cm" svg:x2="7.121cm" svg:y2="4.046cm"><text:p/></draw:line><draw:line draw:style-name="gr45" draw:text-style-name="P114" svg:x1="7.622cm" svg:y1="0.533cm" svg:x2="7.622cm" svg:y2="4.046cm"><text:p/></draw:line><draw:line draw:style-name="gr45" draw:text-style-name="P114" svg:x1="8.123cm" svg:y1="0.533cm" svg:x2="8.123cm" svg:y2="4.046cm"><text:p/></draw:line><draw:line draw:style-name="gr45" draw:text-style-name="P114" svg:x1="8.624cm" svg:y1="0.533cm" svg:x2="8.624cm" svg:y2="4.046cm"><text:p/></draw:line><draw:line draw:style-name="gr45" draw:text-style-name="P114" svg:x1="9.125cm" svg:y1="0.533cm" svg:x2="9.125cm" svg:y2="4.046cm"><text:p/></draw:line><draw:line draw:style-name="gr45" draw:text-style-name="P114" svg:x1="0.611cm" svg:y1="0.533cm" svg:x2="9.124cm" svg:y2="0.533cm"><text:p/></draw:line><draw:line draw:style-name="gr45" draw:text-style-name="P114" svg:x1="0.611cm" svg:y1="1.036cm" svg:x2="9.124cm" svg:y2="1.036cm"><text:p/></draw:line><draw:line draw:style-name="gr45" draw:text-style-name="P114" svg:x1="0.611cm" svg:y1="1.537cm" svg:x2="9.124cm" svg:y2="1.537cm"><text:p/></draw:line><draw:line draw:style-name="gr45" draw:text-style-name="P114" svg:x1="0.611cm" svg:y1="2.039cm" svg:x2="9.124cm" svg:y2="2.039cm"><text:p/></draw:line><draw:line draw:style-name="gr45" draw:text-style-name="P114" svg:x1="0.611cm" svg:y1="2.541cm" svg:x2="9.124cm" svg:y2="2.541cm"><text:p/></draw:line><draw:line draw:style-name="gr45" draw:text-style-name="P114" svg:x1="0.611cm" svg:y1="3.043cm" svg:x2="9.124cm" svg:y2="3.043cm"><text:p/></draw:line><draw:line draw:style-name="gr45" draw:text-style-name="P114" svg:x1="0.611cm" svg:y1="3.547cm" svg:x2="9.124cm" svg:y2="3.547cm"><text:p/></draw:line><draw:line draw:style-name="gr45" draw:text-style-name="P114" svg:x1="0.611cm" svg:y1="4.047cm" svg:x2="9.124cm" svg:y2="4.047cm"><text:p/></draw:line></draw:g><draw:line draw:style-name="gr53" draw:text-style-name="P119" svg:x1="6.205cm" svg:y1="1.436cm" svg:x2="6.044cm" svg:y2="1.643cm"><text:p/></draw:line><draw:line draw:style-name="gr54" draw:text-style-name="P119" svg:x1="6.206cm" svg:y1="1.436cm" svg:x2="6.045cm" svg:y2="1.643cm"><text:p/></draw:line><draw:line draw:style-name="gr55" draw:text-style-name="P119" svg:x1="7.265cm" svg:y1="1.926cm" svg:x2="7.104cm" svg:y2="2.133cm"><text:p/></draw:line><draw:line draw:style-name="gr56" draw:text-style-name="P119" svg:x1="8.149cm" svg:y1="2.572cm" svg:x2="5.145cm" svg:y2="4.048cm"><text:p/></draw:line><draw:line draw:style-name="gr57" draw:text-style-name="P119" svg:x1="8.15cm" svg:y1="2.572cm" svg:x2="0.611cm" svg:y2="4.034cm"><text:p/></draw:line><draw:line draw:style-name="gr58" draw:text-style-name="P119" svg:x1="8.151cm" svg:y1="2.574cm" svg:x2="0.611cm" svg:y2="1.01cm"><text:p/></draw:line></draw:g><text:s/></text:p>
        </text:list-item>
      </text:list>
      <text:list xml:id="list180644738004073" text:continue-list="list180645156285072" text:style-name="_5f_Numérotation_20_des_20_exercices_20_livrets">
        <text:list-item>
          <text:list>
            <text:list-header>
              <text:p text:style-name="P101"/>
              <text:p text:style-name="P101"/>
            </text:list-header>
          </text:list>
        </text:list-item>
      </text:list>
      <text:p text:style-name="P28"/>
      <text:p text:style-name="P28"/>
      <text:p text:style-name="P40"/>
      <text:list xml:id="list180644495440397" text:continue-numbering="true" text:style-name="_5f_Numérotation_20_des_20_exercices_20_livrets">
        <text:list-item>
          <text:list>
            <text:list-header>
              <text:p text:style-name="P105"><text:span text:style-name="T66">C</text:span>entre : <text:span text:style-name="_5f_pointillés_20_gris"><text:span text:style-name="T19">A</text:span></text:span></text:p>
              <text:p text:style-name="P93"><text:span text:style-name="_5f_pointillés_20_gris"><text:span text:style-name="T49">R</text:span></text:span><text:span text:style-name="_5f_pointillés_20_gris"><text:span text:style-name="T48">apport :</text:span></text:span><text:span text:style-name="_5f_pointillés_20_gris"><text:span text:style-name="T61"> </text:span></text:span><text:span text:style-name="_5f_pointillés_20_gris"><text:span text:style-name="T61"><draw:frame draw:style-name="fr10" draw:name="Objet15" text:anchor-type="as-char" svg:y="-0.464cm" svg:width="0.496cm" svg:height="0.882cm" draw:z-index="57"><draw:object xlink:href="./Object 16" xlink:type="simple" xlink:show="embed" xlink:actuate="onLoad"/><draw:image xlink:href="./ObjectReplacements/Object 16" xlink:type="simple" xlink:show="embed" xlink:actuate="onLoad"/></draw:frame></text:span></text:span></text:p>
            </text:list-header>
          </text:list>
        </text:list-item>
      </text:list>
      <text:list xml:id="list180645983036364" text:continue-list="list180646450297462" text:style-name="liste_5f_abc">
        <text:list-item>
          <text:p text:style-name="P103"><draw:g text:anchor-type="paragraph" draw:z-index="34" draw:name="Forme8" draw:style-name="gr1"><draw:line draw:style-name="gr44" draw:text-style-name="P119" svg:x1="7.25cm" svg:y1="2.005cm" svg:x2="7.089cm" svg:y2="2.211cm"><text:p/></draw:line><draw:line draw:style-name="gr44" draw:text-style-name="P119" svg:x1="7.03cm" svg:y1="3.551cm" svg:x2="7.265cm" svg:y2="3.72cm"><text:p/></draw:line><draw:g draw:style-name="gr2"><draw:line draw:style-name="gr45" draw:text-style-name="P114" svg:x1="0.618cm" svg:y1="0.63cm" svg:x2="0.618cm" svg:y2="4.13cm"><text:p/></draw:line><draw:line draw:style-name="gr45" draw:text-style-name="P114" svg:x1="1.118cm" svg:y1="0.63cm" svg:x2="1.118cm" svg:y2="4.13cm"><text:p/></draw:line><draw:line draw:style-name="gr45" draw:text-style-name="P114" svg:x1="1.618cm" svg:y1="0.63cm" svg:x2="1.618cm" svg:y2="4.13cm"><text:p/></draw:line><draw:line draw:style-name="gr45" draw:text-style-name="P114" svg:x1="2.118cm" svg:y1="0.63cm" svg:x2="2.118cm" svg:y2="4.13cm"><text:p/></draw:line><draw:line draw:style-name="gr45" draw:text-style-name="P114" svg:x1="2.614cm" svg:y1="0.63cm" svg:x2="2.614cm" svg:y2="4.13cm"><text:p/></draw:line><draw:line draw:style-name="gr45" draw:text-style-name="P114" svg:x1="3.115cm" svg:y1="0.63cm" svg:x2="3.115cm" svg:y2="4.13cm"><text:p/></draw:line><draw:line draw:style-name="gr45" draw:text-style-name="P114" svg:x1="3.616cm" svg:y1="0.63cm" svg:x2="3.616cm" svg:y2="4.13cm"><text:p/></draw:line><draw:line draw:style-name="gr45" draw:text-style-name="P114" svg:x1="4.117cm" svg:y1="0.63cm" svg:x2="4.117cm" svg:y2="4.13cm"><text:p/></draw:line><draw:line draw:style-name="gr45" draw:text-style-name="P114" svg:x1="4.618cm" svg:y1="0.63cm" svg:x2="4.618cm" svg:y2="4.13cm"><text:p/></draw:line><draw:line draw:style-name="gr45" draw:text-style-name="P114" svg:x1="5.117cm" svg:y1="0.63cm" svg:x2="5.117cm" svg:y2="4.13cm"><text:p/></draw:line><draw:line draw:style-name="gr45" draw:text-style-name="P114" svg:x1="5.618cm" svg:y1="0.63cm" svg:x2="5.618cm" svg:y2="4.13cm"><text:p/></draw:line><draw:line draw:style-name="gr45" draw:text-style-name="P114" svg:x1="6.118cm" svg:y1="0.63cm" svg:x2="6.118cm" svg:y2="4.13cm"><text:p/></draw:line><draw:line draw:style-name="gr45" draw:text-style-name="P114" svg:x1="6.618cm" svg:y1="0.63cm" svg:x2="6.618cm" svg:y2="4.13cm"><text:p/></draw:line><draw:line draw:style-name="gr45" draw:text-style-name="P114" svg:x1="7.118cm" svg:y1="0.63cm" svg:x2="7.118cm" svg:y2="4.13cm"><text:p/></draw:line><draw:line draw:style-name="gr45" draw:text-style-name="P114" svg:x1="7.618cm" svg:y1="0.63cm" svg:x2="7.618cm" svg:y2="4.13cm"><text:p/></draw:line><draw:line draw:style-name="gr45" draw:text-style-name="P114" svg:x1="8.118cm" svg:y1="0.63cm" svg:x2="8.118cm" svg:y2="4.13cm"><text:p/></draw:line><draw:line draw:style-name="gr45" draw:text-style-name="P114" svg:x1="8.618cm" svg:y1="0.63cm" svg:x2="8.618cm" svg:y2="4.13cm"><text:p/></draw:line><draw:line draw:style-name="gr45" draw:text-style-name="P114" svg:x1="9.114cm" svg:y1="0.63cm" svg:x2="9.114cm" svg:y2="4.13cm"><text:p/></draw:line><draw:line draw:style-name="gr45" draw:text-style-name="P114" svg:x1="0.618cm" svg:y1="0.63cm" svg:x2="9.118cm" svg:y2="0.63cm"><text:p/></draw:line><draw:line draw:style-name="gr45" draw:text-style-name="P114" svg:x1="0.618cm" svg:y1="1.13cm" svg:x2="9.118cm" svg:y2="1.13cm"><text:p/></draw:line><draw:line draw:style-name="gr45" draw:text-style-name="P114" svg:x1="0.618cm" svg:y1="1.63cm" svg:x2="9.118cm" svg:y2="1.63cm"><text:p/></draw:line><draw:line draw:style-name="gr45" draw:text-style-name="P114" svg:x1="0.618cm" svg:y1="2.13cm" svg:x2="9.118cm" svg:y2="2.13cm"><text:p/></draw:line><draw:line draw:style-name="gr45" draw:text-style-name="P114" svg:x1="0.618cm" svg:y1="2.63cm" svg:x2="9.118cm" svg:y2="2.63cm"><text:p/></draw:line><draw:line draw:style-name="gr45" draw:text-style-name="P114" svg:x1="0.618cm" svg:y1="3.129cm" svg:x2="9.118cm" svg:y2="3.129cm"><text:p/></draw:line><draw:line draw:style-name="gr45" draw:text-style-name="P114" svg:x1="0.618cm" svg:y1="3.63cm" svg:x2="9.118cm" svg:y2="3.63cm"><text:p/></draw:line><draw:line draw:style-name="gr45" draw:text-style-name="P114" svg:x1="0.618cm" svg:y1="4.131cm" svg:x2="9.118cm" svg:y2="4.131cm"><text:p/></draw:line></draw:g><draw:g draw:style-name="gr2"><draw:line draw:style-name="gr23" draw:text-style-name="P122" svg:x1="8.262cm" svg:y1="2.787cm" svg:x2="7.962cm" svg:y2="2.487cm"><text:p/></draw:line><draw:line draw:style-name="gr23" draw:text-style-name="P122" svg:x1="7.962cm" svg:y1="2.787cm" svg:x2="8.262cm" svg:y2="2.487cm"><text:p/></draw:line></draw:g><draw:g draw:style-name="gr2"><draw:line draw:style-name="gr23" draw:text-style-name="P122" svg:x1="5.272cm" svg:y1="3.285cm" svg:x2="4.972cm" svg:y2="2.985cm"><text:p/></draw:line><draw:line draw:style-name="gr23" draw:text-style-name="P122" svg:x1="4.972cm" svg:y1="3.285cm" svg:x2="5.272cm" svg:y2="2.985cm"><text:p/></draw:line></draw:g><draw:frame draw:style-name="gr36" draw:text-style-name="P126" svg:width="0.705cm" svg:height="0.68cm" svg:x="8.121cm" svg:y="2.066cm"><draw:text-box><text:p text:style-name="P124"><text:span text:style-name="T105">A</text:span></text:p></draw:text-box></draw:frame><draw:frame draw:style-name="gr36" draw:text-style-name="P126" svg:width="0.705cm" svg:height="0.68cm" svg:x="5.02cm" svg:y="2.468cm"><draw:text-box><text:p text:style-name="P124"><text:span text:style-name="T105">B</text:span></text:p></draw:text-box></draw:frame><draw:custom-shape draw:style-name="gr46" draw:text-style-name="P122" svg:width="1.5cm" svg:height="1.003cm" svg:x="6.138cm" svg:y="2.126cm"><text:p/><draw:enhanced-geometry svg:viewBox="0 0 21600 21600" draw:glue-points="?f0 0 ?f1 10800 0 21600 10800 21600 21600 21600 ?f7 10800" draw:text-areas="?f1 10800 ?f2 18000 ?f3 7200 ?f4 21600" draw:type="isosceles-triangle" draw:modifiers="14347.23517654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8" draw:text-style-name="P119" svg:x1="8.133cm" svg:y1="2.659cm" svg:x2="5.103cm" svg:y2="1.101cm"><text:p/></draw:line><draw:custom-shape draw:style-name="gr47" draw:text-style-name="P122" svg:width="3.747cm" svg:height="2.5cm" draw:transform="skewX (0.00209439510239319) rotate (0.000174532925199433) translate (3.13972222222222cm 1.38288888888889cm)"><text:p/><draw:enhanced-geometry svg:viewBox="0 0 21600 21600" draw:glue-points="?f0 0 ?f1 10800 0 21600 10800 21600 21600 21600 ?f7 10800" draw:text-areas="?f1 10800 ?f2 18000 ?f3 7200 ?f4 21600" draw:type="isosceles-triangle" draw:modifiers="14311.822044488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8" draw:text-style-name="P119" svg:x1="8.134cm" svg:y1="2.658cm" svg:x2="6.618cm" svg:y2="4.113cm"><text:p/></draw:line><draw:line draw:style-name="gr28" draw:text-style-name="P119" svg:x1="8.134cm" svg:y1="2.658cm" svg:x2="2.12cm" svg:y2="4.128cm"><text:p/></draw:line><draw:line draw:style-name="gr44" draw:text-style-name="P119" svg:x1="6.197cm" svg:y1="1.508cm" svg:x2="6.036cm" svg:y2="1.714cm"><text:p/></draw:line><draw:line draw:style-name="gr44" draw:text-style-name="P119" svg:x1="6.073cm" svg:y1="2.988cm" svg:x2="6.176cm" svg:y2="3.26cm"><text:p/></draw:line><draw:line draw:style-name="gr44" draw:text-style-name="P119" svg:x1="4.064cm" svg:y1="3.493cm" svg:x2="4.167cm" svg:y2="3.765cm"><text:p/></draw:line><draw:line draw:style-name="gr44" draw:text-style-name="P119" svg:x1="7.513cm" svg:y1="3.048cm" svg:x2="7.748cm" svg:y2="3.217cm"><text:p/></draw:line><draw:line draw:style-name="gr48" draw:text-style-name="P119" svg:x1="6.632cm" svg:y1="3.641cm" svg:x2="7.134cm" svg:y2="4.152cm"><text:p/></draw:line></draw:g><text:s text:c="2"/></text:p>
        </text:list-item>
      </text:list>
      <text:list xml:id="list180646015228701" text:continue-list="list180644495440397" text:style-name="_5f_Numérotation_20_des_20_exercices_20_livrets">
        <text:list-item>
          <text:list>
            <text:list-header>
              <text:p text:style-name="P100"/>
              <text:p text:style-name="P100"/>
            </text:list-header>
          </text:list>
        </text:list-item>
      </text:list>
      <text:p text:style-name="P27"/>
      <text:p text:style-name="P27"/>
      <text:p text:style-name="P27"/>
      <text:list xml:id="list180644901441604" text:continue-numbering="true" text:style-name="_5f_Numérotation_20_des_20_exercices_20_livrets">
        <text:list-item>
          <text:list>
            <text:list-header>
              <text:p text:style-name="P105"><text:span text:style-name="T66">C</text:span>entre : <text:span text:style-name="_5f_pointillés_20_gris"><text:span text:style-name="T19">A</text:span></text:span></text:p>
              <text:p text:style-name="P93"><text:span text:style-name="_5f_pointillés_20_gris"><text:span text:style-name="T49">R</text:span></text:span><text:span text:style-name="_5f_pointillés_20_gris"><text:span text:style-name="T48">apport :</text:span></text:span><text:span text:style-name="_5f_pointillés_20_gris"><text:span text:style-name="T61"> </text:span></text:span><text:span text:style-name="_5f_pointillés_20_gris"><text:span text:style-name="T61"><draw:frame draw:style-name="fr10" draw:name="Objet6" text:anchor-type="as-char" svg:y="-0.464cm" svg:width="2.685cm" svg:height="0.87cm" draw:z-index="5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  </text:list-header>
          </text:list>
        </text:list-item>
      </text:list>
      <text:list xml:id="list180646192182496" text:continue-list="list180645495193722" text:style-name="Num_5f_Exo">
        <text:list-item>
          <text:h text:style-name="P50" text:outline-level="1"><text:span text:style-name="_5f_BVS"> </text:span><text:span text:style-name="_5f_BVS"><text:span text:style-name="T93">Dans </text:span></text:span><text:span text:style-name="_5f_BVS"><text:span text:style-name="T94">chaque cas, construis l’image de la figure proposée par l’homothétie de centre O et de rapport indiqué.</text:span></text:span></text:h>
          <text:p text:style-name="P88"><text:span text:style-name="_5f_BVS"><text:span text:style-name="T71">a.</text:span></text:span><text:span text:style-name="_5f_BVS"><text:span text:style-name="T81"> Rapport 2</text:span></text:span></text:p>
          <text:p text:style-name="P88"><draw:g text:anchor-type="paragraph" draw:z-index="35" draw:name="Forme9_0" draw:style-name="gr33"><draw:custom-shape draw:style-name="gr42" draw:text-style-name="P122" svg:width="3.001cm" svg:height="3.001cm" svg:x="4.082cm" svg:y="0.322cm"><text:p/><draw:enhanced-geometry svg:viewBox="0 0 21600 21600" draw:mirror-vertical="true" draw:glue-points="?f0 0 ?f1 10800 0 21600 10800 21600 21600 21600 ?f7 10800" draw:text-areas="?f1 10800 ?f2 18000 ?f3 7200 ?f4 21600" draw:type="isosceles-triangle" draw:modifiers="11541.105929380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8" draw:text-style-name="P119" svg:x1="8.099cm" svg:y1="1.941cm" svg:x2="4.079cm" svg:y2="0.351cm"><text:p/></draw:line><draw:custom-shape draw:style-name="gr29" draw:text-style-name="P122" svg:width="8.499cm" svg:height="4.202cm" svg:x="0.288cm" svg:y="0.086cm"><text:p/><draw:enhanced-geometry svg:viewBox="0 0 21600 21600" draw:type="rectangle" draw:enhanced-path="M 0 0 L 21600 0 21600 21600 0 21600 0 0 Z N"/></draw:custom-shape><draw:g draw:style-name="gr2"><draw:line draw:style-name="gr23" draw:text-style-name="P122" svg:x1="8.264cm" svg:y1="2.078cm" svg:x2="7.964cm" svg:y2="1.778cm"><text:p/></draw:line><draw:line draw:style-name="gr23" draw:text-style-name="P122" svg:x1="7.964cm" svg:y1="2.078cm" svg:x2="8.264cm" svg:y2="1.778cm"><text:p/></draw:line></draw:g><draw:frame draw:style-name="gr30" draw:text-style-name="P126" svg:width="0.703cm" svg:height="0.678cm" svg:x="8.017cm" svg:y="1.37cm"><draw:text-box><text:p text:style-name="P124"><text:span text:style-name="T105">O</text:span></text:p></draw:text-box></draw:frame><draw:custom-shape draw:style-name="gr43" draw:text-style-name="P122" svg:width="1.5cm" svg:height="1.5cm" svg:x="6.081cm" svg:y="1.132cm"><text:p/><draw:enhanced-geometry svg:viewBox="0 0 21600 21600" draw:mirror-vertical="true" draw:glue-points="?f0 0 ?f1 10800 0 21600 10800 21600 21600 21600 ?f7 10800" draw:text-areas="?f1 10800 ?f2 18000 ?f3 7200 ?f4 21600" draw:type="isosceles-triangle" draw:modifiers="11541.105929380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8" draw:text-style-name="P119" svg:x1="8.097cm" svg:y1="1.94cm" svg:x2="7.09cm" svg:y2="0.335cm"><text:p/></draw:line><draw:line draw:style-name="gr28" draw:text-style-name="P119" svg:x1="8.098cm" svg:y1="1.942cm" svg:x2="5.708cm" svg:y2="3.35cm"><text:p/></draw:line></draw:g><text:span text:style-name="_5f_BVS"><text:span text:style-name="T71">b.</text:span></text:span><text:span text:style-name="_5f_BVS"><text:span text:style-name="T81"> Rapport </text:span></text:span><text:span text:style-name="_5f_opensymbol"><text:span text:style-name="T81">– </text:span></text:span><text:span text:style-name="_5f_BVS"><text:span text:style-name="T59">2</text:span></text:span></text:p>
          <text:p text:style-name="P88"><draw:g text:anchor-type="paragraph" draw:z-index="36" draw:name="Forme11_0" draw:style-name="gr33"><draw:line draw:style-name="gr34" draw:text-style-name="P119" svg:x1="6.047cm" svg:y1="0.852cm" svg:x2="1.547cm" svg:y2="3.712cm"><text:p/></draw:line><draw:custom-shape draw:style-name="gr35" draw:text-style-name="P122" svg:width="8.499cm" svg:height="4.608cm" svg:x="0cm" svg:y="0.201cm"><text:p/><draw:enhanced-geometry svg:viewBox="0 0 21600 21600" draw:type="rectangle" draw:enhanced-path="M 0 0 L 21600 0 21600 21600 0 21600 0 0 Z N"/></draw:custom-shape><draw:g draw:style-name="gr2"><draw:line draw:style-name="gr23" draw:text-style-name="P122" svg:x1="3.194cm" svg:y1="2.828cm" svg:x2="2.944cm" svg:y2="2.577cm"><text:p/></draw:line><draw:line draw:style-name="gr23" draw:text-style-name="P122" svg:x1="2.944cm" svg:y1="2.828cm" svg:x2="3.194cm" svg:y2="2.577cm"><text:p/></draw:line></draw:g><draw:frame draw:style-name="gr36" draw:text-style-name="P126" svg:width="0.705cm" svg:height="0.68cm" svg:x="2.872cm" svg:y="2.078cm"><draw:text-box><text:p text:style-name="P124"><text:span text:style-name="T105">O</text:span></text:p></draw:text-box></draw:frame><draw:custom-shape draw:style-name="gr37" draw:text-style-name="P122" svg:width="1.5cm" svg:height="0.999cm" svg:x="0.582cm" svg:y="2.688cm"><text:p/><draw:enhanced-geometry svg:viewBox="0 0 21600 21600" draw:glue-points="?f6 0 10800 ?f8 ?f11 10800 ?f9 21600 10800 ?f10 ?f5 10800" draw:text-areas="?f3 ?f3 ?f4 ?f4" draw:type="parallelogram" draw:modifiers="7367.8880746169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8" draw:text-style-name="P122" svg:width="3.003cm" svg:height="2.001cm" svg:x="5.068cm" svg:y="0.81cm"><text:p/><draw:enhanced-geometry svg:viewBox="0 0 21600 21600" draw:mirror-vertical="true" draw:mirror-horizontal="true" draw:glue-points="?f6 0 10800 ?f8 ?f11 10800 ?f9 21600 10800 ?f10 ?f5 10800" draw:text-areas="?f3 ?f3 ?f4 ?f4" draw:type="parallelogram" draw:modifiers="7367.8880746169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39" draw:text-style-name="P119" svg:x1="7.942cm" svg:y1="0.831cm" svg:x2="0.574cm" svg:y2="3.694cm"><text:p/></draw:line><draw:line draw:style-name="gr40" draw:text-style-name="P119" svg:x1="7.079cm" svg:y1="2.789cm" svg:x2="1.079cm" svg:y2="2.699cm"><text:p/></draw:line><draw:line draw:style-name="gr41" draw:text-style-name="P119" svg:x1="5.049cm" svg:y1="2.818cm" svg:x2="2.077cm" svg:y2="2.686cm"><text:p/></draw:line></draw:g><text:span text:style-name="_5f_BVS"/></text:p>
          <text:p text:style-name="P89"><text:span text:style-name="_5f_BVS"><text:span text:style-name="T71">c.</text:span></text:span><text:span text:style-name="_5f_BVS"><text:span text:style-name="T81"> Rapport </text:span></text:span><text:span text:style-name="_5f_opensymbol"><text:span text:style-name="T81">– </text:span></text:span><text:span text:style-name="_5f_BVS"><text:span text:style-name="T84"><draw:frame draw:style-name="fr9" draw:name="Objet1" text:anchor-type="as-char" svg:y="-0.499cm" svg:width="0.293cm" svg:height="0.87cm" draw:z-index="42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</text:list-item>
      </text:list>
      <text:p text:style-name="P30"><draw:g text:anchor-type="paragraph" draw:z-index="37" draw:name="Forme12_0" draw:style-name="gr1"><draw:line draw:style-name="gr28" draw:text-style-name="P119" svg:x1="4.744cm" svg:y1="2.395cm" svg:x2="3.314cm" svg:y2="1.105cm"><text:p/></draw:line><draw:line draw:style-name="gr28" draw:text-style-name="P119" svg:x1="5.234cm" svg:y1="1.429cm" svg:x2="1.855cm" svg:y2="4.079cm"><text:p/></draw:line><draw:custom-shape draw:style-name="gr29" draw:text-style-name="P122" svg:width="8.499cm" svg:height="4.202cm" svg:x="-0.12cm" svg:y="0.081cm"><text:p/><draw:enhanced-geometry svg:viewBox="0 0 21600 21600" draw:type="rectangle" draw:enhanced-path="M 0 0 L 21600 0 21600 21600 0 21600 0 0 Z N"/></draw:custom-shape><draw:g draw:style-name="gr2"><draw:line draw:style-name="gr23" draw:text-style-name="P122" svg:x1="4.528cm" svg:y1="2.224cm" svg:x2="4.228cm" svg:y2="1.924cm"><text:p/></draw:line><draw:line draw:style-name="gr23" draw:text-style-name="P122" svg:x1="4.228cm" svg:y1="2.224cm" svg:x2="4.528cm" svg:y2="1.924cm"><text:p/></draw:line></draw:g><draw:frame draw:style-name="gr30" draw:text-style-name="P126" svg:width="0.701cm" svg:height="0.678cm" svg:x="4.279cm" svg:y="1.418cm"><draw:text-box><text:p text:style-name="P124"><text:span text:style-name="T105">O</text:span></text:p></draw:text-box></draw:frame><draw:custom-shape draw:style-name="gr31" draw:text-style-name="P122" svg:width="2.502cm" svg:height="3.003cm" svg:x="0.878cm" svg:y="1.053cm"><text:p/><draw:enhanced-geometry svg:viewBox="0 0 21600 21600" draw:mirror-vertical="true" draw:glue-points="?f0 0 ?f1 10800 0 21600 10800 21600 21600 21600 ?f7 10800" draw:text-areas="?f1 10800 ?f2 18000 ?f3 7200 ?f4 21600" draw:type="isosceles-triangle" draw:modifiers="8619.2722910835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2" draw:text-style-name="P122" svg:width="0.832cm" svg:height="1.001cm" svg:x="4.727cm" svg:y="1.415cm"><text:p/>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8619.2722910835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8" draw:text-style-name="P119" svg:x1="5.599cm" svg:y1="2.419cm" svg:x2="0.891cm" svg:y2="1.062cm"><text:p/></draw:line></draw:g><text:span text:style-name="_5f_BVS"/></text:p>
      <text:p text:style-name="P30"><text:span text:style-name="_5f_BVS"/></text:p>
      <text:p text:style-name="P30"><text:span text:style-name="_5f_BVS"/></text:p>
      <text:p text:style-name="P30"><text:span text:style-name="_5f_BVS"/></text:p>
      <text:p text:style-name="P33"><text:span text:style-name="_5f_BVS"/></text:p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h text:style-name="P54" text:outline-level="1"><text:span text:style-name="_5f_BVS"/></text:h>
      <text:list xml:id="list180644489907446" text:continue-numbering="true" text:style-name="Num_5f_Exo">
        <text:list-item>
          <text:h text:style-name="P55" text:outline-level="1"><text:soft-page-break/><text:span text:style-name="_5f_BVS"><text:span text:style-name="T82"> Dans chaque cas, construis l’image de la figure dans l’homothétie de centre O et de rapport :</text:span></text:span></text:h>
          <text:h text:style-name="P56" text:outline-level="1"><text:span text:style-name="_5f_BVS"><text:span text:style-name="T72">a. </text:span></text:span><text:span text:style-name="_5f_BVS"><text:span text:style-name="T82">1,2.</text:span></text:span></text:h>
        </text:list-item>
      </text:list>
      <text:h text:style-name="P57" text:outline-level="1"><text:span text:style-name="_5f_BVS"/></text:h>
      <text:h text:style-name="P57" text:outline-level="1"><text:span text:style-name="_5f_BVS"/></text:h>
      <text:h text:style-name="P57" text:outline-level="1"><draw:g text:anchor-type="paragraph" draw:z-index="38" draw:name="Forme15" draw:style-name="gr1"><draw:frame draw:style-name="gr22" draw:text-style-name="P120" svg:width="0.803cm" svg:height="0.66cm" svg:x="0.277cm" svg:y="1.517cm"><draw:text-box><text:p text:style-name="P115"><text:span text:style-name="T109">O</text:span></text:p></draw:text-box></draw:frame><draw:g draw:style-name="gr2"><draw:custom-shape draw:style-name="gr26" draw:text-style-name="P119" svg:width="1.504cm" svg:height="1.502cm" svg:x="1.678cm" svg:y="0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2"><draw:line draw:style-name="gr23" draw:text-style-name="P122" svg:x1="1.163cm" svg:y1="2.205cm" svg:x2="0.863cm" svg:y2="1.905cm"><text:p/></draw:line><draw:line draw:style-name="gr23" draw:text-style-name="P122" svg:x1="0.863cm" svg:y1="2.205cm" svg:x2="1.163cm" svg:y2="1.905cm"><text:p/></draw:line></draw:g><draw:g draw:style-name="gr2"><draw:line draw:style-name="gr23" draw:text-style-name="P122" svg:x1="2.591cm" svg:y1="1.45cm" svg:x2="2.291cm" svg:y2="1.15cm"><text:p/></draw:line><draw:line draw:style-name="gr23" draw:text-style-name="P122" svg:x1="2.291cm" svg:y1="1.45cm" svg:x2="2.591cm" svg:y2="1.15cm"><text:p/></draw:line></draw:g><draw:line draw:style-name="gr16" draw:text-style-name="P119" svg:x1="1.014cm" svg:y1="2.054cm" svg:x2="2.734cm" svg:y2="1.154cm"><text:p/></draw:line><draw:g draw:style-name="gr2"><draw:line draw:style-name="gr11" draw:text-style-name="P122" svg:x1="2.871cm" svg:y1="1.309cm" svg:x2="2.571cm" svg:y2="1.009cm"><text:p/></draw:line><draw:line draw:style-name="gr11" draw:text-style-name="P122" svg:x1="2.571cm" svg:y1="1.309cm" svg:x2="2.871cm" svg:y2="1.009cm"><text:p/></draw:line></draw:g><draw:custom-shape draw:style-name="gr27" draw:text-style-name="P119" svg:width="1.802cm" svg:height="1.789cm" svg:x="1.822cm" svg:y="0.2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text:span text:style-name="_5f_BVS"/></text:h>
      <text:h text:style-name="P57" text:outline-level="1"><text:span text:style-name="_5f_BVS"/></text:h>
      <text:h text:style-name="P57" text:outline-level="1"><text:span text:style-name="_5f_BVS"/></text:h>
      <text:h text:style-name="P57" text:outline-level="1"><text:span text:style-name="_5f_BVS"/></text:h>
      <text:list xml:id="list180644636031206" text:continue-numbering="true" text:style-name="Num_5f_Exo">
        <text:list-header>
          <text:h text:style-name="P52" text:outline-level="1"><text:span text:style-name="_5f_BVS"><text:span text:style-name="T72">b.</text:span></text:span><text:span text:style-name="_5f_BVS"><text:span text:style-name="T82"> –1,5.</text:span></text:span></text:h>
        </text:list-header>
      </text:list>
      <text:h text:style-name="P53" text:outline-level="1"><text:span text:style-name="_5f_BVS"/></text:h>
      <text:h text:style-name="P53" text:outline-level="1"><text:span text:style-name="_5f_BVS"/></text:h>
      <text:h text:style-name="P53" text:outline-level="1"><text:span text:style-name="_5f_BVS"/></text:h>
      <text:h text:style-name="P53" text:outline-level="1"><draw:g text:anchor-type="paragraph" draw:z-index="39" draw:name="Forme13" draw:style-name="gr1"><draw:custom-shape draw:style-name="gr20" draw:text-style-name="P119" svg:width="1.555cm" svg:height="1.551cm" svg:x="6.782cm" svg:y="1.40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1" draw:text-style-name="P119" svg:width="2.19cm" svg:height="2.188cm" draw:transform="skewX (-0.00314159265359002) rotate (-2.36474660352712) translate (9.11225cm 2.19251388888889cm)"><text:p/><draw:enhanced-geometry draw:glue-point-type="segments" draw:type="mso-spt100" draw:modifiers="-90 89.511541342358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2" draw:text-style-name="P120" svg:width="0.803cm" svg:height="0.66cm" svg:x="5.831cm" svg:y="0.323cm"><draw:text-box><text:p text:style-name="P115"><text:span text:style-name="T109">O</text:span></text:p></draw:text-box></draw:frame><draw:g draw:style-name="gr2"><draw:line draw:style-name="gr23" draw:text-style-name="P122" svg:x1="6.089cm" svg:y1="1.121cm" svg:x2="5.789cm" svg:y2="0.821cm"><text:p/></draw:line><draw:line draw:style-name="gr23" draw:text-style-name="P122" svg:x1="5.789cm" svg:y1="1.121cm" svg:x2="6.089cm" svg:y2="0.821cm"><text:p/></draw:line></draw:g><draw:g draw:style-name="gr2"><draw:custom-shape draw:style-name="gr24" draw:text-style-name="P119" svg:width="2.329cm" svg:height="2.324cm" svg:x="2.33cm" svg:y="-2.027cm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119" svg:width="3.282cm" svg:height="3.282cm" draw:transform="skewX (-0.00541052068118258) rotate (-2.36561926815311) translate (5.80495833333333cm -0.836083333333333cm)"><text:p/><draw:enhanced-geometry draw:mirror-horizontal="true" draw:mirror-vertical="true" draw:glue-point-type="segments" draw:type="mso-spt100" draw:modifiers="-90 89.511541342358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line draw:style-name="gr16" draw:text-style-name="P119" svg:x1="4.66cm" svg:y1="0.306cm" svg:x2="6.785cm" svg:y2="1.405cm"><text:p/></draw:line><draw:line draw:style-name="gr16" draw:text-style-name="P119" svg:x1="4.661cm" svg:y1="-2.011cm" svg:x2="6.783cm" svg:y2="2.957cm"><text:p/></draw:line><draw:line draw:style-name="gr16" draw:text-style-name="P119" svg:x1="2.36cm" svg:y1="-2.017cm" svg:x2="8.336cm" svg:y2="2.956cm"><text:p/></draw:line></draw:g><text:span text:style-name="_5f_BVS"/></text:h>
      <text:h text:style-name="P53" text:outline-level="1"><text:span text:style-name="_5f_BVS"/></text:h>
      <text:h text:style-name="P53" text:outline-level="1"><text:span text:style-name="_5f_BVS"/></text:h>
      <text:h text:style-name="P53" text:outline-level="1"><text:span text:style-name="_5f_BVS"/></text:h>
      <text:list xml:id="list180646518295449" text:continue-numbering="true" text:style-name="Num_5f_Exo">
        <text:list-item>
          <text:h text:style-name="P47" text:outline-level="1"><text:span text:style-name="_5f_BVS"><text:span text:style-name="T83"> </text:span></text:span><text:span text:style-name="_5f_BVS"><text:span text:style-name="T98">L’homothétie de centre I et de rapport –2 transforme un segment [AB] en un segment [A’B’].</text:span></text:span></text:h>
          <text:h text:style-name="P59" text:outline-level="1"><text:span text:style-name="_5f_BVS"><text:span text:style-name="T73">a. </text:span></text:span><text:span text:style-name="_5f_BVS"><text:span text:style-name="T83">Construis cette figure.</text:span></text:span></text:h>
          <text:h text:style-name="P59" text:outline-level="1"><draw:g text:anchor-type="paragraph" draw:z-index="40" draw:name="Forme14" draw:style-name="gr1"><draw:line draw:style-name="gr11" draw:text-style-name="P119" svg:x1="3.432cm" svg:y1="3.013cm" svg:x2="7.432cm" svg:y2="2.013cm"><text:p/></draw:line><draw:line draw:style-name="gr11" draw:text-style-name="P119" svg:x1="1.933cm" svg:y1="0.763cm" svg:x2="3.933cm" svg:y2="0.263cm"><text:p/></draw:line><draw:line draw:style-name="gr16" draw:text-style-name="P119" svg:x1="3.932cm" svg:y1="0.263cm" svg:x2="3.432cm" svg:y2="3.013cm"><text:p/></draw:line><draw:line draw:style-name="gr16" draw:text-style-name="P119" svg:x1="1.933cm" svg:y1="0.763cm" svg:x2="7.433cm" svg:y2="2.013cm"><text:p/></draw:line><draw:frame draw:style-name="gr17" draw:text-style-name="P118" svg:width="1.001cm" svg:height="1.001cm" svg:x="1.293cm" svg:y="0.434cm"><draw:text-box><text:p text:style-name="P124"><text:span text:style-name="T107">A</text:span></text:p></draw:text-box></draw:frame><draw:frame draw:style-name="gr17" draw:text-style-name="P118" svg:width="1.001cm" svg:height="1.001cm" svg:x="3.799cm" svg:y="-0.095cm"><draw:text-box><text:p text:style-name="P124"><text:span text:style-name="T107">B</text:span></text:p></draw:text-box></draw:frame><draw:frame draw:style-name="gr18" draw:text-style-name="P125" svg:width="1.147cm" svg:height="1.006cm" svg:x="2.706cm" svg:y="2.833cm"><draw:text-box><text:p text:style-name="P124"><text:span text:style-name="T112">B’</text:span></text:p></draw:text-box></draw:frame><draw:frame draw:style-name="gr19" draw:text-style-name="P125" svg:width="1.094cm" svg:height="0.835cm" svg:x="7.338cm" svg:y="1.679cm"><draw:text-box><text:p text:style-name="P124"><text:span text:style-name="T112">A’</text:span></text:p></draw:text-box></draw:frame><draw:frame draw:style-name="gr17" draw:text-style-name="P125" svg:width="1.001cm" svg:height="1.001cm" svg:x="3.189cm" svg:y="1.069cm"><draw:text-box><text:p text:style-name="P124"><text:span text:style-name="T112">I</text:span></text:p></draw:text-box></draw:frame></draw:g><text:span text:style-name="_5f_BVS"/></text:h>
          <text:h text:style-name="P59" text:outline-level="1"><text:span text:style-name="_5f_BVS"/></text:h>
          <text:h text:style-name="P59" text:outline-level="1"><text:span text:style-name="_5f_BVS"/></text:h>
          <text:h text:style-name="P59" text:outline-level="1"><text:span text:style-name="_5f_BVS"/></text:h>
          <text:h text:style-name="P59" text:outline-level="1"/>
          <text:h text:style-name="P51" text:outline-level="1"><text:span text:style-name="_5f_BVS"><text:span text:style-name="T73">b. </text:span></text:span><text:span text:style-name="_5f_BVS"><text:span text:style-name="T83">Que peut-on dire des droites (AB) et (A’B’) ? Justifie.</text:span></text:span></text:h>
          <text:list>
            <text:list-header>
              <text:p text:style-name="P95"><text:span text:style-name="_5f_pointillés_20_gris"><text:span text:style-name="T34">Les droites (AB) et (A’B’) sont parallèles car une homothétie transforme tout segment en un segment parallèle.</text:span></text:span></text:p>
            </text:list-header>
          </text:list>
        </text:list-item>
      </text:list>
      <text:p text:style-name="P34"><text:span text:style-name="_5f_pointillés_20_gris"/></text:p>
      <text:p text:style-name="P34"><text:span text:style-name="_5f_pointillés_20_gris"/></text:p>
      <text:p text:style-name="P34"><text:span text:style-name="_5f_pointillés_20_gris"/></text:p>
      <text:p text:style-name="P34"><text:span text:style-name="_5f_pointillés_20_gris"/></text:p>
      <text:p text:style-name="P34"><text:span text:style-name="_5f_pointillés_20_gris"/></text:p>
      <text:p text:style-name="P34"><text:span text:style-name="_5f_pointillés_20_gris"/></text:p>
      <text:list xml:id="list180645909527336" text:continue-numbering="true" text:style-name="Num_5f_Exo">
        <text:list-item>
          <text:h text:style-name="P63" text:outline-level="1"> <text:span text:style-name="T99">Les deux quadrilatères ci-dessous sont homothétiques.</text:span></text:h>
          <text:h text:style-name="P60" text:outline-level="1"><text:span text:style-name="T69">a.</text:span><text:span text:style-name="T80"> </text:span>Code sur la figure les angles de même mesure.</text:h>
        </text:list-item>
      </text:list>
      <text:h text:style-name="P61" text:outline-level="1"><text:span text:style-name="T74">b.</text:span><text:span text:style-name="T80"> </text:span><text:span text:style-name="T102">Si AB</text:span><text:span text:style-name="T57"> </text:span><text:span text:style-name="T102">=</text:span><text:span text:style-name="T57"> AC</text:span><text:span text:style-name="T102">, code sur la figure deux autres longueurs égales.</text:span></text:h>
      <text:h text:style-name="P62" text:outline-level="1"><text:span text:style-name="T69">c.</text:span> Repasse en rouge deux segments parallèles.</text:h>
      <text:h text:style-name="P62" text:outline-level="1"/>
      <text:h text:style-name="P62" text:outline-level="1"/>
      <text:h text:style-name="P62" text:outline-level="1"/>
      <text:h text:style-name="P62" text:outline-level="1"/>
      <text:h text:style-name="P62" text:outline-level="1"><draw:g text:anchor-type="paragraph" draw:z-index="41" draw:name="Forme16" draw:style-name="gr1"><draw:line draw:style-name="gr3" draw:text-style-name="P114" svg:x1="2.137cm" svg:y1="-1.881cm" svg:x2="4.837cm" svg:y2="-0.481cm"><text:p/></draw:line><draw:line draw:style-name="gr12" draw:text-style-name="P114" svg:x1="3.535cm" svg:y1="0.92cm" svg:x2="4.835cm" svg:y2="-0.48cm"><text:p/></draw:line><draw:line draw:style-name="gr3" draw:text-style-name="P114" svg:x1="3.535cm" svg:y1="0.92cm" svg:x2="1.935cm" svg:y2="0.82cm"><text:p/></draw:line><draw:line draw:style-name="gr3" draw:text-style-name="P114" svg:x1="2.135cm" svg:y1="-1.881cm" svg:x2="1.935cm" svg:y2="0.819cm"><text:p/></draw:line><draw:line draw:style-name="gr3" draw:text-style-name="P114" svg:x1="5.978cm" svg:y1="-0.881cm" svg:x2="7.933cm" svg:y2="0.129cm"><text:p/></draw:line><draw:line draw:style-name="gr13" draw:text-style-name="P114" svg:x1="6.994cm" svg:y1="1.139cm" svg:x2="7.935cm" svg:y2="0.129cm"><text:p/></draw:line><draw:line draw:style-name="gr3" draw:text-style-name="P114" svg:x1="6.994cm" svg:y1="1.139cm" svg:x2="5.835cm" svg:y2="1.067cm"><text:p/></draw:line><draw:line draw:style-name="gr3" draw:text-style-name="P114" svg:x1="5.98cm" svg:y1="-0.881cm" svg:x2="5.835cm" svg:y2="1.067cm"><text:p/></draw:line><draw:frame draw:style-name="gr14" draw:text-style-name="P120" svg:width="0.803cm" svg:height="0.66cm" svg:x="1.634cm" svg:y="-2.381cm"><draw:text-box><text:p text:style-name="P115"><text:span text:style-name="T109">A</text:span></text:p></draw:text-box></draw:frame><draw:frame draw:style-name="gr10" draw:text-style-name="P120" svg:width="0.6cm" svg:height="0.659cm" svg:x="1.334cm" svg:y="0.619cm"><draw:text-box><text:p text:style-name="P115"><text:span text:style-name="T109">B</text:span></text:p></draw:text-box></draw:frame><draw:frame draw:style-name="gr14" draw:text-style-name="P120" svg:width="0.802cm" svg:height="0.66cm" svg:x="4.735cm" svg:y="-0.825cm"><draw:text-box><text:p text:style-name="P115"><text:span text:style-name="T109">C</text:span></text:p></draw:text-box></draw:frame><draw:circle draw:style-name="gr15" draw:text-style-name="P114" svg:width="1.001cm" svg:height="1.001cm" svg:x="1.621cm" svg:y="-2.355cm" draw:kind="arc" draw:start-angle="267.14" draw:end-angle="335.82"><text:p/></draw:circle><draw:ellipse draw:style-name="gr15" draw:text-style-name="P114" svg:width="1.146cm" svg:height="1.086cm" svg:x="1.543cm" svg:y="-2.378cm" draw:kind="arc" draw:start-angle="267.14" draw:end-angle="335.82"><text:p/></draw:ellipse><draw:ellipse draw:style-name="gr15" draw:text-style-name="P114" svg:width="0.749cm" svg:height="0.747cm" svg:x="5.585cm" svg:y="-1.249cm" draw:kind="arc" draw:start-angle="267.14" draw:end-angle="335.82"><text:p/></draw:ellipse><draw:ellipse draw:style-name="gr15" draw:text-style-name="P114" svg:width="0.833cm" svg:height="0.78cm" svg:x="5.557cm" svg:y="-1.224cm" draw:kind="arc" draw:start-angle="267.14" draw:end-angle="335.82"><text:p/></draw:ellipse><draw:circle draw:style-name="gr15" draw:text-style-name="P114" svg:width="0.75cm" svg:height="0.75cm" svg:x="1.575cm" svg:y="0.432cm" draw:kind="arc" draw:start-angle="355.85" draw:end-angle="87.54"><text:p/></draw:circle><draw:ellipse draw:style-name="gr15" draw:text-style-name="P114" svg:width="0.608cm" svg:height="0.597cm" svg:x="5.535cm" svg:y="0.762cm" draw:kind="arc" draw:start-angle="355.85" draw:end-angle="87.54"><text:p/></draw:ellipse><draw:ellipse draw:style-name="gr15" draw:text-style-name="P114" svg:width="0.712cm" svg:height="0.662cm" svg:x="3.18cm" svg:y="0.619cm" draw:kind="arc" draw:start-angle="50.13" draw:end-angle="171.24"><text:p/></draw:ellipse><draw:ellipse draw:style-name="gr15" draw:text-style-name="P114" svg:width="0.615cm" svg:height="0.588cm" svg:x="6.683cm" svg:y="0.87cm" draw:kind="arc" draw:start-angle="50.13" draw:end-angle="171.24"><text:p/></draw:ellipse><draw:ellipse draw:style-name="gr15" draw:text-style-name="P114" svg:width="0.5cm" svg:height="0.502cm" svg:x="7.612cm" svg:y="-0.144cm" draw:kind="arc" draw:start-angle="150.47" draw:end-angle="240.5"><text:p/></draw:ellipse><draw:ellipse draw:style-name="gr15" draw:text-style-name="P114" svg:width="0.787cm" svg:height="0.777cm" svg:x="4.364cm" svg:y="-0.891cm" draw:kind="arc" draw:start-angle="150.47" draw:end-angle="240.5"><text:p/></draw:ellipse><draw:line draw:style-name="gr11" draw:text-style-name="P119" svg:x1="3.4cm" svg:y1="0.469cm" svg:x2="3.45cm" svg:y2="0.779cm"><text:p/></draw:line><draw:line draw:style-name="gr11" draw:text-style-name="P119" svg:x1="6.874cm" svg:y1="0.699cm" svg:x2="6.924cm" svg:y2="1.009cm"><text:p/></draw:line><draw:line draw:style-name="gr11" draw:text-style-name="P119" svg:x1="4.184cm" svg:y1="-0.45cm" svg:x2="4.562cm" svg:y2="-0.49cm"><text:p/></draw:line><draw:line draw:style-name="gr11" draw:text-style-name="P119" svg:x1="4.184cm" svg:y1="-0.38cm" svg:x2="4.562cm" svg:y2="-0.42cm"><text:p/></draw:line><draw:line draw:style-name="gr11" draw:text-style-name="P119" svg:x1="7.464cm" svg:y1="0.15cm" svg:x2="7.764cm" svg:y2="0.12cm"><text:p/></draw:line><draw:line draw:style-name="gr11" draw:text-style-name="P119" svg:x1="7.473cm" svg:y1="0.217cm" svg:x2="7.773cm" svg:y2="0.187cm"><text:p/></draw:line><draw:frame draw:style-name="gr14" draw:text-style-name="P123" svg:width="0.803cm" svg:height="0.66cm" svg:x="1.697cm" svg:y="-0.776cm"><draw:text-box><text:p text:style-name="P115"><text:span text:style-name="T111">o</text:span></text:p></draw:text-box></draw:frame><draw:frame draw:style-name="gr10" draw:text-style-name="P123" svg:width="0.802cm" svg:height="0.659cm" svg:x="3.294cm" svg:y="-1.414cm"><draw:text-box><text:p text:style-name="P115"><text:span text:style-name="T111">o</text:span></text:p></draw:text-box></draw:frame><draw:line draw:style-name="gr11" draw:text-style-name="P119" svg:x1="6.772cm" svg:y1="-0.274cm" svg:x2="7.022cm" svg:y2="-0.554cm"><text:p/></draw:line><draw:line draw:style-name="gr11" draw:text-style-name="P119" svg:x1="6.851cm" svg:y1="-0.248cm" svg:x2="7.101cm" svg:y2="-0.528cm"><text:p/></draw:line><draw:line draw:style-name="gr11" draw:text-style-name="P119" svg:x1="6.926cm" svg:y1="-0.214cm" svg:x2="7.176cm" svg:y2="-0.494cm"><text:p/></draw:line><draw:line draw:style-name="gr11" draw:text-style-name="P119" svg:x1="5.723cm" svg:y1="0.245cm" svg:x2="6.1cm" svg:y2="0.171cm"><text:p/></draw:line><draw:line draw:style-name="gr11" draw:text-style-name="P119" svg:x1="5.723cm" svg:y1="0.171cm" svg:x2="6.1cm" svg:y2="0.097cm"><text:p/></draw:line><draw:line draw:style-name="gr11" draw:text-style-name="P119" svg:x1="5.723cm" svg:y1="0.095cm" svg:x2="6.1cm" svg:y2="0.021cm"><text:p/></draw:line></draw:g></text:h>
      <text:h text:style-name="P58" text:outline-level="1"/>
      <text:list xml:id="list180646516167335" text:continue-numbering="true" text:style-name="Num_5f_Exo">
        <text:list-item>
          <text:h text:style-name="P65" text:outline-level="1"><text:span text:style-name="T84"> Un triangle A’B’C’ est l’image d’un triangle ABC dans une homothétie de rapport </text:span><text:span text:style-name="T84"><draw:frame draw:style-name="fr9" draw:name="Objet3" text:anchor-type="as-char" svg:y="-0.499cm" svg:width="0.293cm" svg:height="0.87cm" draw:z-index="4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84">. On sait que AB = 6 cm et que l’angle </text:span><text:span text:style-name="T84"><draw:frame draw:style-name="fr9" draw:name="Object30" text:anchor-type="as-char" svg:y="-0.349cm" svg:width="0.737cm" svg:height="0.462cm" draw:z-index="4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84"><text:s/></text:span><text:span text:style-name="T54">m</text:span><text:span text:style-name="T55">esure</text:span><text:span text:style-name="T84"> 60°. Détermine les mesures de leurs images A’B’ et </text:span><text:span text:style-name="T84"><draw:frame draw:style-name="fr9" draw:name="Objet2" text:anchor-type="as-char" svg:y="-0.349cm" svg:width="1.042cm" svg:height="0.464cm" draw:z-index="4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84">. Justifie.</text:span></text:h>
          <text:p text:style-name="P70"><text:span text:style-name="_5f_pointillés_20_gris"><text:span text:style-name="T35">Une homothétie multiplie les longueurs par son rapport, donc A’B’ = </text:span></text:span><text:span text:style-name="_5f_pointillés_20_gris"><text:span text:style-name="T35"><draw:frame draw:style-name="fr8" draw:name="Objet8" text:anchor-type="as-char" svg:y="-0.499cm" svg:width="0.293cm" svg:height="0.87cm" draw:z-index="4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35"><text:s/></text:span></text:span><text:span text:style-name="_5f_pointillés_20_gris"><text:span text:style-name="T40"></text:span></text:span><text:span text:style-name="_5f_pointillés_20_gris"><text:span text:style-name="T35"> AB = </text:span></text:span><text:span text:style-name="_5f_pointillés_20_gris"><text:span text:style-name="T35"><draw:frame draw:style-name="fr8" draw:name="Objet11" text:anchor-type="as-char" svg:y="-0.499cm" svg:width="0.293cm" svg:height="0.87cm" draw:z-index="47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35"><text:s/></text:span></text:span><text:span text:style-name="_5f_pointillés_20_gris"><text:span text:style-name="T40"></text:span></text:span><text:span text:style-name="_5f_pointillés_20_gris"><text:span text:style-name="T35"> 6 cm = 7,5 cm.</text:span></text:span></text:p>
          <text:p text:style-name="P70"><text:span text:style-name="_5f_pointillés_20_gris"><text:span text:style-name="T35">Une homothétie ne modifie pas les mesures d’angles, donc </text:span></text:span><text:span text:style-name="_5f_pointillés_20_gris"><text:span text:style-name="T35"><draw:frame draw:style-name="fr7" draw:name="Objet9" text:anchor-type="as-char" svg:y="-0.349cm" svg:width="1.044cm" svg:height="0.464cm" draw:z-index="48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35"><text:s/>= </text:span></text:span><text:span text:style-name="_5f_pointillés_20_gris"><text:span text:style-name="T35"><draw:frame draw:style-name="fr7" draw:name="Objet10" text:anchor-type="as-char" svg:y="-0.349cm" svg:width="0.734cm" svg:height="0.464cm" draw:z-index="4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35"><text:s/>= 60°.</text:span></text:span></text:p>
        </text:list-item>
        <text:list-item>
          <text:h text:style-name="P66" text:outline-level="1"> RULP est un trapèze rectangle. OKFM est son image par une homothétie de rapport 0,5. </text:h>
          <text:h text:style-name="P48" text:outline-level="1"><text:span text:style-name="T69">a.</text:span> Construis le centre I de cette homothétie.</text:h>
          <text:h text:style-name="P48" text:outline-level="1"><draw:g text:anchor-type="paragraph" draw:z-index="55" draw:name="Forme17" draw:style-name="gr1"><draw:line draw:style-name="gr3" draw:text-style-name="P114" svg:x1="0.268cm" svg:y1="3.046cm" svg:x2="3.168cm" svg:y2="3.046cm"><text:p/></draw:line><draw:line draw:style-name="gr3" draw:text-style-name="P114" svg:x1="4.168cm" svg:y1="4.746cm" svg:x2="3.168cm" svg:y2="3.046cm"><text:p/></draw:line><draw:line draw:style-name="gr3" draw:text-style-name="P114" svg:x1="0.268cm" svg:y1="3.046cm" svg:x2="0.268cm" svg:y2="4.746cm"><text:p/></draw:line><draw:line draw:style-name="gr3" draw:text-style-name="P114" svg:x1="0.268cm" svg:y1="4.744cm" svg:x2="4.168cm" svg:y2="4.744cm"><text:p/></draw:line><draw:line draw:style-name="gr3" draw:text-style-name="P114" svg:x1="0.268cm" svg:y1="3.344cm" svg:x2="0.568cm" svg:y2="3.344cm"><text:p/></draw:line><draw:line draw:style-name="gr3" draw:text-style-name="P114" svg:x1="0.568cm" svg:y1="3.346cm" svg:x2="0.568cm" svg:y2="3.046cm"><text:p/></draw:line><draw:line draw:style-name="gr3" draw:text-style-name="P114" svg:x1="0.268cm" svg:y1="4.444cm" svg:x2="0.568cm" svg:y2="4.444cm"><text:p/></draw:line><draw:line draw:style-name="gr3" draw:text-style-name="P114" svg:x1="0.568cm" svg:y1="4.744cm" svg:x2="0.568cm" svg:y2="4.444cm"><text:p/></draw:line><draw:line draw:style-name="gr3" draw:text-style-name="P114" svg:x1="4.868cm" svg:y1="2.174cm" svg:x2="6.303cm" svg:y2="2.174cm"><text:p/></draw:line><draw:line draw:style-name="gr3" draw:text-style-name="P114" svg:x1="6.798cm" svg:y1="3.024cm" svg:x2="6.303cm" svg:y2="2.174cm"><text:p/></draw:line><draw:line draw:style-name="gr3" draw:text-style-name="P114" svg:x1="4.868cm" svg:y1="2.174cm" svg:x2="4.868cm" svg:y2="3.024cm"><text:p/></draw:line><draw:line draw:style-name="gr3" draw:text-style-name="P114" svg:x1="4.868cm" svg:y1="3.024cm" svg:x2="6.798cm" svg:y2="3.024cm"><text:p/></draw:line><draw:frame draw:style-name="gr6" draw:text-style-name="P120" svg:width="0.9cm" svg:height="0.701cm" svg:x="-0.332cm" svg:y="2.544cm"><draw:text-box><text:p text:style-name="P115"><text:span text:style-name="T109">R</text:span></text:p></draw:text-box></draw:frame><draw:frame draw:style-name="gr6" draw:text-style-name="P120" svg:width="0.902cm" svg:height="0.701cm" svg:x="2.968cm" svg:y="2.544cm"><draw:text-box><text:p text:style-name="P115"><text:span text:style-name="T109">U</text:span></text:p></draw:text-box></draw:frame><draw:frame draw:style-name="gr8" draw:text-style-name="P120" svg:width="0.904cm" svg:height="0.703cm" svg:x="4.067cm" svg:y="4.542cm"><draw:text-box><text:p text:style-name="P115"><text:span text:style-name="T109">L</text:span></text:p></draw:text-box></draw:frame><draw:frame draw:style-name="gr6" draw:text-style-name="P120" svg:width="0.9cm" svg:height="0.701cm" svg:x="-0.332cm" svg:y="4.644cm"><draw:text-box><text:p text:style-name="P115"><text:span text:style-name="T109">P</text:span></text:p></draw:text-box></draw:frame><draw:frame draw:style-name="gr6" draw:text-style-name="P120" svg:width="0.902cm" svg:height="0.701cm" svg:x="4.268cm" svg:y="1.745cm"><draw:text-box><text:p text:style-name="P115"><text:span text:style-name="T109">O</text:span></text:p></draw:text-box></draw:frame><draw:frame draw:style-name="gr6" draw:text-style-name="P120" svg:width="0.9cm" svg:height="0.701cm" svg:x="5.969cm" svg:y="1.644cm"><draw:text-box><text:p text:style-name="P115"><text:span text:style-name="T109">K</text:span></text:p></draw:text-box></draw:frame><draw:frame draw:style-name="gr6" draw:text-style-name="P120" svg:width="0.9cm" svg:height="0.701cm" svg:x="6.669cm" svg:y="2.843cm"><draw:text-box><text:p text:style-name="P115"><text:span text:style-name="T109">F</text:span></text:p></draw:text-box></draw:frame><draw:frame draw:style-name="gr6" draw:text-style-name="P120" svg:width="0.9cm" svg:height="0.701cm" svg:x="-0.332cm" svg:y="2.544cm"><draw:text-box><text:p text:style-name="P115"><text:span text:style-name="T109">R</text:span></text:p></draw:text-box></draw:frame><draw:frame draw:style-name="gr6" draw:text-style-name="P120" svg:width="0.902cm" svg:height="0.701cm" svg:x="4.268cm" svg:y="2.944cm"><draw:text-box><text:p text:style-name="P115"><text:span text:style-name="T109">M</text:span></text:p></draw:text-box></draw:frame><draw:line draw:style-name="gr9" draw:text-style-name="P119" svg:x1="0.268cm" svg:y1="3.046cm" svg:x2="9.768cm" svg:y2="1.256cm"><text:p/></draw:line><draw:line draw:style-name="gr9" draw:text-style-name="P119" svg:x1="4.168cm" svg:y1="4.746cm" svg:x2="9.668cm" svg:y2="1.176cm"><text:p/></draw:line><draw:frame draw:style-name="gr10" draw:text-style-name="P121" svg:width="0.666cm" svg:height="0.659cm" svg:x="9.154cm" svg:y="1.275cm"><draw:text-box><text:p text:style-name="P115"><text:span text:style-name="T110">I</text:span></text:p></draw:text-box></draw:frame><draw:g draw:style-name="gr2"><draw:line draw:style-name="gr11" draw:text-style-name="P122" svg:x1="9.601cm" svg:y1="1.466cm" svg:x2="9.301cm" svg:y2="1.166cm"><text:p/></draw:line><draw:line draw:style-name="gr11" draw:text-style-name="P122" svg:x1="9.301cm" svg:y1="1.466cm" svg:x2="9.601cm" svg:y2="1.166cm"><text:p/></draw:line></draw:g></draw:g></text:h>
          <text:h text:style-name="P48" text:outline-level="1"/>
          <text:p text:style-name="P94"><text:span text:style-name="_5f_pointillés_20_gris"><text:span text:style-name="T61"/></text:span></text:p>
          <text:p text:style-name="P94"><text:span text:style-name="_5f_pointillés_20_gris"><text:span text:style-name="T61"/></text:span></text:p>
          <text:p text:style-name="P94"><text:span text:style-name="_5f_pointillés_20_gris"><text:span text:style-name="T61"/></text:span></text:p>
          <text:p text:style-name="P94"><text:span text:style-name="_5f_pointillés_20_gris"><text:span text:style-name="T61"/></text:span></text:p>
          <text:p text:style-name="P94"><text:span text:style-name="_5f_pointillés_20_gris"><text:span text:style-name="T61"/></text:span></text:p>
          <text:p text:style-name="P94"><text:span text:style-name="_5f_pointillés_20_gris"><text:span text:style-name="T61"/></text:span></text:p>
          <text:p text:style-name="P97"><text:span text:style-name="_5f_pointillés_20_gris"><text:span text:style-name="T75">b. </text:span></text:span><text:span text:style-name="_5f_pointillés_20_gris"><text:span text:style-name="T12">Quelle est la nature du quadrilatère OKFM ? Justifie. </text:span></text:span></text:p>
          <text:p text:style-name="P71"><text:span text:style-name="_5f_pointillés_20_gris"><text:span text:style-name="T36">Une homothétie ne change pas la forme d’une figure, OKFM est donc comme RULP : un trapèze rectangle.</text:span></text:span></text:p>
        </text:list-item>
      </text:list>
      <text:p text:style-name="P38"><text:span text:style-name="_5f_pointillés_20_gris"/></text:p>
      <text:list xml:id="list180646407207642" text:continue-numbering="true" text:style-name="Num_5f_Exo">
        <text:list-item>
          <text:h text:style-name="Exo_5f_Num" text:outline-level="1"><text:soft-page-break/><text:span text:style-name="_5f_pointillés_20_gris"><text:span text:style-name="T14"> Termine la construction de</text:span></text:span><text:span text:style-name="_5f_pointillés_20_gris"><text:span text:style-name="T13"> l’image du triangle FMI par une homothétie </text:span></text:span><text:span text:style-name="_5f_pointillés_20_gris"><text:span text:style-name="T14">de rapport 0,5.</text:span></text:span></text:h>
        </text:list-item>
      </text:list>
      <text:list xml:id="list180646152290580" text:continue-list="list180644901441604" text:style-name="_5f_Numérotation_20_des_20_exercices_20_livrets">
        <text:list-header>
          <text:p text:style-name="P74"><draw:g text:anchor-type="paragraph" draw:z-index="56" draw:name="Forme10" draw:style-name="gr1"><draw:g draw:style-name="gr2"><draw:line draw:style-name="gr3" draw:text-style-name="P114" svg:x1="1.802cm" svg:y1="0.762cm" svg:x2="3.202cm" svg:y2="3.462cm"><text:p/></draw:line><draw:line draw:style-name="gr3" draw:text-style-name="P114" svg:x1="1.802cm" svg:y1="0.762cm" svg:x2="0.603cm" svg:y2="3.466cm"><text:p/></draw:line><draw:line draw:style-name="gr3" draw:text-style-name="P114" svg:x1="0.603cm" svg:y1="3.466cm" svg:x2="3.203cm" svg:y2="3.466cm"><text:p/></draw:line></draw:g><draw:frame draw:style-name="gr4" draw:text-style-name="P116" svg:width="1.004cm" svg:height="0.9cm" svg:x="1.464cm" svg:y="0.101cm"><draw:text-box><text:p text:style-name="P115"><text:span text:style-name="T104">F</text:span></text:p></draw:text-box></draw:frame><draw:frame draw:style-name="gr4" draw:text-style-name="P116" svg:width="1.003cm" svg:height="0.9cm" svg:x="3.015cm" svg:y="3.348cm"><draw:text-box><text:p text:style-name="P115"><text:span text:style-name="T104">M</text:span></text:p></draw:text-box></draw:frame><draw:frame draw:style-name="gr4" draw:text-style-name="P116" svg:width="1.001cm" svg:height="0.9cm" svg:x="0.002cm" svg:y="3.264cm"><draw:text-box><text:p text:style-name="P115"><text:span text:style-name="T104">I</text:span></text:p></draw:text-box></draw:frame><draw:frame draw:style-name="gr5" draw:text-style-name="P116" svg:width="0.858cm" svg:height="0.676cm" svg:x="5.394cm" svg:y="1.02cm"><draw:text-box><text:p text:style-name="P115"><text:span text:style-name="T104">F</text:span><text:span text:style-name="T105">'</text:span></text:p></draw:text-box></draw:frame><draw:frame draw:style-name="gr6" draw:text-style-name="P117" svg:width="0.701cm" svg:height="0.701cm" svg:x="5.401cm" svg:y="1.355cm"><draw:text-box><text:p text:style-name="P115"><text:span text:style-name="T106">x</text:span></text:p></draw:text-box></draw:frame><draw:frame draw:style-name="gr5" draw:text-style-name="P118" svg:width="1.02cm" svg:height="0.676cm" svg:x="6.04cm" svg:y="2.946cm"><draw:text-box><text:p text:style-name="P115"><text:span text:style-name="T107">M</text:span><text:span text:style-name="T108">'</text:span></text:p></draw:text-box></draw:frame><draw:frame draw:style-name="gr5" draw:text-style-name="P118" svg:width="1.02cm" svg:height="0.676cm" svg:x="4.685cm" svg:y="2.9cm"><draw:text-box><text:p text:style-name="P115"><text:span text:style-name="T107">I</text:span><text:span text:style-name="T108">'</text:span></text:p></draw:text-box></draw:frame><draw:g draw:style-name="gr2"><draw:line draw:style-name="gr7" draw:text-style-name="P119" svg:x1="5.725cm" svg:y1="1.704cm" svg:x2="6.398cm" svg:y2="3.002cm"><text:p/></draw:line><draw:line draw:style-name="gr7" draw:text-style-name="P119" svg:x1="5.724cm" svg:y1="1.704cm" svg:x2="5.148cm" svg:y2="3.004cm"><text:p/></draw:line><draw:line draw:style-name="gr7" draw:text-style-name="P119" svg:x1="5.148cm" svg:y1="3.004cm" svg:x2="6.398cm" svg:y2="3.004cm"><text:p/></draw:line></draw:g><draw:g draw:style-name="gr2"><draw:line draw:style-name="gr3" draw:text-style-name="P114" svg:x1="1.802cm" svg:y1="0.762cm" svg:x2="3.202cm" svg:y2="3.462cm"><text:p/></draw:line><draw:line draw:style-name="gr3" draw:text-style-name="P114" svg:x1="1.802cm" svg:y1="0.762cm" svg:x2="0.603cm" svg:y2="3.466cm"><text:p/></draw:line><draw:line draw:style-name="gr3" draw:text-style-name="P114" svg:x1="0.603cm" svg:y1="3.466cm" svg:x2="3.203cm" svg:y2="3.466cm"><text:p/></draw:line></draw:g></draw:g><text:span text:style-name="_5f_pointillés_20_gris"><text:span text:style-name="T62"/></text:span></text:p>
          <text:p text:style-name="P74"><text:span text:style-name="_5f_pointillés_20_gris"><text:span text:style-name="T62"/></text:span></text:p>
          <text:p text:style-name="P74"><text:span text:style-name="_5f_pointillés_20_gris"><text:span text:style-name="T62"/></text:span></text:p>
        </text:list-header>
      </text:list>
      <text:p text:style-name="P36"><text:span text:style-name="_5f_pointillés_20_gris"><text:span text:style-name="T62"/></text:span></text:p>
      <text:p text:style-name="P36"><text:span text:style-name="_5f_pointillés_20_gris"><text:span text:style-name="T62"/></text:span></text:p>
      <text:p text:style-name="P36"><text:span text:style-name="_5f_pointillés_20_gris"><text:span text:style-name="T62"/></text:span></text:p>
      <text:p text:style-name="P36"><text:span text:style-name="_5f_pointillés_20_gris"><text:span text:style-name="T62"/></text:span></text:p>
      <text:p text:style-name="P37"><text:span text:style-name="_5f_pointillés_20_gris"><text:span text:style-name="T20">Dans</text:span></text:span><text:span text:style-name="_5f_pointillés_20_gris"><text:span text:style-name="T24"> cette homothétie </text:span></text:span><text:span text:style-name="_5f_pointillés_20_gris"><text:span text:style-name="T27">les longueurs des segments sont multipliées par 0,5 </text:span></text:span><text:span text:style-name="_5f_pointillés_20_gris"><text:span text:style-name="T29">(donc divisées par 2)</text:span></text:span><text:span text:style-name="_5f_pointillés_20_gris"><text:span text:style-name="T27"> et les côtés homothétiques sont parallèles.</text:span></text:span><text:span text:style-name="_5f_pointillés_20_gris"><text:span text:style-name="T24"> </text:span></text:span></text:p>
      <text:p text:style-name="P37"><text:span text:style-name="_5f_pointillés_20_gris"><text:span text:style-name="T24">Il ne reste plus qu’à terminer la construction. </text:span></text:span></text:p>
      <text:p text:style-name="P37"><text:span text:style-name="_5f_pointillés_20_gris"><text:span text:style-name="T29">Il n’est pas </text:span></text:span><text:span text:style-name="_5f_pointillés_20_gris"><text:span text:style-name="T21">utile</text:span></text:span><text:span text:style-name="_5f_pointillés_20_gris"><text:span text:style-name="T29"> de placer le centre O.</text:span></text:span></text:p>
      <text:list xml:id="list180646575352259" text:continue-list="list180646407207642" text:style-name="Num_5f_Exo">
        <text:list-item>
          <text:h text:style-name="Exo_5f_Num" text:outline-level="1"><text:span text:style-name="_5f_pointillés_20_gris"><text:span text:style-name="T15"> Le carré EFGH est l’image du carré ABCD dans une homothétie de rapport</text:span></text:span><text:span text:style-name="_5f_pointillés_20_gris"><text:span text:style-name="T13"> 5. On suppose que le côté du carré ABCD mesure 3 cm.</text:span></text:span></text:h>
        </text:list-item>
      </text:list>
      <text:list xml:id="list180644942537367" text:continue-list="list180646152290580" text:style-name="_5f_Numérotation_20_des_20_exercices_20_livrets">
        <text:list-header>
          <text:p text:style-name="P76"><text:span text:style-name="_5f_pointillés_20_gris"><text:span text:style-name="T76">a.</text:span></text:span><text:span text:style-name="_5f_pointillés_20_gris"><text:span text:style-name="T16"> </text:span></text:span><text:span text:style-name="_5f_pointillés_20_gris"><text:span text:style-name="T15">Calcule la mesure du côté de EFGH e</text:span></text:span><text:span text:style-name="_5f_pointillés_20_gris"><text:span text:style-name="T17">t</text:span></text:span><text:span text:style-name="_5f_pointillés_20_gris"><text:span text:style-name="T15"> déduis-en son aire.</text:span></text:span></text:p>
          <text:p text:style-name="P72"><text:span text:style-name="_5f_pointillés_20_gris"><text:span text:style-name="T37">Une homothétie multiplie les longueurs par son rapport, donc EFGH est un carré de côté :</text:span></text:span></text:p>
          <text:p text:style-name="P72"><text:span text:style-name="_5f_pointillés_20_gris"><text:span text:style-name="T37">5 </text:span></text:span><text:span text:style-name="_5f_pointillés_20_gris"><text:span text:style-name="T41"></text:span></text:span><text:span text:style-name="_5f_pointillés_20_gris"><text:span text:style-name="T37"> 3 cm = 15 cm. </text:span></text:span></text:p>
          <text:p text:style-name="P72"><text:span text:style-name="_5f_pointillés_20_gris"><text:span text:style-name="T37">D’où </text:span></text:span><text:span text:style-name="_5f_pointillés_20_gris"><text:span text:style-name="T42">a</text:span></text:span><text:span text:style-name="_5f_pointillés_20_gris"><text:span text:style-name="T43">EFGH</text:span></text:span><text:span text:style-name="_5f_pointillés_20_gris"><text:span text:style-name="T37"> = 15² = 225 (en cm²).</text:span></text:span></text:p>
          <text:p text:style-name="P77"><text:span text:style-name="_5f_pointillés_20_gris"><text:span text:style-name="T77">b</text:span></text:span><text:span text:style-name="_5f_pointillés_20_gris"><text:span text:style-name="T76">.</text:span></text:span><text:span text:style-name="_5f_pointillés_20_gris"><text:span text:style-name="T16"> </text:span></text:span><text:span text:style-name="_5f_pointillés_20_gris"><text:span text:style-name="T15">Complète : </text:span></text:span><text:span text:style-name="_5f_pointillés_20_gris"><text:span text:style-name="T15"><draw:frame draw:style-name="fr6" draw:name="Objet4" text:anchor-type="as-char" svg:width="5.066cm" svg:height="0.87cm" draw:z-index="5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<text:p text:style-name="P75"><text:span text:style-name="_5f_pointillés_20_gris"><text:span text:style-name="T15"/></text:span></text:p>
        </text:list-header>
      </text:list>
      <text:list xml:id="list180645707461025" text:continue-list="list180646575352259" text:style-name="Num_5f_Exo">
        <text:list-item>
          <text:h text:style-name="P64" text:outline-level="1"><text:span text:style-name="_5f_pointillés_20_gris"> </text:span><text:span text:style-name="_5f_BVS"><text:span text:style-name="T93">L’aire d’un pentagone est 24 cm². Quelle sera l’aire de son image par une homothétie de rapport :</text:span></text:span></text:h>
        </text:list-item>
      </text:list>
      <text:list xml:id="list180644708578746" text:continue-list="list180644942537367" text:style-name="_5f_Numérotation_20_des_20_exercices_20_livrets">
        <text:list-header>
          <text:p text:style-name="P76"><text:span text:style-name="_5f_pointillés_20_gris"><text:span text:style-name="T77">a.</text:span></text:span><text:span text:style-name="_5f_pointillés_20_gris"><text:span text:style-name="T15"> 0,8 ?</text:span></text:span></text:p>
          <text:p text:style-name="P73"><text:span text:style-name="_5f_pointillés_20_gris"><text:span text:style-name="T28">a</text:span></text:span><text:span text:style-name="_5f_pointillés_20_gris"><text:span text:style-name="T25"> = </text:span></text:span><text:span text:style-name="_5f_pointillés_20_gris"><text:span text:style-name="T38">24 </text:span></text:span><text:span text:style-name="_5f_pointillés_20_gris"><text:span text:style-name="T41"></text:span></text:span><text:span text:style-name="_5f_pointillés_20_gris"><text:span text:style-name="T38"> (0,8)² =</text:span></text:span><text:span text:style-name="_5f_pointillés_20_gris"><text:span text:style-name="T25"> </text:span></text:span><text:span text:style-name="_5f_pointillés_20_gris"><text:span text:style-name="T38">15,36 (en cm²).</text:span></text:span></text:p>
          <text:p text:style-name="P78"><text:span text:style-name="_5f_pointillés_20_gris"><text:span text:style-name="T77">b.</text:span></text:span><text:span text:style-name="_5f_pointillés_20_gris"><text:span text:style-name="T15"> </text:span></text:span><text:span text:style-name="_5f_pointillés_20_gris"><text:span text:style-name="T22">─</text:span></text:span><text:span text:style-name="_5f_pointillés_20_gris"><text:span text:style-name="T15">4 ?</text:span></text:span></text:p>
          <text:p text:style-name="P73"><text:span text:style-name="_5f_pointillés_20_gris"><text:span text:style-name="T28">a</text:span></text:span><text:span text:style-name="_5f_pointillés_20_gris"><text:span text:style-name="T25"> = </text:span></text:span><text:span text:style-name="_5f_pointillés_20_gris"><text:span text:style-name="T26">24 </text:span></text:span><text:span text:style-name="_5f_pointillés_20_gris"><text:span text:style-name="T23"></text:span></text:span><text:span text:style-name="_5f_pointillés_20_gris"><text:span text:style-name="T26"> </text:span></text:span><text:span text:style-name="_5f_pointillés_20_gris"><text:span text:style-name="T39">(– </text:span></text:span><text:span text:style-name="_5f_pointillés_20_gris"><text:span text:style-name="T38">4</text:span></text:span><text:span text:style-name="_5f_pointillés_20_gris"><text:span text:style-name="T39">)</text:span></text:span><text:span text:style-name="_5f_pointillés_20_gris"><text:span text:style-name="T26">² =</text:span></text:span><text:span text:style-name="_5f_pointillés_20_gris"><text:span text:style-name="T25"> </text:span></text:span><text:span text:style-name="_5f_pointillés_20_gris"><text:span text:style-name="T31">384</text:span></text:span><text:span text:style-name="_5f_pointillés_20_gris"><text:span text:style-name="T26"> (en cm²).</text:span></text:span></text:p>
          <text:p text:style-name="P79"><text:span text:style-name="_5f_pointillés_20_gris"><text:span text:style-name="T78">c</text:span></text:span><text:span text:style-name="_5f_pointillés_20_gris"><text:span text:style-name="T77">.</text:span></text:span><text:span text:style-name="_5f_pointillés_20_gris"><text:span text:style-name="T15"> </text:span></text:span><text:span text:style-name="_5f_pointillés_20_gris"><text:span text:style-name="T15"><draw:frame draw:style-name="fr5" draw:name="Objet5" text:anchor-type="as-char" svg:width="0.293cm" svg:height="0.87cm" draw:z-index="5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pointillés_20_gris"><text:span text:style-name="T15"> ?</text:span></text:span></text:p>
          <text:p text:style-name="P73"><text:span text:style-name="_5f_pointillés_20_gris"><text:span text:style-name="T42">a</text:span></text:span><text:span text:style-name="_5f_pointillés_20_gris"><text:span text:style-name="T37"> = </text:span></text:span><text:span text:style-name="_5f_pointillés_20_gris"><text:span text:style-name="T38">24 </text:span></text:span><text:span text:style-name="_5f_pointillés_20_gris"><text:span text:style-name="T41"></text:span></text:span><text:span text:style-name="_5f_pointillés_20_gris"><text:span text:style-name="T38"> </text:span></text:span><text:span text:style-name="_5f_pointillés_20_gris"><text:span text:style-name="T38"><draw:frame draw:style-name="fr4" draw:name="Objet12" text:anchor-type="as-char" svg:width="0.753cm" svg:height="0.96cm" draw:z-index="5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pointillés_20_gris"><text:span text:style-name="T38"><text:s/>=</text:span></text:span><text:span text:style-name="_5f_pointillés_20_gris"><text:span text:style-name="T37"> </text:span></text:span><text:span text:style-name="_5f_pointillés_20_gris"><text:span text:style-name="T31"><draw:frame draw:style-name="fr4" draw:name="Objet13" text:anchor-type="as-char" svg:width="0.517cm" svg:height="0.87cm" draw:z-index="5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38"><text:s/></text:span></text:span><text:span text:style-name="_5f_pointillés_20_gris"><text:span text:style-name="T44"></text:span></text:span><text:span text:style-name="_5f_pointillés_20_gris"><text:span text:style-name="T38"> 0,49 (en cm²).</text:span></text:span></text:p>
        </text:list-header>
      </text:list>
      <text:p text:style-name="P39"><text:span text:style-name="_5f_pointillés_20_gris"><text:span text:style-name="T26"/></text:span></text:p>
      <text:p text:style-name="P39"><text:span text:style-name="_5f_pointillés_20_gris"><text:span text:style-name="T26"/></text:span></text:p>
      <text:p text:style-name="P39"><text:span text:style-name="_5f_pointillés_20_gris"><text:span text:style-name="T26"/></text:span></text:p>
      <text:list xml:id="list180646500184987" text:continue-list="list180645707461025" text:style-name="Num_5f_Exo">
        <text:list-item>
          <text:h text:style-name="P67" text:outline-level="1"><text:span text:style-name="_5f_BVS"> Complète le tableau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022756295552">
          <table:table-cell table:style-name="Tableau1.A1" office:value-type="string">
            <text:list xml:id="list180645757525909" text:continue-list="list180644708578746" text:style-name="_5f_Numérotation_20_des_20_exercices_20_livrets">
              <text:list-header>
                <text:p text:style-name="P80">A<text:span text:style-name="T91">ire de</text:span><text:span text:style-name="T101"> </text:span><text:span text:style-name="T91">la</text:span><text:span text:style-name="T101"> </text:span><text:span text:style-name="T91">figure</text:span></text:p>
              </text:list-header>
            </text:list>
          </table:table-cell>
          <table:table-cell table:style-name="Tableau1.A1" office:value-type="string">
            <text:list xml:id="list180646213985657" text:continue-numbering="true" text:style-name="_5f_Numérotation_20_des_20_exercices_20_livrets">
              <text:list-header>
                <text:p text:style-name="P84"><text:span text:style-name="T86">Rapport </text:span><text:span text:style-name="T87">d’</text:span><text:span text:style-name="T88">homothétie</text:span></text:p>
              </text:list-header>
            </text:list>
          </table:table-cell>
          <table:table-cell table:style-name="Tableau1.C1" office:value-type="string">
            <text:list xml:id="list180646141792745" text:continue-numbering="true" text:style-name="_5f_Numérotation_20_des_20_exercices_20_livrets">
              <text:list-header>
                <text:p text:style-name="P81">A<text:span text:style-name="T91">ire de</text:span><text:span text:style-name="T101"> </text:span><text:span text:style-name="T91">l’image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80646263650899" text:continue-numbering="true" text:style-name="_5f_Numérotation_20_des_20_exercices_20_livrets">
              <text:list-header>
                <text:p text:style-name="P82">3 cm<text:span text:style-name="T92">²</text:span></text:p>
              </text:list-header>
            </text:list>
          </table:table-cell>
          <table:table-cell table:style-name="Tableau1.B2" office:value-type="float" office:value="3">
            <text:list xml:id="list180646432087726" text:continue-numbering="true" text:style-name="_5f_Numérotation_20_des_20_exercices_20_livrets">
              <text:list-header>
                <text:p text:style-name="P82">3</text:p>
              </text:list-header>
            </text:list>
          </table:table-cell>
          <table:table-cell table:style-name="Tableau1.C2" office:value-type="string">
            <text:list xml:id="list180645998576426" text:continue-numbering="true" text:style-name="_5f_Numérotation_20_des_20_exercices_20_livrets">
              <text:list-header>
                <text:p text:style-name="P86"><text:span text:style-name="T103">27</text:span> cm<text:span text:style-name="T92">²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80645801787574" text:continue-numbering="true" text:style-name="_5f_Numérotation_20_des_20_exercices_20_livrets">
              <text:list-header>
                <text:p text:style-name="P82">15 m<text:span text:style-name="T92">²</text:span></text:p>
              </text:list-header>
            </text:list>
          </table:table-cell>
          <table:table-cell table:style-name="Tableau1.B3" office:value-type="float" office:value="0.4">
            <text:list xml:id="list180644850832860" text:continue-numbering="true" text:style-name="_5f_Numérotation_20_des_20_exercices_20_livrets">
              <text:list-header>
                <text:p text:style-name="P83">0,4</text:p>
              </text:list-header>
            </text:list>
          </table:table-cell>
          <table:table-cell table:style-name="Tableau1.C3" office:value-type="string">
            <text:list xml:id="list180645454027461" text:continue-numbering="true" text:style-name="_5f_Numérotation_20_des_20_exercices_20_livrets">
              <text:list-header>
                <text:p text:style-name="P86"><text:span text:style-name="T103">2,4</text:span> m<text:span text:style-name="T92">²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80644603231164" text:continue-numbering="true" text:style-name="_5f_Numérotation_20_des_20_exercices_20_livrets">
              <text:list-header>
                <text:p text:style-name="P86"><text:span text:style-name="T103">9</text:span> <text:span text:style-name="T103">m</text:span>m<text:span text:style-name="T92">²</text:span></text:p>
              </text:list-header>
            </text:list>
          </table:table-cell>
          <table:table-cell table:style-name="Tableau1.B4" office:value-type="float" office:value="5">
            <text:list xml:id="list180646177142794" text:continue-numbering="true" text:style-name="_5f_Numérotation_20_des_20_exercices_20_livrets">
              <text:list-header>
                <text:p text:style-name="P83">5</text:p>
              </text:list-header>
            </text:list>
          </table:table-cell>
          <table:table-cell table:style-name="Tableau1.C4" office:value-type="string">
            <text:list xml:id="list180646064652434" text:continue-numbering="true" text:style-name="_5f_Numérotation_20_des_20_exercices_20_livrets">
              <text:list-header>
                <text:p text:style-name="P82">225 mm<text:span text:style-name="T92">²</text:span></text:p>
              </text:list-header>
            </text:list>
          </table:table-cell>
        </table:table-row>
        <table:table-row table:style-name="Tableau1.5">
          <table:table-cell table:style-name="Tableau1.A8" office:value-type="string">
            <text:list xml:id="list180644731615157" text:continue-numbering="true" text:style-name="_5f_Numérotation_20_des_20_exercices_20_livrets">
              <text:list-header>
                <text:p text:style-name="P86"><draw:frame draw:style-name="fr4" draw:name="Objet14" text:anchor-type="as-char" svg:width="0.517cm" svg:height="0.87cm" draw:z-index="54"><draw:object xlink:href="./Object 15" xlink:type="simple" xlink:show="embed" xlink:actuate="onLoad"/><draw:image xlink:href="./ObjectReplacements/Object 15" xlink:type="simple" xlink:show="embed" xlink:actuate="onLoad"/><svg:desc>formule</svg:desc></draw:frame> cm<text:span text:style-name="T92">²</text:span></text:p>
              </text:list-header>
            </text:list>
          </table:table-cell>
          <table:table-cell table:style-name="Tableau1.B5" office:value-type="string">
            <text:list xml:id="list180645055711982" text:continue-numbering="true" text:style-name="_5f_Numérotation_20_des_20_exercices_20_livrets">
              <text:list-header>
                <text:p text:style-name="P83">0,6</text:p>
              </text:list-header>
            </text:list>
          </table:table-cell>
          <table:table-cell table:style-name="Tableau1.C5" office:value-type="string">
            <text:list xml:id="list180645587060283" text:continue-numbering="true" text:style-name="_5f_Numérotation_20_des_20_exercices_20_livrets">
              <text:list-header>
                <text:p text:style-name="P82">1,24 cm<text:span text:style-name="T92">²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80644723385185" text:continue-numbering="true" text:style-name="_5f_Numérotation_20_des_20_exercices_20_livrets">
              <text:list-header>
                <text:p text:style-name="P82">2,5 cm<text:span text:style-name="T92">²</text:span></text:p>
              </text:list-header>
            </text:list>
          </table:table-cell>
          <table:table-cell table:style-name="Tableau1.B6" office:value-type="string">
            <text:list xml:id="list180645715066714" text:continue-numbering="true" text:style-name="_5f_Numérotation_20_des_20_exercices_20_livrets">
              <text:list-header>
                <text:p text:style-name="P87">2</text:p>
              </text:list-header>
            </text:list>
          </table:table-cell>
          <table:table-cell table:style-name="Tableau1.C6" office:value-type="string">
            <text:list xml:id="list180645316558752" text:continue-numbering="true" text:style-name="_5f_Numérotation_20_des_20_exercices_20_livrets">
              <text:list-header>
                <text:p text:style-name="P82">10 cm<text:span text:style-name="T92">²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80644589510245" text:continue-numbering="true" text:style-name="_5f_Numérotation_20_des_20_exercices_20_livrets">
              <text:list-header>
                <text:p text:style-name="P82">2 dm<text:span text:style-name="T92">²</text:span></text:p>
              </text:list-header>
            </text:list>
          </table:table-cell>
          <table:table-cell table:style-name="Tableau1.B7" office:value-type="string">
            <text:list xml:id="list180644714508048" text:continue-numbering="true" text:style-name="_5f_Numérotation_20_des_20_exercices_20_livrets">
              <text:list-header>
                <text:p text:style-name="P87">1,2</text:p>
              </text:list-header>
            </text:list>
          </table:table-cell>
          <table:table-cell table:style-name="Tableau1.C7" office:value-type="string">
            <text:list xml:id="list180645749951426" text:continue-numbering="true" text:style-name="_5f_Numérotation_20_des_20_exercices_20_livrets">
              <text:list-header>
                <text:p text:style-name="P82">2,<text:span text:style-name="T92">88</text:span> dm<text:span text:style-name="T92">²</text:span></text:p>
              </text:list-header>
            </text:list>
          </table:table-cell>
        </table:table-row>
        <table:table-row table:style-name="Tableau1.8">
          <table:table-cell table:style-name="Tableau1.A8" office:value-type="string">
            <text:list xml:id="list180645939896492" text:continue-numbering="true" text:style-name="_5f_Numérotation_20_des_20_exercices_20_livrets">
              <text:list-header>
                <text:p text:style-name="P82">9,3 <text:span text:style-name="T92">d</text:span>m<text:span text:style-name="T92">²</text:span></text:p>
              </text:list-header>
            </text:list>
          </table:table-cell>
          <table:table-cell table:style-name="Tableau1.B8" office:value-type="string">
            <text:list xml:id="list180644983369495" text:continue-numbering="true" text:style-name="_5f_Numérotation_20_des_20_exercices_20_livrets">
              <text:list-header>
                <text:p text:style-name="P87">10</text:p>
              </text:list-header>
            </text:list>
          </table:table-cell>
          <table:table-cell table:style-name="Tableau1.C8" office:value-type="string">
            <text:list xml:id="list180646289966195" text:continue-numbering="true" text:style-name="_5f_Numérotation_20_des_20_exercices_20_livrets">
              <text:list-header>
                <text:p text:style-name="P84"><text:span text:style-name="T89">9,3</text:span><text:span text:style-name="T85"> </text:span><text:span text:style-name="T90">m</text:span><text:span text:style-name="T89">²</text:span></text:p>
                <text:p text:style-name="P85"><text:span text:style-name="T33">(</text:span><text:span text:style-name="T32">= 930 dm²)</text:span><text:span text:style-name="T85"> </text:span></text:p>
              </text:list-header>
            </text:list>
          </table:table-cell>
        </table:table-row>
      </table:table>
      <text:list xml:id="list180645078341007" text:continue-list="list180646500184987" text:style-name="Num_5f_Exo">
        <text:list-header>
          <text:h text:style-name="P68" text:outline-level="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/>
    <style:font-face style:name="OpenSymbol3" svg:font-family="OpenSymbol" style:font-adornments="Oblique"/>
    <style:font-face style:name="Symbol" svg:font-family="Symbol" style:font-adornments="Oblique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6" svg:font-family="'Bitstream Vera Sans'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hatch draw:name="quadrillage" draw:style="double" draw:color="#333333" draw:distance="0.283cm" draw:rotation="90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2cm" draw:dots2="1" draw:dots2-length="0.002cm" draw:distance="0.002cm"/>
    <draw:stroke-dash draw:name="Dashed_20__28_var_29__20_6833" draw:display-name="Dashed (var) 6833" draw:style="rect" draw:dots1="1" draw:dots1-length="0.002cm" draw:dots2="1" draw:dots2-length="0.002cm" draw:distance="0.002cm"/>
    <draw:stroke-dash draw:name="Dashed_20__28_var_29__20_6834" draw:display-name="Dashed (var) 6834" draw:style="rect" draw:dots1="1" draw:dots1-length="0.002cm" draw:dots2="1" draw:dots2-length="0.002cm" draw:distance="0.002cm"/>
    <draw:stroke-dash draw:name="Dashed_20__28_var_29__20_6835" draw:display-name="Dashed (var) 6835" draw:style="rect" draw:dots1="1" draw:dots1-length="0.002cm" draw:dots2="1" draw:dots2-length="0.002cm" draw:distance="0.002cm"/>
    <draw:stroke-dash draw:name="Dashed_20__28_var_29__20_6836" draw:display-name="Dashed (var) 6836" draw:style="rect" draw:dots1="1" draw:dots1-length="0.002cm" draw:dots2="1" draw:dots2-length="0.002cm" draw:distance="0.002cm"/>
    <draw:stroke-dash draw:name="Dashed_20__28_var_29__20_6837" draw:display-name="Dashed (var) 6837" draw:style="rect" draw:dots1="1" draw:dots1-length="0.002cm" draw:dots2="1" draw:dots2-length="0.002cm" draw:distance="0.002cm"/>
    <draw:stroke-dash draw:name="Dashed_20__28_var_29__20_6838" draw:display-name="Dashed (var) 6838" draw:style="rect" draw:dots1="1" draw:dots1-length="0.002cm" draw:dots2="1" draw:dots2-length="0.002cm" draw:distance="0.002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ash" draw:display-name="Long Dash" draw:style="rect" draw:dots1="1" draw:dots1-length="340%" draw:distance="170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draw:stroke-dash draw:name="Ultrafine_20_Dotted_20__28_var_29_" draw:display-name="Ultrafine Dotted (var)" draw:style="rect" draw:dots1="1" draw:distance="1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7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7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 text:start-value="10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Puce_5f_enonce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38e5c9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ae15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fo:language="zxx" fo:country="none" officeooo:rsid="0054f023" style:language-asian="zxx" style:country-asian="none"/>
    </style:style>
    <style:style style:name="MT7" style:family="text">
      <style:text-properties fo:language="zxx" fo:country="none" officeooo:rsid="005249d3" style:language-asian="zxx" style:country-asian="none"/>
    </style:style>
    <style:style style:name="MT8" style:family="text">
      <style:text-properties fo:text-transform="uppercase" fo:color="#808080" loext:opacity="100%" style:font-name="Bitstream Vera Sans" fo:font-size="9pt" officeooo:rsid="004e3ebc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063ac4b" fo:background-color="transparent" loext:char-shading-value="0"/>
    </style:style>
    <style:style style:name="MT10" style:family="text">
      <style:text-properties officeooo:rsid="0063ac4b"/>
    </style:style>
    <style:style style:name="MT11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11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5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6</text:span></text:p></draw:text-box></draw:frame><draw:line text:anchor-type="paragraph" draw:z-index="24" draw:name="Forme3" draw:style-name="Mgr3" draw:text-style-name="MP27" svg:x1="7.491cm" svg:y1="0.355cm" svg:x2="20.496cm" svg:y2="0.355cm"><text:p/></draw:line><text:span text:style-name="MT6">H</text:span><text:span text:style-name="MT7">omothéties</text:span></text:p>
      </style:header>
      <style:footer>
        <text:p text:style-name="MP29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7"><draw:text-box fo:min-height="0.355cm"><text:p text:style-name="MP30"><draw:g text:anchor-type="paragraph" draw:z-index="19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9</text:page-number></text:p></draw:text-box></draw:frame><text:p text:style-name="MP32"><text:span text:style-name="MT8">t</text:span><text:span text:style-name="MT9">riangle</text:span><text:span text:style-name="MT10"> et proportionnalité</text:span> • <text:span text:style-name="MT11">D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8:06:43.258000000</dc:date>
    <meta:editing-duration>PT14H54M47S</meta:editing-duration>
    <meta:editing-cycles>107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0" meta:object-count="15" meta:page-count="4" meta:paragraph-count="140" meta:word-count="877" meta:character-count="4629" meta:non-whitespace-character-count="3485"/>
  </office:meta>
</office:document-meta>
</file>

<file path=Object 1/content.xml><?xml version="1.0" encoding="utf-8"?>
<math xmlns="http://www.w3.org/1998/Math/MathML" display="block">
  <semantics>
    <mfrac>
      <mn>1</mn>
      <mn>7</mn>
    </mfrac>
    <annotation encoding="StarMath 5.0">1 over 7</annotation>
  </semantics>
</math>
</file>

<file path=Object 10/content.xml><?xml version="1.0" encoding="utf-8"?>
<math xmlns="http://www.w3.org/1998/Math/MathML" display="block">
  <semantics>
    <mover accent="true">
      <mtext>A'B'C'</mtext>
      <mo stretchy="true">^</mo>
    </mover>
    <annotation encoding="StarMath 5.0">widehat{"A'B'C'"}</annotation>
  </semantics>
</math>
</file>

<file path=Object 11/content.xml><?xml version="1.0" encoding="utf-8"?>
<math xmlns="http://www.w3.org/1998/Math/MathML" display="block">
  <semantics>
    <mover accent="true">
      <mtext>ABC</mtext>
      <mo stretchy="true">^</mo>
    </mover>
    <annotation encoding="StarMath 5.0">widehat{"ABC"}</annotation>
  </semantics>
</math>
</file>

<file path=Object 12/content.xml><?xml version="1.0" encoding="utf-8"?>
<math xmlns="http://www.w3.org/1998/Math/MathML" display="block">
  <semantics>
    <mfrac>
      <mn>5</mn>
      <mn>4</mn>
    </mfrac>
    <annotation encoding="StarMath 5.0">5 over 4</annotation>
  </semantics>
</math>
</file>

<file path=Object 13/content.xml><?xml version="1.0" encoding="utf-8"?>
<math xmlns="http://www.w3.org/1998/Math/MathML" display="block">
  <semantics>
    <mstyle mathsize="10pt">
      <msup>
        <mrow>
          <mo fence="true" form="prefix" stretchy="true">(</mo>
          <mrow>
            <mfrac>
              <mn>1</mn>
              <mn>7</mn>
            </mfrac>
          </mrow>
          <mo fence="true" form="postfix" stretchy="true">)</mo>
        </mrow>
        <mn>2</mn>
      </msup>
    </mstyle>
    <annotation encoding="StarMath 5.0">size 10 {left (1 over 7right)^2}</annotation>
  </semantics>
</math>
</file>

<file path=Object 14/content.xml><?xml version="1.0" encoding="utf-8"?>
<math xmlns="http://www.w3.org/1998/Math/MathML" display="block">
  <semantics>
    <mstyle mathsize="10pt">
      <mfrac>
        <mn>24</mn>
        <mn>49</mn>
      </mfrac>
    </mstyle>
    <annotation encoding="StarMath 5.0">size 10 {24 over 49}</annotation>
  </semantics>
</math>
</file>

<file path=Object 15/content.xml><?xml version="1.0" encoding="utf-8"?>
<math xmlns="http://www.w3.org/1998/Math/MathML" display="block">
  <semantics>
    <mstyle mathsize="10pt">
      <mfrac>
        <mn>31</mn>
        <mn>9</mn>
      </mfrac>
    </mstyle>
    <annotation encoding="StarMath 5.0">size 10 {31 over 9}</annotation>
  </semantics>
</math>
</file>

<file path=Object 16/content.xml><?xml version="1.0" encoding="utf-8"?>
<math xmlns="http://www.w3.org/1998/Math/MathML" display="block">
  <semantics>
    <mfrac>
      <mn>1</mn>
      <mn>3</mn>
    </mfrac>
    <annotation encoding="StarMath 5.0">1 over 3
</annotation>
  </semantics>
</math>
</file>

<file path=Object 2/content.xml><?xml version="1.0" encoding="utf-8"?>
<math xmlns="http://www.w3.org/1998/Math/MathML" display="block">
  <semantics>
    <mover accent="true">
      <mtext>A'B'C'</mtext>
      <mo stretchy="true">^</mo>
    </mover>
    <annotation encoding="StarMath 5.0">widehat{"A'B'C'"}</annotation>
  </semantics>
</math>
</file>

<file path=Object 3/content.xml><?xml version="1.0" encoding="utf-8"?>
<math xmlns="http://www.w3.org/1998/Math/MathML" display="block">
  <semantics>
    <mfrac>
      <mn>5</mn>
      <mn>4</mn>
    </mfrac>
    <annotation encoding="StarMath 5.0">5 over 4</annotation>
  </semantics>
</math>
</file>

<file path=Object 4/content.xml><?xml version="1.0" encoding="utf-8"?>
<math xmlns="http://www.w3.org/1998/Math/MathML" display="block">
  <semantics>
    <mover accent="true">
      <mtext>ABC</mtext>
      <mo stretchy="true">^</mo>
    </mover>
    <annotation encoding="StarMath 5.0">widehat{"ABC"}</annotation>
  </semantics>
</math>
</file>

<file path=Object 5/content.xml><?xml version="1.0" encoding="utf-8"?>
<math xmlns="http://www.w3.org/1998/Math/MathML" display="block">
  <semantics>
    <mrow>
      <mfrac>
        <mrow>
          <mi>Aire</mi>
          <mspace width="0.5em"/>
          <mi>EFGH</mi>
        </mrow>
        <mrow>
          <mi>Aire</mi>
          <mspace width="0.5em"/>
          <mi>ABCD</mi>
        </mrow>
      </mfrac>
      <mrow>
        <mspace width="0.5em"/>
        <mo stretchy="false">=</mo>
        <mspace width="0.5em"/>
      </mrow>
      <mfrac>
        <mstyle mathcolor="red">
          <mn>225</mn>
        </mstyle>
        <mstyle mathcolor="red">
          <mn>9</mn>
        </mstyle>
      </mfrac>
      <mrow>
        <mspace width="0.5em"/>
        <mo stretchy="false">=</mo>
        <mspace width="0.5em"/>
      </mrow>
      <mstyle mathcolor="red">
        <mn>25</mn>
      </mstyle>
      <mrow>
        <mspace width="0.5em"/>
        <mo stretchy="false">=</mo>
        <mspace width="0.5em"/>
      </mrow>
      <mtext>(</mtext>
      <mstyle mathcolor="red">
        <mn>5</mn>
      </mstyle>
      <msup>
        <mtext>)</mtext>
        <mn>2</mn>
      </msup>
    </mrow>
    <annotation encoding="StarMath 5.0">{Aire `EFGH} over {Aire `ABCD}`=`{color red {225} } over{color red {9} }`=`color red {25}`=`"("color red{5}")"^2 </annotation>
  </semantics>
</math>
</file>

<file path=Object 6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7/content.xml><?xml version="1.0" encoding="utf-8"?>
<math xmlns="http://www.w3.org/1998/Math/MathML" display="block">
  <semantics>
    <mstyle mathsize="10pt">
      <mrow>
        <mfrac>
          <mn>1</mn>
          <mn>2,5</mn>
        </mfrac>
        <mrow>
          <mspace width="0.5em"/>
          <mo stretchy="false">=</mo>
          <mspace width="0.5em"/>
        </mrow>
        <mfrac>
          <mn>2</mn>
          <mn>5</mn>
        </mfrac>
        <mrow>
          <mspace width="0.5em"/>
          <mo stretchy="false">=</mo>
          <mspace width="0.5em"/>
        </mrow>
        <mn>0,4</mn>
      </mrow>
    </mstyle>
    <annotation encoding="StarMath 5.0">size 10 {{1} over {2,5} `=` 2 over 5 `=` 0,4}
</annotation>
  </semantics>
</math>
</file>

<file path=Object 9/content.xml><?xml version="1.0" encoding="utf-8"?>
<math xmlns="http://www.w3.org/1998/Math/MathML" display="block">
  <semantics>
    <mfrac>
      <mn>5</mn>
      <mn>4</mn>
    </mfrac>
    <annotation encoding="StarMath 5.0">5 over 4</annotation>
  </semantics>
</math>
</file>